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3.34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161.09pt"/>
    </style:style>
    <style:style style:name="co7" style:family="table-column">
      <style:table-column-properties fo:break-before="auto" style:column-width="429.9pt"/>
    </style:style>
    <style:style style:name="co8" style:family="table-column">
      <style:table-column-properties fo:break-before="auto" style:column-width="187.5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38.21pt"/>
    </style:style>
    <style:style style:name="co11" style:family="table-column">
      <style:table-column-properties fo:break-before="auto" style:column-width="44.45pt"/>
    </style:style>
    <style:style style:name="co12" style:family="table-column">
      <style:table-column-properties fo:break-before="auto" style:column-width="172.94pt"/>
    </style:style>
    <style:style style:name="co13" style:family="table-column">
      <style:table-column-properties fo:break-before="auto" style:column-width="263.25pt"/>
    </style:style>
    <style:style style:name="co14" style:family="table-column">
      <style:table-column-properties fo:break-before="auto" style:column-width="103.49pt"/>
    </style:style>
    <style:style style:name="co15" style:family="table-column">
      <style:table-column-properties fo:break-before="auto" style:column-width="40.99pt"/>
    </style:style>
    <style:style style:name="co16" style:family="table-column">
      <style:table-column-properties fo:break-before="auto" style:column-width="63.89pt"/>
    </style:style>
    <style:style style:name="co17" style:family="table-column">
      <style:table-column-properties fo:break-before="auto" style:column-width="93.06pt"/>
    </style:style>
    <style:style style:name="co18" style:family="table-column">
      <style:table-column-properties fo:break-before="auto" style:column-width="63.21pt"/>
    </style:style>
    <style:style style:name="co19" style:family="table-column">
      <style:table-column-properties fo:break-before="auto" style:column-width="78.49pt"/>
    </style:style>
    <style:style style:name="co20" style:family="table-column">
      <style:table-column-properties fo:break-before="auto" style:column-width="83.34pt"/>
    </style:style>
    <style:style style:name="co21" style:family="table-column">
      <style:table-column-properties fo:break-before="auto" style:column-width="102.81pt"/>
    </style:style>
    <style:style style:name="co22" style:family="table-column">
      <style:table-column-properties fo:break-before="auto" style:column-width="476.39pt"/>
    </style:style>
    <style:style style:name="co23" style:family="table-column">
      <style:table-column-properties fo:break-before="auto" style:column-width="31.24pt"/>
    </style:style>
    <style:style style:name="co24" style:family="table-column">
      <style:table-column-properties fo:break-before="auto" style:column-width="50.71pt"/>
    </style:style>
    <style:style style:name="co25" style:family="table-column">
      <style:table-column-properties fo:break-before="auto" style:column-width="195.14pt"/>
    </style:style>
    <style:style style:name="co26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2.76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4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5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7.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7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0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7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4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3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1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1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1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0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3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name-complex="Arial" style:font-size-asian="11pt" style:font-size-complex="11pt" style:font-weight-asian="bold" style:font-weight-complex="bold" style:font-style-asian="normal" style:font-name="Arial"/>
    </style:style>
    <style:style style:name="T2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bold" style:font-weight-complex="bold" style:font-style-asian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74.24pt" svg:x="81.38pt" svg:y="23.24pt" draw:caption-point-x="-11.54pt" draw:caption-point-y="-22.96pt">
              <dc:date>2022-05-04T00:00:00</dc:date>
              <text:p text:style-name="P1">changed to page 10</text:p>
              <text:p text:style-name="P1"><text:tab/>-Emerson Del Ponte</text:p>
              <text:p text:style-name="P1">to match the article</text:p>
              <text:p text:style-name="P1"><text:tab/>-Emerson Del Ponte</text:p>
            </office:annotation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" table:number-columns-repeated="1007" table:default-cell-style-name="Default"/>
        <table:table-row table:style-name="ro1">
          <table:table-cell table:style-name="ce33" office:value-type="string" calcext:value-type="string">
            <office:annotation draw:style-name="gr2" draw:text-style-name="P2" svg:width="251.4pt" svg:height="91.5pt" svg:x="198.74pt" svg:y="23.24pt" draw:caption-point-x="-11.54pt" draw:caption-point-y="-22.96pt">
              <dc:date>2022-05-04T00:00:00</dc:date>
              <text:p text:style-name="P1">no page numbers</text:p>
              <text:p text:style-name="P1"><text:tab/>-Zachary Foster</text:p>
              <text:p text:style-name="P1">----</text:p>
              <text:p text:style-name="P1">No page numbers</text:p>
              <text:p text:style-name="P1"><text:tab/>-Zachary Foster</text:p>
            </office:annotation>
            <text:p>journal</text:p>
          </table:table-cell>
          <table:table-cell table:style-name="ce33" office:value-type="string" calcext:value-type="string">
            <text:p>abbreviation</text:p>
          </table:table-cell>
          <table:table-cell table:style-name="ce33" office:value-type="string" calcext:value-type="string">
            <text:p>year</text:p>
          </table:table-cell>
          <table:table-cell table:style-name="ce33" office:value-type="string" calcext:value-type="string">
            <text:p>contains_page</text:p>
          </table:table-cell>
          <table:table-cell table:style-name="ce33" office:value-type="string" calcext:value-type="string">
            <text:p>assignee</text:p>
          </table:table-cell>
          <table:table-cell table:style-name="ce33" office:value-type="string" calcext:value-type="string">
            <text:p>doi</text:p>
          </table:table-cell>
          <table:table-cell table:style-name="ce33" office:value-type="string" calcext:value-type="string">
            <text:p>doi_url</text:p>
          </table:table-cell>
          <table:table-cell table:style-name="ce33" office:value-type="string" calcext:value-type="string">
            <text:p>comments</text:p>
          </table:table-cell>
          <table:table-cell table:style-name="ce45" office:value-type="string" calcext:value-type="string">
            <text:p>open</text:p>
          </table:table-cell>
          <table:table-cell table:style-name="ce52" office:value-type="string" calcext:value-type="string">
            <text:p>repro_inst</text:p>
          </table:table-cell>
          <table:table-cell table:style-name="ce52" office:value-type="string" calcext:value-type="string">
            <text:p>art_class</text:p>
          </table:table-cell>
          <table:table-cell table:style-name="ce52" office:value-type="string" calcext:value-type="string">
            <text:p>molecular</text:p>
          </table:table-cell>
          <table:table-cell table:style-name="ce52" office:value-type="string" calcext:value-type="string">
            <text:p>software_cite</text:p>
          </table:table-cell>
          <table:table-cell table:style-name="ce52" office:value-type="string" calcext:value-type="string">
            <text:p>software_avail</text:p>
          </table:table-cell>
          <table:table-cell table:style-name="ce52" office:value-type="string" calcext:value-type="string">
            <text:p>comp_mthds_avail</text:p>
          </table:table-cell>
          <table:table-cell table:style-name="ce52" office:value-type="string" calcext:value-type="string">
            <text:p>data_avail</text:p>
          </table:table-cell>
          <table:table-cell table:style-name="ce53" office:value-type="string" calcext:value-type="string">
            <text:p>software_used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3-0228-9</text:p>
          </table:table-cell>
          <table:table-cell table:style-name="ce39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6" table:formula="of:=LOOKUP([.A2]; [$'Journal Lookup Tables'.$A$2:.$B$22])" office:value-type="string" office:string-value="BOTH" calcext:value-type="string">
            <text:p>BOTH</text:p>
          </table:table-cell>
          <table:table-cell table:style-name="ce46" table:formula="of:=LOOKUP([.A2]; [$'Journal Lookup Tables'.$F$2:.$G$22])" office:value-type="float" office:value="2" calcext:value-type="float">
            <text:p>2</text:p>
          </table:table-cell>
          <table:table-cell table:style-name="ce46" office:value-type="string" calcext:value-type="string">
            <text:p>Applied</text:p>
          </table:table-cell>
          <table:table-cell table:style-name="ce46" table:formula="of:=FALSE()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39" table:formula="of:=concat(&quot;https://dx.doi.org/&quot;; [.F3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47" table:formula="of:=LOOKUP([.A3]; [$'Journal Lookup Tables'.$A$2:.$B$22])" office:value-type="string" office:string-value="BOTH" calcext:value-type="string">
            <text:p>BOTH</text:p>
          </table:table-cell>
          <table:table-cell table:style-name="ce47" table:formula="of:=LOOKUP([.A3]; [$'Journal Lookup Tables'.$F$2:.$G$22])" office:value-type="float" office:value="2" calcext:value-type="float">
            <office:annotation draw:style-name="gr3" draw:text-style-name="P2" svg:width="318.1pt" svg:height="44.25pt" svg:x="1094.74pt" svg:y="54.74pt" draw:caption-point-x="-11.54pt" draw:caption-point-y="-22.96pt">
              <dc:date>2022-05-04T00:00:00</dc:date>
              <text:p text:style-name="P1">Only gene sequences are specifically mentioned, nothing about any other form of data</text:p>
              <text:p text:style-name="P1"><text:tab/>-Adam H. Sparks</text:p>
            </office:annotation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MaxEnt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4.986526</text:p>
          </table:table-cell>
          <table:table-cell table:style-name="ce39" table:formula="of:=concat(&quot;https://dx.doi.org/&quot;; [.F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]; [$'Journal Lookup Tables'.$A$2:.$B$22])" office:value-type="string" office:string-value="BOTH" calcext:value-type="string">
            <text:p>BOTH</text:p>
          </table:table-cell>
          <table:table-cell table:style-name="ce47" table:formula="of:=LOOKUP([.A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office:annotation draw:style-name="gr4" draw:text-style-name="P2" svg:width="713.25pt" svg:height="43.51pt" svg:x="1412.84pt" svg:y="71.23pt" draw:caption-point-x="-11.54pt" draw:caption-point-y="-23.73pt">
              <dc:date>2022-05-04T00:00:00</dc:date>
              <text:p text:style-name="P1">Uses both BLAST (freely available with source code) and also Sequencher (no price given must contact company). I've rated at lowest assumed common denominator since price not readily available.</text:p>
              <text:p text:style-name="P1"><text:tab/>-Adam H. Sparks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Sequench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8.1559224</text:p>
          </table:table-cell>
          <table:table-cell table:style-name="ce39" table:formula="of:=concat(&quot;https://dx.doi.org/&quot;; [.F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article was review, this is second in issue</text:p>
          </table:table-cell>
          <table:table-cell table:style-name="ce47" table:formula="of:=LOOKUP([.A5]; [$'Journal Lookup Tables'.$A$2:.$B$22])" office:value-type="string" office:string-value="BOTH" calcext:value-type="string">
            <text:p>BOTH</text:p>
          </table:table-cell>
          <table:table-cell table:style-name="ce47" table:formula="of:=LOOKUP([.A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" calcext:value-type="float">
            <office:annotation draw:style-name="gr4" draw:text-style-name="P2" svg:width="584.14pt" svg:height="43.51pt" svg:x="405.69pt" svg:y="103.49pt" draw:caption-point-x="-11.54pt" draw:caption-point-y="-23.73pt">
              <dc:date>2022-05-04T00:00:00</dc:date>
              <text:p text:style-name="P1">molecular survey</text:p>
              <text:p text:style-name="P1"><text:tab/>-Emerson Del Ponte</text:p>
            </office:annotation>
            <text:p>8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39" table:formula="of:=concat(&quot;https://dx.doi.org/&quot;; [.F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47" table:formula="of:=LOOKUP([.A6]; [$'Journal Lookup Tables'.$A$2:.$B$22])" office:value-type="string" office:string-value="BOTH" calcext:value-type="string">
            <text:p>BOTH</text:p>
          </table:table-cell>
          <table:table-cell table:style-name="ce47" table:formula="of:=LOOKUP([.A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office:annotation draw:style-name="gr4" draw:text-style-name="P2" svg:width="327.83pt" svg:height="43.51pt" svg:x="1187.8pt" svg:y="103.49pt" draw:caption-point-x="-11.54pt" draw:caption-point-y="-23.73pt">
              <dc:date>2022-05-04T00:00:00</dc:date>
              <text:p text:style-name="P1">molecular identification</text:p>
              <text:p text:style-name="P1"><text:tab/>-Emerson Del Ponte</text:p>
            </office:annotation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4" draw:text-style-name="P2" svg:width="280.6pt" svg:height="43.51pt" svg:x="2055.94pt" svg:y="103.49pt" draw:caption-point-x="-11.54pt" draw:caption-point-y="-23.73pt">
              <dc:date>2022-05-04T00:00:00</dc:date>
              <text:p text:style-name="P1">If not named in paper, please leave empty or set to NA</text:p>
              <text:p text:style-name="P1"><text:tab/>-Adam H. Sparks</text:p>
            </office:annotation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681396</text:p>
          </table:table-cell>
          <table:table-cell table:style-name="ce39" table:formula="of:=concat(&quot;https://dx.doi.org/&quot;; [.F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</text:p>
          </table:table-cell>
          <table:table-cell table:style-name="ce47" table:formula="of:=LOOKUP([.A7]; [$'Journal Lookup Tables'.$A$2:.$B$22])" office:value-type="string" office:string-value="BOTH" calcext:value-type="string">
            <text:p>BOTH</text:p>
          </table:table-cell>
          <table:table-cell table:style-name="ce47" table:formula="of:=LOOKUP([.A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Clustal, MEGA, SAS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702128</text:p>
          </table:table-cell>
          <table:table-cell table:style-name="ce39" table:formula="of:=concat(&quot;https://dx.doi.org/&quot;; [.F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]; [$'Journal Lookup Tables'.$A$2:.$B$22])" office:value-type="string" office:string-value="BOTH" calcext:value-type="string">
            <text:p>BOTH</text:p>
          </table:table-cell>
          <table:table-cell table:style-name="ce47" table:formula="of:=LOOKUP([.A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office:annotation draw:style-name="gr5" draw:text-style-name="P2" svg:width="680.6pt" svg:height="42.75pt" svg:x="1515.63pt" svg:y="135.75pt" draw:caption-point-x="-11.54pt" draw:caption-point-y="-23.73pt">
              <dc:date>2022-05-04T00:00:00</dc:date>
              <text:p text:style-name="P1">No software is mentioned in the article that I can find. There is no analysis performed, just PCR work.</text:p>
              <text:p text:style-name="P1"><text:tab/>-Adam H. Sparks</text:p>
            </office:annotation>
            <text:p>NA</text:p>
          </table:table-cell>
          <table:table-cell table:style-name="ce47" office:value-type="float" office:value="2" calcext:value-type="float">
            <office:annotation draw:style-name="gr5" draw:text-style-name="P2" svg:width="686.83pt" svg:height="42.75pt" svg:x="1579.55pt" svg:y="135.75pt" draw:caption-point-x="-11.54pt" draw:caption-point-y="-23.73pt">
              <dc:date>2022-05-04T00:00:00</dc:date>
              <text:p text:style-name="P1">Best I can tell, the data are reported in the paper itself</text:p>
              <text:p text:style-name="P1"><text:tab/>-Adam H. Sparks</text:p>
            </office:annotation>
            <text:p>2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10.001</text:p>
          </table:table-cell>
          <table:table-cell table:style-name="ce39" table:formula="of:=concat(&quot;https://dx.doi.org/&quot;; [.F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 (also from second volume of year)</text:p>
          </table:table-cell>
          <table:table-cell table:style-name="ce47" table:formula="of:=LOOKUP([.A9]; [$'Journal Lookup Tables'.$A$2:.$B$22])" office:value-type="string" office:string-value="BOTH" calcext:value-type="string">
            <text:p>BOTH</text:p>
          </table:table-cell>
          <table:table-cell table:style-name="ce47" table:formula="of:=LOOKUP([.A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5.10.019</text:p>
          </table:table-cell>
          <table:table-cell table:style-name="ce39" table:formula="of:=concat(&quot;https://dx.doi.org/&quot;; [.F1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]; [$'Journal Lookup Tables'.$A$2:.$B$22])" office:value-type="string" office:string-value="BOTH" calcext:value-type="string">
            <text:p>BOTH</text:p>
          </table:table-cell>
          <table:table-cell table:style-name="ce47" table:formula="of:=LOOKUP([.A1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713.25pt" svg:height="42.75pt" svg:x="1412.84pt" svg:y="167.24pt" draw:caption-point-x="-11.54pt" draw:caption-point-y="-22.96pt">
              <dc:date>2022-05-04T00:00:00</dc:date>
              <text:p text:style-name="P1">I have no idea how much GENSTAT costs?</text:p>
              <text:p text:style-name="P1"><text:tab/>-Adam H. Sparks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08.024</text:p>
          </table:table-cell>
          <table:table-cell table:style-name="ce39" table:formula="of:=concat(&quot;https://dx.doi.org/&quot;; [.F1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1]; [$'Journal Lookup Tables'.$A$2:.$B$22])" office:value-type="string" office:string-value="BOTH" calcext:value-type="string">
            <text:p>BOTH</text:p>
          </table:table-cell>
          <table:table-cell table:style-name="ce47" table:formula="of:=LOOKUP([.A1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2.09.009</text:p>
          </table:table-cell>
          <table:table-cell table:style-name="ce39" table:formula="of:=concat(&quot;https://dx.doi.org/&quot;; [.F12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ncluded in previous article. Next sequential article selected</text:p>
          </table:table-cell>
          <table:table-cell table:style-name="ce47" table:formula="of:=LOOKUP([.A12]; [$'Journal Lookup Tables'.$A$2:.$B$22])" office:value-type="string" office:string-value="BOTH" calcext:value-type="string">
            <text:p>BOTH</text:p>
          </table:table-cell>
          <table:table-cell table:style-name="ce47" table:formula="of:=LOOKUP([.A1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3.10.003</text:p>
          </table:table-cell>
          <table:table-cell table:style-name="ce39" table:formula="of:=concat(&quot;https://dx.doi.org/&quot;; [.F1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3]; [$'Journal Lookup Tables'.$A$2:.$B$22])" office:value-type="string" office:string-value="BOTH" calcext:value-type="string">
            <text:p>BOTH</text:p>
          </table:table-cell>
          <table:table-cell table:style-name="ce47" table:formula="of:=LOOKUP([.A1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3" draw:text-style-name="P2" svg:width="280.6pt" svg:height="44.25pt" svg:x="2055.94pt" svg:y="214.5pt" draw:caption-point-x="-11.54pt" draw:caption-point-y="-22.99pt">
              <dc:date>2022-05-04T00:00:00</dc:date>
              <text:p text:style-name="P1">R is cited in the text but not properly. The vegan package use is properly cited.</text:p>
              <text:p text:style-name="P1"><text:tab/>-Adam H. Sparks</text:p>
            </office:annotation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4.09.015</text:p>
          </table:table-cell>
          <table:table-cell table:style-name="ce39" table:formula="of:=concat(&quot;https://dx.doi.org/&quot;; [.F1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4]; [$'Journal Lookup Tables'.$A$2:.$B$22])" office:value-type="string" office:string-value="BOTH" calcext:value-type="string">
            <text:p>BOTH</text:p>
          </table:table-cell>
          <table:table-cell table:style-name="ce47" table:formula="of:=LOOKUP([.A1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6" draw:text-style-name="P2" svg:width="726.46pt" svg:height="44.22pt" svg:x="1329.48pt" svg:y="230.26pt" draw:caption-point-x="-11.54pt" draw:caption-point-y="-22.99pt">
              <dc:date>2022-05-04T00:00:00</dc:date>
              <text:p text:style-name="P1">Proper citation, alas, no version number</text:p>
              <text:p text:style-name="P1"><text:tab/>-Adam H. Sparks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1-9847-6</text:p>
          </table:table-cell>
          <table:table-cell table:style-name="ce39" table:formula="of:=concat(&quot;https://dx.doi.org/&quot;; [.F1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5]; [$'Journal Lookup Tables'.$A$2:.$B$22])" office:value-type="string" office:string-value="BOTH" calcext:value-type="string">
            <text:p>BOTH</text:p>
          </table:table-cell>
          <table:table-cell table:style-name="ce47" table:formula="of:=LOOKUP([.A1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1" draw:text-style-name="P2" svg:width="280.6pt" svg:height="74.24pt" svg:x="2055.94pt" svg:y="247.49pt" draw:caption-point-x="-11.54pt" draw:caption-point-y="-24.46pt">
              <dc:date>2022-05-04T00:00:00</dc:date>
              <text:p text:style-name="P1">Website refers to it as "Statgraphics Centurion XVI"</text:p>
              <text:p text:style-name="P1"><text:tab/>-Adam H. Sparks</text:p>
              <text:p text:style-name="P1">It also costs &gt;1400USD</text:p>
              <text:p text:style-name="P1"><text:tab/>-Adam H. Sparks</text:p>
            </office:annotation>
            <text:p>Statgraphics XVI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2-0064-8</text:p>
          </table:table-cell>
          <table:table-cell table:style-name="ce39" table:formula="of:=concat(&quot;https://dx.doi.org/&quot;; [.F1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6]; [$'Journal Lookup Tables'.$A$2:.$B$22])" office:value-type="string" office:string-value="BOTH" calcext:value-type="string">
            <text:p>BOTH</text:p>
          </table:table-cell>
          <table:table-cell table:style-name="ce47" table:formula="of:=LOOKUP([.A1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office:annotation draw:style-name="gr5" draw:text-style-name="P2" svg:width="713.25pt" svg:height="42.75pt" svg:x="1412.84pt" svg:y="263.25pt" draw:caption-point-x="-11.54pt" draw:caption-point-y="-22.99pt">
              <dc:date>2022-05-04T00:00:00</dc:date>
              <text:p text:style-name="P1">No price is available for Lasergene, you must ask for a quote.</text:p>
              <text:p text:style-name="P1"><text:tab/>-Adam H. Sparks</text:p>
            </office:annotation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686.83pt" svg:height="50.49pt" svg:x="1579.55pt" svg:y="259.4pt" draw:caption-point-x="-11.54pt" draw:caption-point-y="-19.13pt">
              <dc:date>2022-05-04T00:00:00</dc:date>
              <text:p text:style-name="P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p>
              <text:p text:style-name="P1"><text:tab/>-Adam H. Sparks</text:p>
            </office:annotation>
            <text:p>3</text:p>
          </table:table-cell>
          <table:table-cell table:style-name="ce47" office:value-type="string" calcext:value-type="string">
            <text:p>BLAST, LaserGene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5-0740-6</text:p>
          </table:table-cell>
          <table:table-cell table:style-name="ce39" table:formula="of:=concat(&quot;https://dx.doi.org/&quot;; [.F1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7]; [$'Journal Lookup Tables'.$A$2:.$B$22])" office:value-type="string" office:string-value="BOTH" calcext:value-type="string">
            <text:p>BOTH</text:p>
          </table:table-cell>
          <table:table-cell table:style-name="ce47" table:formula="of:=LOOKUP([.A1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686.83pt" svg:height="42.75pt" svg:x="1579.55pt" svg:y="278.99pt" draw:caption-point-x="-11.54pt" draw:caption-point-y="-22.96pt">
              <dc:date>2022-05-04T00:00:00</dc:date>
              <text:p text:style-name="P1">Deposited in Genbank</text:p>
              <text:p text:style-name="P1"><text:tab/>-Adam H. Sparks</text:p>
            </office:annotation>
            <text:p>3</text:p>
          </table:table-cell>
          <table:table-cell table:style-name="ce47" office:value-type="string" calcext:value-type="string">
            <text:p>pDRAW32, SPSS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8-1547-z</text:p>
          </table:table-cell>
          <table:table-cell table:style-name="ce39" table:formula="of:=concat(&quot;https://dx.doi.org/&quot;; [.F1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8]; [$'Journal Lookup Tables'.$A$2:.$B$22])" office:value-type="string" office:string-value="BOTH" calcext:value-type="string">
            <text:p>BOTH</text:p>
          </table:table-cell>
          <table:table-cell table:style-name="ce47" table:formula="of:=LOOKUP([.A1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5" draw:text-style-name="P2" svg:width="280.6pt" svg:height="50.49pt" svg:x="2055.94pt" svg:y="290.89pt" draw:caption-point-x="-11.54pt" draw:caption-point-y="-19.13pt">
              <dc:date>2022-05-04T00:00:00</dc:date>
              <text:p text:style-name="P1">The formulas are given, one could reproduce the experiment in that fashion, but no indication is given of how they were actually executed.</text:p>
              <text:p text:style-name="P1"><text:tab/>-Adam H. Sparks</text:p>
            </office:annotation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439-0329.2011.00729.x</text:p>
          </table:table-cell>
          <table:table-cell table:style-name="ce39" table:formula="of:=concat(&quot;https://dx.doi.org/&quot;; [.F1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9]; [$'Journal Lookup Tables'.$A$2:.$B$22])" office:value-type="string" office:string-value="BOTH" calcext:value-type="string">
            <text:p>BOTH</text:p>
          </table:table-cell>
          <table:table-cell table:style-name="ce47" table:formula="of:=LOOKUP([.A1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713.25pt" svg:height="42.75pt" svg:x="1412.84pt" svg:y="310.51pt" draw:caption-point-x="-11.54pt" draw:caption-point-y="-22.99pt">
              <dc:date>2022-05-04T00:00:00</dc:date>
              <text:p text:style-name="P1">Only says that the sequences were "analysed"</text:p>
              <text:p text:style-name="P1"><text:tab/>-Adam H. Sparks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11</text:p>
          </table:table-cell>
          <table:table-cell table:style-name="ce39" table:formula="of:=concat(&quot;https://dx.doi.org/&quot;; [.F2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0]; [$'Journal Lookup Tables'.$A$2:.$B$22])" office:value-type="string" office:string-value="BOTH" calcext:value-type="string">
            <text:p>BOTH</text:p>
          </table:table-cell>
          <table:table-cell table:style-name="ce47" table:formula="of:=LOOKUP([.A2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713.25pt" svg:height="42.75pt" svg:x="1412.84pt" svg:y="326.24pt" draw:caption-point-x="-11.54pt" draw:caption-point-y="-22.96pt">
              <dc:date>2022-05-04T00:00:00</dc:date>
              <text:p text:style-name="P1">Only NSITE, http://linux1.softberry.com/berry.phtml?topic=nsite&amp;group=programs&amp;subgroup=promoter, is mentioned. Nothing is given for the analysis or how graphs were generated, etc. Rating using lowest value.</text:p>
              <text:p text:style-name="P1"><text:tab/>-Adam H. Sparks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7" draw:text-style-name="P2" svg:width="686.83pt" svg:height="72.77pt" svg:x="1579.55pt" svg:y="326.24pt" draw:caption-point-x="-11.54pt" draw:caption-point-y="-22.96pt">
              <dc:date>2022-05-04T00:00:00</dc:date>
              <text:p text:style-name="P1">They mention using freely available data. Promoter sequences are made available as .emf (Windows Meta) files as supplementary materials.</text:p>
              <text:p text:style-name="P1"/>
              <text:p text:style-name="P1">Ranked as 2 because subscription needed to get access to article and thus the supplementary materials.</text:p>
              <text:p text:style-name="P1"><text:tab/>-Adam H. Sparks</text:p>
            </office:annotation>
            <text:p>2</text:p>
          </table:table-cell>
          <table:table-cell table:style-name="ce47" office:value-type="string" calcext:value-type="string">
            <office:annotation draw:style-name="gr5" draw:text-style-name="P2" svg:width="280.6pt" svg:height="42.75pt" svg:x="2055.94pt" svg:y="326.24pt" draw:caption-point-x="-11.54pt" draw:caption-point-y="-22.96pt">
              <dc:date>2022-05-04T00:00:00</dc:date>
              <text:p text:style-name="P1">Any analysis software is not discussed</text:p>
              <text:p text:style-name="P1"><text:tab/>-Adam H. Sparks</text:p>
            </office:annotation>
            <text:p>NSITE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83" calcext:value-type="float">
            <text:p>83</text:p>
          </table:table-cell>
          <table:table-cell table:style-name="ce39" office:value-type="string" calcext:value-type="string">
            <text:p><text:a xlink:href="https://doi-org.ezproxy.usq.edu.au/10.1111/efp.12647" xlink:type="simple">Adam</text:a></text:p>
          </table:table-cell>
          <table:table-cell table:style-name="ce39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39" table:formula="of:=concat(&quot;https://dx.doi.org/&quot;; [.F2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 in this journal, so selected first article that was research in 2021</text:p>
          </table:table-cell>
          <table:table-cell table:style-name="ce47" table:formula="of:=LOOKUP([.A21]; [$'Journal Lookup Tables'.$A$2:.$B$22])" office:value-type="string" office:string-value="BOTH" calcext:value-type="string">
            <text:p>BOTH</text:p>
          </table:table-cell>
          <table:table-cell table:style-name="ce47" table:formula="of:=LOOKUP([.A2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SPSS, Primer Premier, geNorm, RefFin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76</text:p>
          </table:table-cell>
          <table:table-cell table:style-name="ce39" table:formula="of:=concat(&quot;https://dx.doi.org/&quot;; [.F2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2]; [$'Journal Lookup Tables'.$A$2:.$B$22])" office:value-type="string" office:string-value="BOTH" calcext:value-type="string">
            <text:p>BOTH</text:p>
          </table:table-cell>
          <table:table-cell table:style-name="ce47" table:formula="of:=LOOKUP([.A2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8" draw:text-style-name="P2" svg:width="280.6pt" svg:height="41.24pt" svg:x="2055.94pt" svg:y="357.76pt" draw:caption-point-x="-11.54pt" draw:caption-point-y="-22.99pt">
              <dc:date>2022-05-04T00:00:00</dc:date>
              <text:p text:style-name="P1">No mention of how graphs were made</text:p>
              <text:p text:style-name="P1"><text:tab/>-Adam H. Sparks</text:p>
            </office:annotation>
            <text:p>MAFFT, MEGA, PAUP, SAS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134</text:p>
          </table:table-cell>
          <table:table-cell table:style-name="ce39" table:formula="of:=concat(&quot;https://dx.doi.org/&quot;; [.F2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3]; [$'Journal Lookup Tables'.$A$2:.$B$22])" office:value-type="string" office:string-value="BOTH" calcext:value-type="string">
            <text:p>BOTH</text:p>
          </table:table-cell>
          <table:table-cell table:style-name="ce47" table:formula="of:=LOOKUP([.A2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Excel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7-9</text:p>
          </table:table-cell>
          <table:table-cell table:style-name="ce39" table:formula="of:=concat(&quot;https://dx.doi.org/&quot;; [.F2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4]; [$'Journal Lookup Tables'.$A$2:.$B$22])" office:value-type="string" office:string-value="BOTH" calcext:value-type="string">
            <text:p>BOTH</text:p>
          </table:table-cell>
          <table:table-cell table:style-name="ce47" table:formula="of:=LOOKUP([.A2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713.25pt" svg:height="42.75pt" svg:x="1412.84pt" svg:y="388.49pt" draw:caption-point-x="-11.54pt" draw:caption-point-y="-22.22pt">
              <dc:date>2022-05-04T00:00:00</dc:date>
              <text:p text:style-name="P1">Phylogenetic analysis was performed, no mention of what was used</text:p>
              <text:p text:style-name="P1"><text:tab/>-Adam H. Sparks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0-3</text:p>
          </table:table-cell>
          <table:table-cell table:style-name="ce39" table:formula="of:=concat(&quot;https://dx.doi.org/&quot;; [.F2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5]; [$'Journal Lookup Tables'.$A$2:.$B$22])" office:value-type="string" office:string-value="BOTH" calcext:value-type="string">
            <text:p>BOTH</text:p>
          </table:table-cell>
          <table:table-cell table:style-name="ce47" table:formula="of:=LOOKUP([.A2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9" draw:text-style-name="P2" svg:width="680.6pt" svg:height="74.98pt" svg:x="1515.63pt" svg:y="403.51pt" draw:caption-point-x="-11.54pt" draw:caption-point-y="-22.25pt">
              <dc:date>2022-05-04T00:00:00</dc:date>
              <text:p text:style-name="P1">There is no statistical analysis or any other mention of statistical software. This in fact may be better represented as "NA" for this article, judging by the content</text:p>
              <text:p text:style-name="P1"><text:tab/>-Adam H. Sparks</text:p>
              <text:p text:style-name="P1">They do mention the phrase "no statistical significance" so I can assume that statistical analysis was indeed performed and this should be 0</text:p>
              <text:p text:style-name="P1"><text:tab/>-Adam H. Sparks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416-4</text:p>
          </table:table-cell>
          <table:table-cell table:style-name="ce39" table:formula="of:=concat(&quot;https://dx.doi.org/&quot;; [.F2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6]; [$'Journal Lookup Tables'.$A$2:.$B$22])" office:value-type="string" office:string-value="BOTH" calcext:value-type="string">
            <text:p>BOTH</text:p>
          </table:table-cell>
          <table:table-cell table:style-name="ce47" table:formula="of:=LOOKUP([.A2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20-00965-9</text:p>
          </table:table-cell>
          <table:table-cell table:style-name="ce39" table:formula="of:=concat(&quot;https://dx.doi.org/&quot;; [.F2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27]; [$'Journal Lookup Tables'.$A$2:.$B$22])" office:value-type="string" office:string-value="BOTH" calcext:value-type="string">
            <text:p>BOTH</text:p>
          </table:table-cell>
          <table:table-cell table:style-name="ce47" table:formula="of:=LOOKUP([.A2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3-0428-8</text:p>
          </table:table-cell>
          <table:table-cell table:style-name="ce39" table:formula="of:=concat(&quot;https://dx.doi.org/&quot;; [.F2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8]; [$'Journal Lookup Tables'.$A$2:.$B$22])" office:value-type="string" office:string-value="BOTH" calcext:value-type="string">
            <text:p>BOTH</text:p>
          </table:table-cell>
          <table:table-cell table:style-name="ce47" table:formula="of:=LOOKUP([.A2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office:annotation draw:style-name="gr5" draw:text-style-name="P2" svg:width="726.46pt" svg:height="42.75pt" svg:x="1329.48pt" svg:y="451.5pt" draw:caption-point-x="-11.54pt" draw:caption-point-y="-22.99pt">
              <dc:date>2022-05-04T00:00:00</dc:date>
              <text:p text:style-name="P1">Not all software has version numbers, some, e.g. soft berry, is web-based. Other has version number listed but does not appear to have additional components to it.</text:p>
              <text:p text:style-name="P1"><text:tab/>-Adam H. Sparks</text:p>
            </office:annotation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10" draw:text-style-name="P2" svg:width="686.83pt" svg:height="72.74pt" svg:x="1579.55pt" svg:y="451.5pt" draw:caption-point-x="-11.54pt" draw:caption-point-y="-22.99pt">
              <dc:date>2022-05-04T00:00:00</dc:date>
              <text:p text:style-name="P1">Supplementary materials are provided as MS Word and PowerPoint files. Other open formats could be used here...</text:p>
              <text:p text:style-name="P1"/>
              <text:p text:style-name="P1">No data used for analysis are provided</text:p>
              <text:p text:style-name="P1"><text:tab/>-Adam H. Sparks</text:p>
            </office:annotation>
            <text:p>0</text:p>
          </table:table-cell>
          <table:table-cell table:style-name="ce47" office:value-type="string" calcext:value-type="string">
            <office:annotation draw:style-name="gr5" draw:text-style-name="P2" svg:width="280.6pt" svg:height="42.75pt" svg:x="2055.94pt" svg:y="451.5pt" draw:caption-point-x="-11.54pt" draw:caption-point-y="-22.99pt">
              <dc:date>2022-05-04T00:00:00</dc:date>
              <text:p text:style-name="P1">SoftBerry apps are "free for academic use".</text:p>
              <text:p text:style-name="P1"><text:tab/>-Adam H. Sparks</text:p>
            </office:annotation>
            <text:p>Fgenesh, SignalP, Protco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5-0633-8</text:p>
          </table:table-cell>
          <table:table-cell table:style-name="ce39" table:formula="of:=concat(&quot;https://dx.doi.org/&quot;; [.F2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9]; [$'Journal Lookup Tables'.$A$2:.$B$22])" office:value-type="string" office:string-value="BOTH" calcext:value-type="string">
            <text:p>BOTH</text:p>
          </table:table-cell>
          <table:table-cell table:style-name="ce47" table:formula="of:=LOOKUP([.A2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office:annotation draw:style-name="gr8" draw:text-style-name="P2" svg:width="680.6pt" svg:height="41.24pt" svg:x="1515.63pt" svg:y="467.23pt" draw:caption-point-x="-11.54pt" draw:caption-point-y="-22.96pt">
              <dc:date>2022-05-04T00:00:00</dc:date>
              <text:p text:style-name="P1">Some of the data are available as supplementary materials, but scripts, etc. used to calculate correlation coefficient are not mentioned</text:p>
              <text:p text:style-name="P1"><text:tab/>-Adam H. Sparks</text:p>
            </office:annotation>
            <text:p>0</text:p>
          </table:table-cell>
          <table:table-cell table:style-name="ce47" office:value-type="float" office:value="0" calcext:value-type="float">
            <office:annotation draw:style-name="gr8" draw:text-style-name="P2" svg:width="686.83pt" svg:height="41.24pt" svg:x="1579.55pt" svg:y="467.23pt" draw:caption-point-x="-11.54pt" draw:caption-point-y="-22.96pt">
              <dc:date>2022-05-04T00:00:00</dc:date>
              <text:p text:style-name="P1">Article supplementary materials are provided, but any scripts or data used for analysis are not available</text:p>
              <text:p text:style-name="P1"><text:tab/>-Adam H. Sparks</text:p>
            </office:annotation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158</text:p>
          </table:table-cell>
          <table:table-cell table:style-name="ce39" table:formula="of:=concat(&quot;https://dx.doi.org/&quot;; [.F3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0]; [$'Journal Lookup Tables'.$A$2:.$B$22])" office:value-type="string" office:string-value="BOTH" calcext:value-type="string">
            <text:p>BOTH</text:p>
          </table:table-cell>
          <table:table-cell table:style-name="ce47" table:formula="of:=LOOKUP([.A3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38</text:p>
          </table:table-cell>
          <table:table-cell table:style-name="ce39" table:formula="of:=concat(&quot;https://dx.doi.org/&quot;; [.F3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1]; [$'Journal Lookup Tables'.$A$2:.$B$22])" office:value-type="string" office:string-value="BOTH" calcext:value-type="string">
            <text:p>BOTH</text:p>
          </table:table-cell>
          <table:table-cell table:style-name="ce47" table:formula="of:=LOOKUP([.A31]; [$'Journal Lookup Tables'.$F$2:.$G$22])" office:value-type="float" office:value="1" calcext:value-type="float">
            <office:annotation draw:style-name="gr8" draw:text-style-name="P2" svg:width="318.1pt" svg:height="41.24pt" svg:x="1094.74pt" svg:y="498.76pt" draw:caption-point-x="-11.54pt" draw:caption-point-y="-22.99pt">
              <dc:date>2022-05-04T00:00:00</dc:date>
              <text:p text:style-name="P1">Supporting information and data instructions only</text:p>
              <text:p text:style-name="P1"><text:tab/>-Adam H. Sparks</text:p>
            </office:annotation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8" draw:text-style-name="P2" svg:width="280.6pt" svg:height="41.24pt" svg:x="2055.94pt" svg:y="498.76pt" draw:caption-point-x="-11.54pt" draw:caption-point-y="-22.99pt">
              <dc:date>2022-05-04T00:00:00</dc:date>
              <text:p text:style-name="P1">Sigmaplot is ~400USD, rating software_avail as `1`</text:p>
              <text:p text:style-name="P1"><text:tab/>-Adam H. Sparks</text:p>
            </office:annotation>
            <text:p>SigmaPlot, AlphaEase FC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59</text:p>
          </table:table-cell>
          <table:table-cell table:style-name="ce39" table:formula="of:=concat(&quot;https://dx.doi.org/&quot;; [.F3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2]; [$'Journal Lookup Tables'.$A$2:.$B$22])" office:value-type="string" office:string-value="BOTH" calcext:value-type="string">
            <text:p>BOTH</text:p>
          </table:table-cell>
          <table:table-cell table:style-name="ce47" table:formula="of:=LOOKUP([.A3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 EXPLOR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74</text:p>
          </table:table-cell>
          <table:table-cell table:style-name="ce39" table:formula="of:=concat(&quot;https://dx.doi.org/&quot;; [.F3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3]; [$'Journal Lookup Tables'.$A$2:.$B$22])" office:value-type="string" office:string-value="BOTH" calcext:value-type="string">
            <text:p>BOTH</text:p>
          </table:table-cell>
          <table:table-cell table:style-name="ce47" table:formula="of:=LOOKUP([.A3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29</text:p>
          </table:table-cell>
          <table:table-cell table:style-name="ce39" table:formula="of:=concat(&quot;https://dx.doi.org/&quot;; [.F3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4]; [$'Journal Lookup Tables'.$A$2:.$B$22])" office:value-type="string" office:string-value="BOTH" calcext:value-type="string">
            <text:p>BOTH</text:p>
          </table:table-cell>
          <table:table-cell table:style-name="ce47" table:formula="of:=LOOKUP([.A3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11" draw:text-style-name="P2" svg:width="713.25pt" svg:height="43.48pt" svg:x="1412.84pt" svg:y="544.51pt" draw:caption-point-x="-11.54pt" draw:caption-point-y="-22.99pt">
              <dc:date>2022-05-04T00:00:00</dc:date>
              <text:p text:style-name="P1">Blast and MEGA are both free as in beer, but not free as in speech</text:p>
              <text:p text:style-name="P1"><text:tab/>-Adam H. Sparks</text:p>
            </office:annotation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5i1.004</text:p>
          </table:table-cell>
          <table:table-cell table:style-name="ce39" table:formula="of:=concat(&quot;https://dx.doi.org/&quot;; [.F3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5]; [$'Journal Lookup Tables'.$A$2:.$B$22])" office:value-type="string" office:string-value="BOTH" calcext:value-type="string">
            <text:p>BOTH</text:p>
          </table:table-cell>
          <table:table-cell table:style-name="ce47" table:formula="of:=LOOKUP([.A35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4" draw:text-style-name="P2" svg:width="726.46pt" svg:height="43.51pt" svg:x="1329.48pt" svg:y="560.24pt" draw:caption-point-x="-11.54pt" draw:caption-point-y="-22.96pt">
              <dc:date>2022-05-04T00:00:00</dc:date>
              <text:p text:style-name="P1">Software is mentioned, however there is no version number and I can not really find "Photo-capt" software, only ".capt" softwares that are bundled with the equipment sold by Vilber</text:p>
              <text:p text:style-name="P1"><text:tab/>-Adam H. Sparks</text:p>
            </office:annotation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hoto-Cap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8i1.028</text:p>
          </table:table-cell>
          <table:table-cell table:style-name="ce39" table:formula="of:=concat(&quot;https://dx.doi.org/&quot;; [.F3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36]; [$'Journal Lookup Tables'.$A$2:.$B$22])" office:value-type="string" office:string-value="BOTH" calcext:value-type="string">
            <text:p>BOTH</text:p>
          </table:table-cell>
          <table:table-cell table:style-name="ce47" table:formula="of:=LOOKUP([.A36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1" draw:text-style-name="P2" svg:width="686.83pt" svg:height="43.48pt" svg:x="1579.55pt" svg:y="576pt" draw:caption-point-x="-11.54pt" draw:caption-point-y="-22.99pt">
              <dc:date>2022-05-04T00:00:00</dc:date>
              <text:p text:style-name="P1">Nucleotide sequences in GenBank</text:p>
              <text:p text:style-name="P1"><text:tab/>-Adam H. Sparks</text:p>
            </office:annotation>
            <text:p>3</text:p>
          </table:table-cell>
          <table:table-cell table:style-name="ce47" office:value-type="string" calcext:value-type="string">
            <text:p>DNAMAN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5-6</text:p>
          </table:table-cell>
          <table:table-cell table:style-name="ce39" table:formula="of:=concat(&quot;https://dx.doi.org/&quot;; [.F3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7]; [$'Journal Lookup Tables'.$A$2:.$B$22])" office:value-type="string" office:string-value="BOTH" calcext:value-type="string">
            <text:p>BOTH</text:p>
          </table:table-cell>
          <table:table-cell table:style-name="ce47" table:formula="of:=LOOKUP([.A37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8-3</text:p>
          </table:table-cell>
          <table:table-cell table:style-name="ce39" table:formula="of:=concat(&quot;https://dx.doi.org/&quot;; [.F3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8]; [$'Journal Lookup Tables'.$A$2:.$B$22])" office:value-type="string" office:string-value="BOTH" calcext:value-type="string">
            <text:p>BOTH</text:p>
          </table:table-cell>
          <table:table-cell table:style-name="ce47" table:formula="of:=LOOKUP([.A3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ARwi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9-00373-9</text:p>
          </table:table-cell>
          <table:table-cell table:style-name="ce39" table:formula="of:=concat(&quot;https://dx.doi.org/&quot;; [.F3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9]; [$'Journal Lookup Tables'.$A$2:.$B$22])" office:value-type="string" office:string-value="BOTH" calcext:value-type="string">
            <text:p>BOTH</text:p>
          </table:table-cell>
          <table:table-cell table:style-name="ce47" table:formula="of:=LOOKUP([.A3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OPGENE, 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7i1.013</text:p>
          </table:table-cell>
          <table:table-cell table:style-name="ce39" table:formula="of:=concat(&quot;https://dx.doi.org/&quot;; [.F4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0]; [$'Journal Lookup Tables'.$A$2:.$B$22])" office:value-type="string" office:string-value="BOTH" calcext:value-type="string">
            <text:p>BOTH</text:p>
          </table:table-cell>
          <table:table-cell table:style-name="ce47" table:formula="of:=LOOKUP([.A4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string" calcext:value-type="string">
            <text:p>NA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2.00826.x</text:p>
          </table:table-cell>
          <table:table-cell table:style-name="ce39" table:formula="of:=concat(&quot;https://dx.doi.org/&quot;; [.F4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1]; [$'Journal Lookup Tables'.$A$2:.$B$22])" office:value-type="string" office:string-value="BOTH" calcext:value-type="string">
            <text:p>BOTH</text:p>
          </table:table-cell>
          <table:table-cell table:style-name="ce47" table:formula="of:=LOOKUP([.A4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" draw:text-style-name="P2" svg:width="471.66pt" svg:height="74.24pt" svg:x="623.08pt" svg:y="672.75pt" draw:caption-point-x="-11.54pt" draw:caption-point-y="-24.46pt">
              <dc:date>2022-05-04T00:00:00</dc:date>
              <text:p text:style-name="P1">Statistical analysis was performed, but no mention of software or the methods used at all.</text:p>
              <text:p text:style-name="P1"><text:tab/>-Adam H. Sparks</text:p>
              <text:p text:style-name="P1">Other methods used in the lab, etc. appear to be quite detailed.</text:p>
              <text:p text:style-name="P1"><text:tab/>-Adam H. Sparks</text:p>
            </office:annotation>
            <text:p>10.1111/mpp.12257</text:p>
          </table:table-cell>
          <table:table-cell table:style-name="ce39" table:formula="of:=concat(&quot;https://dx.doi.org/&quot;; [.F4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2]; [$'Journal Lookup Tables'.$A$2:.$B$22])" office:value-type="string" office:string-value="BOTH" calcext:value-type="string">
            <text:p>BOTH</text:p>
          </table:table-cell>
          <table:table-cell table:style-name="ce47" table:formula="of:=LOOKUP([.A4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686.83pt" svg:height="42.75pt" svg:x="1579.55pt" svg:y="672.75pt" draw:caption-point-x="-11.54pt" draw:caption-point-y="-24.46pt">
              <dc:date>2022-05-04T00:00:00</dc:date>
              <text:p text:style-name="P1">Data were deposited in Gene Expression Omnibus (GEO)</text:p>
              <text:p text:style-name="P1"><text:tab/>-Adam H. Sparks</text:p>
            </office:annotation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5" draw:text-style-name="P2" svg:width="471.66pt" svg:height="42.75pt" svg:x="623.08pt" svg:y="688.51pt" draw:caption-point-x="-11.54pt" draw:caption-point-y="-22.99pt">
              <dc:date>2022-05-04T00:00:00</dc:date>
              <text:p text:style-name="P1">Two data files are made available in the supplementary materials</text:p>
              <text:p text:style-name="P1"><text:tab/>-Adam H. Sparks</text:p>
            </office:annotation>
            <text:p>10.1111/mpp.12072</text:p>
          </table:table-cell>
          <table:table-cell table:style-name="ce39" table:formula="of:=concat(&quot;https://dx.doi.org/&quot;; [.F4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3]; [$'Journal Lookup Tables'.$A$2:.$B$22])" office:value-type="string" office:string-value="BOTH" calcext:value-type="string">
            <text:p>BOTH</text:p>
          </table:table-cell>
          <table:table-cell table:style-name="ce47" table:formula="of:=LOOKUP([.A4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SignalP, InterproScan, GenomeThrea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0</text:p>
          </table:table-cell>
          <table:table-cell table:style-name="ce39" table:formula="of:=concat(&quot;https://dx.doi.org/&quot;; [.F44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first research article of 2021</text:p>
          </table:table-cell>
          <table:table-cell table:style-name="ce47" table:formula="of:=LOOKUP([.A44]; [$'Journal Lookup Tables'.$A$2:.$B$22])" office:value-type="string" office:string-value="BOTH" calcext:value-type="string">
            <text:p>BOTH</text:p>
          </table:table-cell>
          <table:table-cell table:style-name="ce47" table:formula="of:=LOOKUP([.A4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owtie, Tophat, edg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23.x</text:p>
          </table:table-cell>
          <table:table-cell table:style-name="ce39" table:formula="of:=concat(&quot;https://dx.doi.org/&quot;; [.F4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5]; [$'Journal Lookup Tables'.$A$2:.$B$22])" office:value-type="string" office:string-value="BOTH" calcext:value-type="string">
            <text:p>BOTH</text:p>
          </table:table-cell>
          <table:table-cell table:style-name="ce47" table:formula="of:=LOOKUP([.A4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X, MycorWeb, ESTate, TBLASTX, BLASTP, SignalP, TargetP, TMHMM, Clusta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" draw:text-style-name="P2" svg:width="471.66pt" svg:height="84.08pt" svg:x="623.08pt" svg:y="730.86pt" draw:caption-point-x="-11.54pt" draw:caption-point-y="-18.09pt">
              <dc:date>2022-05-04T00:00:00</dc:date>
              <text:p text:style-name="P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p>
              <text:p text:style-name="P1"><text:tab/>-Adam H. Sparks</text:p>
              <text:p text:style-name="P1">Computationally, it's not that great. For being able to recreate the experiment itself, there is good detail about the methods used and equipment for the observations and PCR analysis, etc.</text:p>
              <text:p text:style-name="P1"><text:tab/>-Adam H. Sparks</text:p>
            </office:annotation>
            <text:p>10.1111/j.1364-3703.2011.00737.x</text:p>
          </table:table-cell>
          <table:table-cell table:style-name="ce39" table:formula="of:=concat(&quot;https://dx.doi.org/&quot;; [.F4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in previous article, selected next article</text:p>
          </table:table-cell>
          <table:table-cell table:style-name="ce47" table:formula="of:=LOOKUP([.A46]; [$'Journal Lookup Tables'.$A$2:.$B$22])" office:value-type="string" office:string-value="BOTH" calcext:value-type="string">
            <text:p>BOTH</text:p>
          </table:table-cell>
          <table:table-cell table:style-name="ce47" table:formula="of:=LOOKUP([.A4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36.x</text:p>
          </table:table-cell>
          <table:table-cell table:style-name="ce39" table:formula="of:=concat(&quot;https://dx.doi.org/&quot;; [.F4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7]; [$'Journal Lookup Tables'.$A$2:.$B$22])" office:value-type="string" office:string-value="BOTH" calcext:value-type="string">
            <text:p>BOTH</text:p>
          </table:table-cell>
          <table:table-cell table:style-name="ce47" table:formula="of:=LOOKUP([.A4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REST, NJPL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2</text:p>
          </table:table-cell>
          <table:table-cell table:style-name="ce39" table:formula="of:=concat(&quot;https://dx.doi.org/&quot;; [.F48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second research article of 2021</text:p>
          </table:table-cell>
          <table:table-cell table:style-name="ce47" table:formula="of:=LOOKUP([.A48]; [$'Journal Lookup Tables'.$A$2:.$B$22])" office:value-type="string" office:string-value="BOTH" calcext:value-type="string">
            <text:p>BOTH</text:p>
          </table:table-cell>
          <table:table-cell table:style-name="ce47" table:formula="of:=LOOKUP([.A4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epeatMasker, Treefam, MAFFT, RevTrans, HGAP, TMHMM, TargetP, PredGPI, antiSMASH, HMMer3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39" table:formula="of:=concat(&quot;https://dx.doi.org/&quot;; [.F4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a review, selected second sequential article</text:p>
          </table:table-cell>
          <table:table-cell table:style-name="ce47" table:formula="of:=LOOKUP([.A49]; [$'Journal Lookup Tables'.$A$2:.$B$22])" office:value-type="float" office:value="1" calcext:value-type="float">
            <text:p>1</text:p>
          </table:table-cell>
          <table:table-cell table:style-name="ce47" table:formula="of:=LOOKUP([.A4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5" draw:text-style-name="P2" svg:width="680.6pt" svg:height="42.75pt" svg:x="1515.63pt" svg:y="782.99pt" draw:caption-point-x="-11.54pt" draw:caption-point-y="-22.96pt">
              <dc:date>2022-05-04T00:00:00</dc:date>
              <text:p text:style-name="P1">Review article</text:p>
              <text:p text:style-name="P1"><text:tab/>-Emerson Del Ponte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39" table:formula="of:=concat(&quot;https://dx.doi.org/&quot;; [.F50])" office:value-type="string" office:string-value="" calcext:value-type="error">
            <text:p>#NAME?</text:p>
          </table:table-cell>
          <table:table-cell table:style-name="ce34" office:value-type="string" calcext:value-type="string">
            <text:p>Duplicate article was selected initially. This is the article following 10.1094/mpmi-08-13-0225-r</text:p>
          </table:table-cell>
          <table:table-cell table:style-name="ce47" table:formula="of:=LOOKUP([.A50]; [$'Journal Lookup Tables'.$A$2:.$B$22])" office:value-type="float" office:value="1" calcext:value-type="float">
            <text:p>1</text:p>
          </table:table-cell>
          <table:table-cell table:style-name="ce47" table:formula="of:=LOOKUP([.A5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686.83pt" svg:height="42.75pt" svg:x="1579.55pt" svg:y="798.75pt" draw:caption-point-x="-11.54pt" draw:caption-point-y="-22.99pt">
              <dc:date>2022-05-04T00:00:00</dc:date>
              <text:p text:style-name="P1">seqs submitted to NCBI, other data not provided</text:p>
              <text:p text:style-name="P1"><text:tab/>-Adam H. Sparks</text:p>
            </office:annotation>
            <text:p>1</text:p>
          </table:table-cell>
          <table:table-cell table:style-name="ce47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9-18-0265-TA</text:p>
          </table:table-cell>
          <table:table-cell table:style-name="ce39" table:formula="of:=concat(&quot;https://dx.doi.org/&quot;; [.F51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the 900s, this is the first research article of 2019</text:p>
          </table:table-cell>
          <table:table-cell table:style-name="ce47" table:formula="of:=LOOKUP([.A51]; [$'Journal Lookup Tables'.$A$2:.$B$22])" office:value-type="float" office:value="1" calcext:value-type="float">
            <text:p>1</text:p>
          </table:table-cell>
          <table:table-cell table:style-name="ce47" table:formula="of:=LOOKUP([.A5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sm, Fluoview FV31S-SW, LRRfinder, InterProScan, EMBOSS Garnier, Geneiou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20-0201-R</text:p>
          </table:table-cell>
          <table:table-cell table:style-name="ce39" table:formula="of:=concat(&quot;https://dx.doi.org/&quot;; [.F52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52]; [$'Journal Lookup Tables'.$A$2:.$B$22])" office:value-type="float" office:value="1" calcext:value-type="float">
            <text:p>1</text:p>
          </table:table-cell>
          <table:table-cell table:style-name="ce47" table:formula="of:=LOOKUP([.A5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686.83pt" svg:height="42.75pt" svg:x="1579.55pt" svg:y="830.24pt" draw:caption-point-x="-11.54pt" draw:caption-point-y="-22.96pt">
              <dc:date>2022-05-04T00:00:00</dc:date>
              <text:p text:style-name="P1">not sure what to include here given that multiple methods of analysis used</text:p>
              <text:p text:style-name="P1"><text:tab/>-Emerson Del Ponte</text:p>
            </office:annotation>
            <text:p>1</text:p>
          </table:table-cell>
          <table:table-cell table:style-name="ce47" office:value-type="string" calcext:value-type="string">
            <text:p>BLASTp, MATLAB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39" table:formula="of:=concat(&quot;https://dx.doi.org/&quot;; [.F53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47" table:formula="of:=LOOKUP([.A53]; [$'Journal Lookup Tables'.$A$2:.$B$22])" office:value-type="float" office:value="1" calcext:value-type="float">
            <text:p>1</text:p>
          </table:table-cell>
          <table:table-cell table:style-name="ce47" table:formula="of:=LOOKUP([.A5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686.83pt" svg:height="42.75pt" svg:x="1579.55pt" svg:y="846pt" draw:caption-point-x="-11.54pt" draw:caption-point-y="-22.99pt">
              <dc:date>2022-05-04T00:00:00</dc:date>
              <text:p text:style-name="P1">From the manuscript: "The complete microarray data have been deposited in the National Center for Biotechnology Information Gene Expres- sion Omnibus (GEO) (Edgar et al. 2002) and are accessible through GEO Series accession number GSE28244"</text:p>
              <text:p text:style-name="P1"><text:tab/>-Adam H. Sparks</text:p>
            </office:annotation>
            <text:p>0</text:p>
          </table:table-cell>
          <table:table-cell table:style-name="ce47" office:value-type="string" calcext:value-type="string">
            <office:annotation draw:style-name="gr5" draw:text-style-name="P2" svg:width="280.6pt" svg:height="50.49pt" svg:x="2055.94pt" svg:y="842.14pt" draw:caption-point-x="-11.54pt" draw:caption-point-y="-19.13pt">
              <dc:date>2022-05-04T00:00:00</dc:date>
              <text:p text:style-name="P1">This is a very confusing one. I think it's referring to an R package, but it's only referred to as a standalone software in the paper. No version number or reference to R is given.</text:p>
              <text:p text:style-name="P1"><text:tab/>-Adam H. Sparks</text:p>
            </office:annotation>
            <text:p>National Center for Biotechnology Information data-base, J. Craig Venter Institute database, KEGG, SMAR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11-0193</text:p>
          </table:table-cell>
          <table:table-cell table:style-name="ce39" table:formula="of:=concat(&quot;https://dx.doi.org/&quot;; [.F5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54]; [$'Journal Lookup Tables'.$A$2:.$B$22])" office:value-type="float" office:value="1" calcext:value-type="float">
            <text:p>1</text:p>
          </table:table-cell>
          <table:table-cell table:style-name="ce47" table:formula="of:=LOOKUP([.A5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office:annotation draw:style-name="gr12" draw:text-style-name="P2" svg:width="327.83pt" svg:height="42.72pt" svg:x="1187.8pt" svg:y="861.76pt" draw:caption-point-x="-11.54pt" draw:caption-point-y="-22.99pt">
              <dc:date>2022-05-04T00:00:00</dc:date>
              <text:p text:style-name="P1">could not find this info. Volumes are regarded as monthly issues in the journal.</text:p>
              <text:p text:style-name="P1"><text:tab/>-Emerson Del Ponte</text:p>
            </office:annotation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12" draw:text-style-name="P2" svg:width="726.46pt" svg:height="42.72pt" svg:x="1329.48pt" svg:y="861.76pt" draw:caption-point-x="-11.54pt" draw:caption-point-y="-22.99pt">
              <dc:date>2022-05-04T00:00:00</dc:date>
              <text:p text:style-name="P1">R version is given, however the proper citation is not given for R. However, packages are properly cited.</text:p>
              <text:p text:style-name="P1"><text:tab/>-Adam H. Sparks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ultiexperiment viewer, Babelomic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7" calcext:value-type="float">
            <text:p>20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39" table:formula="of:=concat(&quot;https://dx.doi.org/&quot;; [.F5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second sequential article selected as first was assigned to Emerson</text:p>
          </table:table-cell>
          <table:table-cell table:style-name="ce47" table:formula="of:=LOOKUP([.A55]; [$'Journal Lookup Tables'.$A$2:.$B$22])" office:value-type="float" office:value="1" calcext:value-type="float">
            <text:p>1</text:p>
          </table:table-cell>
          <table:table-cell table:style-name="ce47" table:formula="of:=LOOKUP([.A5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aGe, ApE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3</text:p>
          </table:table-cell>
          <table:table-cell table:style-name="ce39" table:formula="of:=concat(&quot;https://dx.doi.org/&quot;; [.F5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6]; [$'Journal Lookup Tables'.$A$2:.$B$22])" office:value-type="string" office:string-value="BOTH" calcext:value-type="string">
            <text:p>BOTH</text:p>
          </table:table-cell>
          <table:table-cell table:style-name="ce47" table:formula="of:=LOOKUP([.A5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6</text:p>
          </table:table-cell>
          <table:table-cell table:style-name="ce39" table:formula="of:=concat(&quot;https://dx.doi.org/&quot;; [.F5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7]; [$'Journal Lookup Tables'.$A$2:.$B$22])" office:value-type="string" office:string-value="BOTH" calcext:value-type="string">
            <text:p>BOTH</text:p>
          </table:table-cell>
          <table:table-cell table:style-name="ce47" table:formula="of:=LOOKUP([.A5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2x643914</text:p>
          </table:table-cell>
          <table:table-cell table:style-name="ce39" table:formula="of:=concat(&quot;https://dx.doi.org/&quot;; [.F58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previous plant parasitic nematode article</text:p>
          </table:table-cell>
          <table:table-cell table:style-name="ce47" table:formula="of:=LOOKUP([.A58]; [$'Journal Lookup Tables'.$A$2:.$B$22])" office:value-type="string" office:string-value="BOTH" calcext:value-type="string">
            <text:p>BOTH</text:p>
          </table:table-cell>
          <table:table-cell table:style-name="ce47" table:formula="of:=LOOKUP([.A5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3" draw:text-style-name="P2" svg:width="726.46pt" svg:height="44.25pt" svg:x="1329.48pt" svg:y="924.75pt" draw:caption-point-x="-11.54pt" draw:caption-point-y="-22.99pt">
              <dc:date>2022-05-04T00:00:00</dc:date>
              <text:p text:style-name="P1">SAS mentioned by name only, not cited and no version</text:p>
              <text:p text:style-name="P1"><text:tab/>-Adam H. Sparks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HYLI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5</text:p>
          </table:table-cell>
          <table:table-cell table:style-name="ce39" table:formula="of:=concat(&quot;https://dx.doi.org/&quot;; [.F59])" office:value-type="string" office:string-value="" calcext:value-type="error">
            <text:p>#NAME?</text:p>
          </table:table-cell>
          <table:table-cell table:style-name="ce34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47" table:formula="of:=LOOKUP([.A59]; [$'Journal Lookup Tables'.$A$2:.$B$22])" office:value-type="string" office:string-value="BOTH" calcext:value-type="string">
            <text:p>BOTH</text:p>
          </table:table-cell>
          <table:table-cell table:style-name="ce47" table:formula="of:=LOOKUP([.A5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6" draw:text-style-name="P2" svg:width="726.46pt" svg:height="44.22pt" svg:x="1329.48pt" svg:y="940.51pt" draw:caption-point-x="-11.54pt" draw:caption-point-y="-22.99pt">
              <dc:date>2022-05-04T00:00:00</dc:date>
              <text:p text:style-name="P1">Mentioned by name only, no proper citation in references</text:p>
              <text:p text:style-name="P1"><text:tab/>-Adam H. Sparks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3205</text:p>
          </table:table-cell>
          <table:table-cell table:style-name="ce39" table:formula="of:=concat(&quot;https://dx.doi.org/&quot;; [.F6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60]; [$'Journal Lookup Tables'.$A$2:.$B$22])" office:value-type="string" office:string-value="BOTH" calcext:value-type="string">
            <text:p>BOTH</text:p>
          </table:table-cell>
          <table:table-cell table:style-name="ce47" table:formula="of:=LOOKUP([.A6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3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938</text:p>
          </table:table-cell>
          <table:table-cell table:style-name="ce39" table:formula="of:=concat(&quot;https://dx.doi.org/&quot;; [.F6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plant parasitic nematode article</text:p>
          </table:table-cell>
          <table:table-cell table:style-name="ce47" table:formula="of:=LOOKUP([.A61]; [$'Journal Lookup Tables'.$A$2:.$B$22])" office:value-type="string" office:string-value="BOTH" calcext:value-type="string">
            <text:p>BOTH</text:p>
          </table:table-cell>
          <table:table-cell table:style-name="ce47" table:formula="of:=LOOKUP([.A6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726.46pt" svg:height="42.75pt" svg:x="1329.48pt" svg:y="973.5pt" draw:caption-point-x="-11.54pt" draw:caption-point-y="-22.99pt">
              <dc:date>2022-05-04T00:00:00</dc:date>
              <text:p text:style-name="P1">No packages are cited, but looking at the work, I think it's safe to assume all was in the base R installation</text:p>
              <text:p text:style-name="P1"><text:tab/>-Adam H. Sparks</text:p>
            </office:annotation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39" calcext:value-type="float">
            <text:p>139</text:p>
          </table:table-cell>
          <table:table-cell table:style-name="ce39" office:value-type="string" calcext:value-type="string">
            <text:p><text:a xlink:href="https://doi.org/10.1016/j.pmpp.2020.101567" xlink:type="simple">Adam</text:a></text:p>
          </table:table-cell>
          <table:table-cell table:style-name="ce39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39" table:formula="of:=concat(&quot;https://dx.doi.org/&quot;; [.F62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second research article of 2021</text:p>
          </table:table-cell>
          <table:table-cell table:style-name="ce47" table:formula="of:=LOOKUP([.A62]; [$'Journal Lookup Tables'.$A$2:.$B$22])" office:value-type="string" office:string-value="BOTH" calcext:value-type="string">
            <text:p>BOTH</text:p>
          </table:table-cell>
          <table:table-cell table:style-name="ce47" table:formula="of:=LOOKUP([.A6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5" draw:text-style-name="P2" svg:width="726.46pt" svg:height="42.75pt" svg:x="1329.48pt" svg:y="989.23pt" draw:caption-point-x="-11.54pt" draw:caption-point-y="-22.96pt">
              <dc:date>2022-05-04T00:00:00</dc:date>
              <text:p text:style-name="P1">It's obvious R was used (ggplot2 figures) but there is no mention of the software that was used for analysis or to generate the figures</text:p>
              <text:p text:style-name="P1"><text:tab/>-Adam H. Sparks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9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39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39" table:formula="of:=concat(&quot;https://dx.doi.org/&quot;; [.F6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first research article of 2021</text:p>
          </table:table-cell>
          <table:table-cell table:style-name="ce47" table:formula="of:=LOOKUP([.A63]; [$'Journal Lookup Tables'.$A$2:.$B$22])" office:value-type="string" office:string-value="BOTH" calcext:value-type="string">
            <text:p>BOTH</text:p>
          </table:table-cell>
          <table:table-cell table:style-name="ce47" table:formula="of:=LOOKUP([.A6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726.46pt" svg:height="42.75pt" svg:x="1329.48pt" svg:y="1005pt" draw:caption-point-x="-11.54pt" draw:caption-point-y="-22.99pt">
              <dc:date>2022-05-04T00:00:00</dc:date>
              <text:p text:style-name="P1">There are dynamite plots but no mention of statistical software</text:p>
              <text:p text:style-name="P1"><text:tab/>-Adam H. Sparks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AlphaView S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1.12.003</text:p>
          </table:table-cell>
          <table:table-cell table:style-name="ce39" table:formula="of:=concat(&quot;https://dx.doi.org/&quot;; [.F6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April 2012</text:p>
          </table:table-cell>
          <table:table-cell table:style-name="ce47" table:formula="of:=LOOKUP([.A64]; [$'Journal Lookup Tables'.$A$2:.$B$22])" office:value-type="string" office:string-value="BOTH" calcext:value-type="string">
            <text:p>BOTH</text:p>
          </table:table-cell>
          <table:table-cell table:style-name="ce47" table:formula="of:=LOOKUP([.A6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726.46pt" svg:height="42.75pt" svg:x="1329.48pt" svg:y="1020.76pt" draw:caption-point-x="-11.54pt" draw:caption-point-y="-22.99pt">
              <dc:date>2022-05-04T00:00:00</dc:date>
              <text:p text:style-name="P1">Mentioned with a version number, no proper citation</text:p>
              <text:p text:style-name="P1"><text:tab/>-Adam H. Sparks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686.83pt" svg:height="42.75pt" svg:x="1579.55pt" svg:y="1020.76pt" draw:caption-point-x="-11.54pt" draw:caption-point-y="-22.99pt">
              <dc:date>2022-05-04T00:00:00</dc:date>
              <text:p text:style-name="P1">Primer Sequences are in article supplementary materials</text:p>
              <text:p text:style-name="P1"><text:tab/>-Adam H. Sparks</text:p>
            </office:annotation>
            <text:p>1</text:p>
          </table:table-cell>
          <table:table-cell table:style-name="ce47" office:value-type="string" calcext:value-type="string">
            <office:annotation draw:style-name="gr5" draw:text-style-name="P2" svg:width="280.6pt" svg:height="50.49pt" svg:x="2055.94pt" svg:y="1016.9pt" draw:caption-point-x="-11.54pt" draw:caption-point-y="-19.13pt">
              <dc:date>2022-05-04T00:00:00</dc:date>
              <text:p text:style-name="P1">I don't know if these handle statistics? There are statistical data cited in the figures, but no mention of how analysis was actually carried out</text:p>
              <text:p text:style-name="P1"><text:tab/>-Adam H. Sparks</text:p>
            </office:annotation>
            <text:p>MassLynxTM, QuanLynxTM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2.03.001</text:p>
          </table:table-cell>
          <table:table-cell table:style-name="ce39" table:formula="of:=concat(&quot;https://dx.doi.org/&quot;; [.F6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July 2012</text:p>
          </table:table-cell>
          <table:table-cell table:style-name="ce47" table:formula="of:=LOOKUP([.A65]; [$'Journal Lookup Tables'.$A$2:.$B$22])" office:value-type="string" office:string-value="BOTH" calcext:value-type="string">
            <text:p>BOTH</text:p>
          </table:table-cell>
          <table:table-cell table:style-name="ce47" table:formula="of:=LOOKUP([.A6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28" calcext:value-type="float">
            <office:annotation draw:style-name="gr3" draw:text-style-name="P2" svg:width="584.14pt" svg:height="44.25pt" svg:x="405.69pt" svg:y="1052.25pt" draw:caption-point-x="-11.54pt" draw:caption-point-y="-22.99pt">
              <dc:date>2022-05-04T00:00:00</dc:date>
              <text:p text:style-name="P1">changed to 173 to fit plant virology section</text:p>
              <text:p text:style-name="P1"><text:tab/>-Emerson Del Ponte</text:p>
            </office:annotation>
            <text:p>12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3" draw:text-style-name="P2" svg:width="471.66pt" svg:height="75.74pt" svg:x="623.08pt" svg:y="1052.25pt" draw:caption-point-x="-11.54pt" draw:caption-point-y="-22.99pt">
              <dc:date>2022-05-04T00:00:00</dc:date>
              <text:p text:style-name="P1">Systemic distribution of different low pathogenic avian influenza (LPAI) viruses in chicken</text:p>
              <text:p text:style-name="P1"><text:tab/>-Emerson Del Ponte</text:p>
              <text:p text:style-name="P1">This is a replicate of above.. suggest to elminate</text:p>
              <text:p text:style-name="P1"><text:tab/>-Emerson Del Ponte</text:p>
            </office:annotation>
            <text:p>10.1016/j.pmpp.2016.01.010</text:p>
          </table:table-cell>
          <table:table-cell table:style-name="ce39" table:formula="of:=concat(&quot;https://dx.doi.org/&quot;; [.F6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6]; [$'Journal Lookup Tables'.$A$2:.$B$22])" office:value-type="string" office:string-value="BOTH" calcext:value-type="string">
            <text:p>BOTH</text:p>
          </table:table-cell>
          <table:table-cell table:style-name="ce47" table:formula="of:=LOOKUP([.A6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office:annotation draw:style-name="gr3" draw:text-style-name="P2" svg:width="726.46pt" svg:height="44.25pt" svg:x="1329.48pt" svg:y="1052.25pt" draw:caption-point-x="-11.54pt" draw:caption-point-y="-22.99pt">
              <dc:date>2022-05-04T00:00:00</dc:date>
              <text:p text:style-name="P1">Name and version provided, no proper entry in references</text:p>
              <text:p text:style-name="P1"><text:tab/>-Adam H. Sparks</text:p>
            </office:annotation>
            <text:p>2</text:p>
          </table:table-cell>
          <table:table-cell table:style-name="ce47" office:value-type="float" office:value="2" calcext:value-type="float">
            <office:annotation draw:style-name="gr3" draw:text-style-name="P2" svg:width="713.25pt" svg:height="44.25pt" svg:x="1412.84pt" svg:y="1052.25pt" draw:caption-point-x="-11.54pt" draw:caption-point-y="-22.99pt">
              <dc:date>2022-05-04T00:00:00</dc:date>
              <text:p text:style-name="P1">Proprietary Windows-only and for the PCR machines, not general statistical use</text:p>
              <text:p text:style-name="P1"><text:tab/>-Adam H. Sparks</text:p>
            </office:annotation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3" draw:text-style-name="P2" svg:width="686.83pt" svg:height="44.25pt" svg:x="1579.55pt" svg:y="1052.25pt" draw:caption-point-x="-11.54pt" draw:caption-point-y="-22.99pt">
              <dc:date>2022-05-04T00:00:00</dc:date>
              <text:p text:style-name="P1">Available on Elsevier's website for the article</text:p>
              <text:p text:style-name="P1"><text:tab/>-Adam H. Sparks</text:p>
            </office:annotation>
            <text:p>2</text:p>
          </table:table-cell>
          <table:table-cell table:style-name="ce47" office:value-type="string" calcext:value-type="string">
            <text:p>StepOne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5.12.002</text:p>
          </table:table-cell>
          <table:table-cell table:style-name="ce39" table:formula="of:=concat(&quot;https://dx.doi.org/&quot;; [.F6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7]; [$'Journal Lookup Tables'.$A$2:.$B$22])" office:value-type="string" office:string-value="BOTH" calcext:value-type="string">
            <text:p>BOTH</text:p>
          </table:table-cell>
          <table:table-cell table:style-name="ce47" table:formula="of:=LOOKUP([.A6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6" draw:text-style-name="P2" svg:width="726.46pt" svg:height="44.22pt" svg:x="1329.48pt" svg:y="1068.01pt" draw:caption-point-x="-11.54pt" draw:caption-point-y="-22.99pt">
              <dc:date>2022-05-04T00:00:00</dc:date>
              <text:p text:style-name="P1">SAS cited in text, no version or proper reference</text:p>
              <text:p text:style-name="P1"><text:tab/>-Adam H. Sparks</text:p>
            </office:annotation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64-y</text:p>
          </table:table-cell>
          <table:table-cell table:style-name="ce39" table:formula="of:=concat(&quot;https://dx.doi.org/&quot;; [.F6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8]; [$'Journal Lookup Tables'.$A$2:.$B$22])" office:value-type="string" office:string-value="BOTH" calcext:value-type="string">
            <text:p>BOTH</text:p>
          </table:table-cell>
          <table:table-cell table:style-name="ce47" table:formula="of:=LOOKUP([.A6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75-8</text:p>
          </table:table-cell>
          <table:table-cell table:style-name="ce39" table:formula="of:=concat(&quot;https://dx.doi.org/&quot;; [.F6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9]; [$'Journal Lookup Tables'.$A$2:.$B$22])" office:value-type="string" office:string-value="BOTH" calcext:value-type="string">
            <text:p>BOTH</text:p>
          </table:table-cell>
          <table:table-cell table:style-name="ce47" table:formula="of:=LOOKUP([.A6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string" calcext:value-type="string">
            <text:p><text:a xlink:href="https://doi.org/10.1007/s12600-018-00708-9" xlink:type="simple">Adam</text:a></text:p>
          </table:table-cell>
          <table:table-cell table:style-name="ce39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39" table:formula="of:=concat(&quot;https://dx.doi.org/&quot;; [.F70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plant pathogenic article in 2019</text:p>
          </table:table-cell>
          <table:table-cell table:style-name="ce47" table:formula="of:=LOOKUP([.A70]; [$'Journal Lookup Tables'.$A$2:.$B$22])" office:value-type="string" office:string-value="BOTH" calcext:value-type="string">
            <text:p>BOTH</text:p>
          </table:table-cell>
          <table:table-cell table:style-name="ce47" table:formula="of:=LOOKUP([.A7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31-4</text:p>
          </table:table-cell>
          <table:table-cell table:style-name="ce39" table:formula="of:=concat(&quot;https://dx.doi.org/&quot;; [.F7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47" table:formula="of:=LOOKUP([.A71]; [$'Journal Lookup Tables'.$A$2:.$B$22])" office:value-type="string" office:string-value="BOTH" calcext:value-type="string">
            <text:p>BOTH</text:p>
          </table:table-cell>
          <table:table-cell table:style-name="ce47" table:formula="of:=LOOKUP([.A71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1" draw:text-style-name="P2" svg:width="686.83pt" svg:height="43.48pt" svg:x="1579.55pt" svg:y="1132.5pt" draw:caption-point-x="-11.54pt" draw:caption-point-y="-22.99pt">
              <dc:date>2022-05-04T00:00:00</dc:date>
              <text:p text:style-name="P1">data in GenBank</text:p>
              <text:p text:style-name="P1"><text:tab/>-Adam H. Sparks</text:p>
            </office:annotation>
            <text:p>3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4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18-1</text:p>
          </table:table-cell>
          <table:table-cell table:style-name="ce39" table:formula="of:=concat(&quot;https://dx.doi.org/&quot;; [.F7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2]; [$'Journal Lookup Tables'.$A$2:.$B$22])" office:value-type="string" office:string-value="BOTH" calcext:value-type="string">
            <text:p>BOTH</text:p>
          </table:table-cell>
          <table:table-cell table:style-name="ce47" table:formula="of:=LOOKUP([.A7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14" draw:text-style-name="P2" svg:width="726.46pt" svg:height="41.98pt" svg:x="1329.48pt" svg:y="1149.76pt" draw:caption-point-x="-11.54pt" draw:caption-point-y="-24.49pt">
              <dc:date>2022-05-04T00:00:00</dc:date>
              <text:p text:style-name="P1">Giving this a 0. MEGA is cited as version 5 being used but the citation cites MEGA4?</text:p>
              <text:p text:style-name="P1"><text:tab/>-Adam H. Sparks</text:p>
            </office:annotation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23-4</text:p>
          </table:table-cell>
          <table:table-cell table:style-name="ce39" table:formula="of:=concat(&quot;https://dx.doi.org/&quot;; [.F7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3]; [$'Journal Lookup Tables'.$A$2:.$B$22])" office:value-type="string" office:string-value="BOTH" calcext:value-type="string">
            <text:p>BOTH</text:p>
          </table:table-cell>
          <table:table-cell table:style-name="ce47" table:formula="of:=LOOKUP([.A7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NAMAN, MEGA, DnaSP, Network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56-y</text:p>
          </table:table-cell>
          <table:table-cell table:style-name="ce39" table:formula="of:=concat(&quot;https://dx.doi.org/&quot;; [.F7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4]; [$'Journal Lookup Tables'.$A$2:.$B$22])" office:value-type="string" office:string-value="BOTH" calcext:value-type="string">
            <text:p>BOTH</text:p>
          </table:table-cell>
          <table:table-cell table:style-name="ce47" table:formula="of:=LOOKUP([.A7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726.46pt" svg:height="42.75pt" svg:x="1329.48pt" svg:y="1180.49pt" draw:caption-point-x="-11.54pt" draw:caption-point-y="-22.22pt">
              <dc:date>2022-05-04T00:00:00</dc:date>
              <text:p text:style-name="P1">Link provided only points to Ambion|ThermoFisher website</text:p>
              <text:p text:style-name="P1"><text:tab/>-Adam H. Sparks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5" draw:text-style-name="P2" svg:width="280.6pt" svg:height="50.49pt" svg:x="2055.94pt" svg:y="1176.63pt" draw:caption-point-x="-11.54pt" draw:caption-point-y="-18.37pt">
              <dc:date>2022-05-04T00:00:00</dc:date>
              <text:p text:style-name="P1">The level of detail in the materials and methods is meticulous and to be commended. Not just computational, but all information contained</text:p>
              <text:p text:style-name="P1"><text:tab/>-Adam H. Sparks</text:p>
            </office:annotation>
            <text:p>siRNA Target Fin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39" table:formula="of:=concat(&quot;https://dx.doi.org/&quot;; [.F7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was in previous article, next article selected</text:p>
          </table:table-cell>
          <table:table-cell table:style-name="ce47" table:formula="of:=LOOKUP([.A75]; [$'Journal Lookup Tables'.$A$2:.$B$22])" office:value-type="float" office:value="1" calcext:value-type="float">
            <text:p>1</text:p>
          </table:table-cell>
          <table:table-cell table:style-name="ce47" table:formula="of:=LOOKUP([.A7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686.83pt" svg:height="42.75pt" svg:x="1579.55pt" svg:y="1196.25pt" draw:caption-point-x="-11.54pt" draw:caption-point-y="-22.99pt">
              <dc:date>2022-05-04T00:00:00</dc:date>
              <text:p text:style-name="P1">I think that the data used in the study are freely available and the detail is sufficient in the article do a reasonable job recreating.</text:p>
              <text:p text:style-name="P1"><text:tab/>-Adam H. Sparks</text:p>
            </office:annotation>
            <text:p>3</text:p>
          </table:table-cell>
          <table:table-cell table:style-name="ce47" office:value-type="string" calcext:value-type="string">
            <text:p>ArcGIS, Maxen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39" table:formula="of:=concat(&quot;https://dx.doi.org/&quot;; [.F7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first following article that was plant pathology</text:p>
          </table:table-cell>
          <table:table-cell table:style-name="ce47" table:formula="of:=LOOKUP([.A76]; [$'Journal Lookup Tables'.$A$2:.$B$22])" office:value-type="float" office:value="1" calcext:value-type="float">
            <text:p>1</text:p>
          </table:table-cell>
          <table:table-cell table:style-name="ce47" table:formula="of:=LOOKUP([.A7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5" calcext:value-type="float">
            <text:p>95</text:p>
          </table:table-cell>
          <table:table-cell table:style-name="ce39" office:value-type="string" calcext:value-type="string">
            <text:p><text:a xlink:href="https://doi.org/10.36253/phyto-10911" xlink:type="simple">Adam</text:a></text:p>
          </table:table-cell>
          <table:table-cell table:style-name="ce39" office:value-type="string" calcext:value-type="string">
            <text:p><text:a xlink:href="https://doi.org/10.36253/phyto-10911" xlink:type="simple">10.36253/phyto-10911</text:a></text:p>
          </table:table-cell>
          <table:table-cell table:style-name="ce39" table:formula="of:=concat(&quot;https://dx.doi.org/&quot;; [.F7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7]; [$'Journal Lookup Tables'.$A$2:.$B$22])" office:value-type="float" office:value="1" calcext:value-type="float">
            <text:p>1</text:p>
          </table:table-cell>
          <table:table-cell table:style-name="ce47" table:formula="of:=LOOKUP([.A7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686.83pt" svg:height="42.75pt" svg:x="1579.55pt" svg:y="1227.74pt" draw:caption-point-x="-11.54pt" draw:caption-point-y="-22.96pt">
              <dc:date>2022-05-04T00:00:00</dc:date>
              <text:p text:style-name="P1">they are available but it's summary data in a PDF, not easily machine readable or suitable for a full analysis.</text:p>
              <text:p text:style-name="P1"><text:tab/>-Adam H. Sparks</text:p>
            </office:annotation>
            <text:p>2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07" calcext:value-type="float">
            <text:p>107</text:p>
          </table:table-cell>
          <table:table-cell table:style-name="ce39" office:value-type="string" calcext:value-type="string">
            <text:p><text:a xlink:href="https://doi.org/10.36253/phyto-10720" xlink:type="simple">Adam</text:a></text:p>
          </table:table-cell>
          <table:table-cell table:style-name="ce39" office:value-type="string" calcext:value-type="string">
            <text:p><text:a xlink:href="https://doi.org/10.36253/phyto-10720" xlink:type="simple">10.36253/phyto-10720</text:a></text:p>
          </table:table-cell>
          <table:table-cell table:style-name="ce39" table:formula="of:=concat(&quot;https://dx.doi.org/&quot;; [.F7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8]; [$'Journal Lookup Tables'.$A$2:.$B$22])" office:value-type="float" office:value="1" calcext:value-type="float">
            <text:p>1</text:p>
          </table:table-cell>
          <table:table-cell table:style-name="ce47" table:formula="of:=LOOKUP([.A78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686.83pt" svg:height="42.75pt" svg:x="1579.55pt" svg:y="1243.5pt" draw:caption-point-x="-11.54pt" draw:caption-point-y="-22.99pt">
              <dc:date>2022-05-04T00:00:00</dc:date>
              <text:p text:style-name="P1">Summary data are available (w/ SD) in a PDF, not machine readable.</text:p>
              <text:p text:style-name="P1"><text:tab/>-Adam H. Sparks</text:p>
            </office:annotation>
            <text:p>2</text:p>
          </table:table-cell>
          <table:table-cell table:style-name="ce47" office:value-type="string" calcext:value-type="string">
            <text:p>Prism, Statistix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36253/phyto-11840</text:p>
          </table:table-cell>
          <table:table-cell table:style-name="ce39" table:formula="of:=concat(&quot;https://dx.doi.org/&quot;; [.F7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9]; [$'Journal Lookup Tables'.$A$2:.$B$22])" office:value-type="float" office:value="1" calcext:value-type="float">
            <text:p>1</text:p>
          </table:table-cell>
          <table:table-cell table:style-name="ce47" table:formula="of:=LOOKUP([.A7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686.83pt" svg:height="42.75pt" svg:x="1579.55pt" svg:y="1259.23pt" draw:caption-point-x="-11.54pt" draw:caption-point-y="-22.96pt">
              <dc:date>2022-05-04T00:00:00</dc:date>
              <text:p text:style-name="P1">All data are available in publication PDF, not machine readable</text:p>
              <text:p text:style-name="P1"><text:tab/>-Adam H. Sparks</text:p>
            </office:annotation>
            <text:p>2</text:p>
          </table:table-cell>
          <table:table-cell table:style-name="ce47" office:value-type="string" calcext:value-type="string">
            <text:p>MEGA, Sequence Demarcation Too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3-11-0062</text:p>
          </table:table-cell>
          <table:table-cell table:style-name="ce39" table:formula="of:=concat(&quot;https://dx.doi.org/&quot;; [.F8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0]; [$'Journal Lookup Tables'.$A$2:.$B$22])" office:value-type="string" office:string-value="BOTH" calcext:value-type="string">
            <text:p>BOTH</text:p>
          </table:table-cell>
          <table:table-cell table:style-name="ce47" table:formula="of:=LOOKUP([.A8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39" table:formula="of:=concat(&quot;https://dx.doi.org/&quot;; [.F8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1]; [$'Journal Lookup Tables'.$A$2:.$B$22])" office:value-type="string" office:string-value="BOTH" calcext:value-type="string">
            <text:p>BOTH</text:p>
          </table:table-cell>
          <table:table-cell table:style-name="ce47" table:formula="of:=LOOKUP([.A8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5-13-0119-r</text:p>
          </table:table-cell>
          <table:table-cell table:style-name="ce39" table:formula="of:=concat(&quot;https://dx.doi.org/&quot;; [.F8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2]; [$'Journal Lookup Tables'.$A$2:.$B$22])" office:value-type="string" office:string-value="BOTH" calcext:value-type="string">
            <text:p>BOTH</text:p>
          </table:table-cell>
          <table:table-cell table:style-name="ce47" table:formula="of:=LOOKUP([.A8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5-0166-r</text:p>
          </table:table-cell>
          <table:table-cell table:style-name="ce39" table:formula="of:=concat(&quot;https://dx.doi.org/&quot;; [.F8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3]; [$'Journal Lookup Tables'.$A$2:.$B$22])" office:value-type="string" office:string-value="BOTH" calcext:value-type="string">
            <text:p>BOTH</text:p>
          </table:table-cell>
          <table:table-cell table:style-name="ce47" table:formula="of:=LOOKUP([.A8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9-0247-FI</text:p>
          </table:table-cell>
          <table:table-cell table:style-name="ce39" table:formula="of:=concat(&quot;https://dx.doi.org/&quot;; [.F8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4]; [$'Journal Lookup Tables'.$A$2:.$B$22])" office:value-type="string" office:string-value="BOTH" calcext:value-type="string">
            <text:p>BOTH</text:p>
          </table:table-cell>
          <table:table-cell table:style-name="ce47" table:formula="of:=LOOKUP([.A8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, MEGA, DNAS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4-14-0096-r</text:p>
          </table:table-cell>
          <table:table-cell table:style-name="ce39" table:formula="of:=concat(&quot;https://dx.doi.org/&quot;; [.F8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5]; [$'Journal Lookup Tables'.$A$2:.$B$22])" office:value-type="string" office:string-value="BOTH" calcext:value-type="string">
            <text:p>BOTH</text:p>
          </table:table-cell>
          <table:table-cell table:style-name="ce47" table:formula="of:=LOOKUP([.A8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7" calcext:value-type="float">
            <text:p>67</text:p>
          </table:table-cell>
          <table:table-cell table:style-name="ce39" office:value-type="string" calcext:value-type="string">
            <text:p><text:a xlink:href="https://doi.org/10.1094/PHYTO-08-17-0287-R" xlink:type="simple">Adam</text:a></text:p>
          </table:table-cell>
          <table:table-cell table:style-name="ce39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39" table:formula="of:=concat(&quot;https://dx.doi.org/&quot;; [.F8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6]; [$'Journal Lookup Tables'.$A$2:.$B$22])" office:value-type="string" office:string-value="BOTH" calcext:value-type="string">
            <text:p>BOTH</text:p>
          </table:table-cell>
          <table:table-cell table:style-name="ce47" table:formula="of:=LOOKUP([.A86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0-17-0357-R</text:p>
          </table:table-cell>
          <table:table-cell table:style-name="ce39" table:formula="of:=concat(&quot;https://dx.doi.org/&quot;; [.F8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7]; [$'Journal Lookup Tables'.$A$2:.$B$22])" office:value-type="string" office:string-value="BOTH" calcext:value-type="string">
            <text:p>BOTH</text:p>
          </table:table-cell>
          <table:table-cell table:style-name="ce47" table:formula="of:=LOOKUP([.A87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R, RStudio, Exce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1-17-0386-R</text:p>
          </table:table-cell>
          <table:table-cell table:style-name="ce39" table:formula="of:=concat(&quot;https://dx.doi.org/&quot;; [.F8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8]; [$'Journal Lookup Tables'.$A$2:.$B$22])" office:value-type="string" office:string-value="BOTH" calcext:value-type="string">
            <text:p>BOTH</text:p>
          </table:table-cell>
          <table:table-cell table:style-name="ce47" table:formula="of:=LOOKUP([.A88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726.46pt" svg:height="42.75pt" svg:x="1329.48pt" svg:y="1399.49pt" draw:caption-point-x="-11.54pt" draw:caption-point-y="-22.96pt">
              <dc:date>2022-05-04T00:00:00</dc:date>
              <text:p text:style-name="P1">The use of Mathematica scripts with R for analysis knocks this back down to a 2 from a 3.</text:p>
              <text:p text:style-name="P1"><text:tab/>-Adam H. Sparks</text:p>
            </office:annotation>
            <text:p>2</text:p>
          </table:table-cell>
          <table:table-cell table:style-name="ce47" office:value-type="float" office:value="1" calcext:value-type="float">
            <office:annotation draw:style-name="gr5" draw:text-style-name="P2" svg:width="713.25pt" svg:height="42.75pt" svg:x="1412.84pt" svg:y="1399.49pt" draw:caption-point-x="-11.54pt" draw:caption-point-y="-22.96pt">
              <dc:date>2022-05-04T00:00:00</dc:date>
              <text:p text:style-name="P1">The use of Mathematica along with R brings this down to a 1.</text:p>
              <text:p text:style-name="P1"><text:tab/>-Adam H. Sparks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athema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4-0156-r</text:p>
          </table:table-cell>
          <table:table-cell table:style-name="ce39" table:formula="of:=concat(&quot;https://dx.doi.org/&quot;; [.F8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9]; [$'Journal Lookup Tables'.$A$2:.$B$22])" office:value-type="string" office:string-value="BOTH" calcext:value-type="string">
            <text:p>BOTH</text:p>
          </table:table-cell>
          <table:table-cell table:style-name="ce47" table:formula="of:=LOOKUP([.A8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3"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1" draw:text-style-name="P2" svg:width="686.83pt" svg:height="74.24pt" svg:x="1579.55pt" svg:y="1415.25pt" draw:caption-point-x="-11.54pt" draw:caption-point-y="-22.99pt">
              <dc:date>2022-05-04T00:00:00</dc:date>
              <text:p text:style-name="P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p>
              <text:p text:style-name="P1"/>
              <text:p text:style-name="P1">#21: https://github.com/phytopathology/Reproducibility_in_Plant_Pathology/issues/21</text:p>
              <text:p text:style-name="P1"><text:tab/>-Adam H. Sparks</text:p>
            </office:annotation>
            <text:p>2</text:p>
          </table:table-cell>
          <table:table-cell table:style-name="ce47" office:value-type="string" calcext:value-type="string">
            <text:p>STEMRUST_G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3-0175-r</text:p>
          </table:table-cell>
          <table:table-cell table:style-name="ce39" table:formula="of:=concat(&quot;https://dx.doi.org/&quot;; [.F9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0]; [$'Journal Lookup Tables'.$A$2:.$B$22])" office:value-type="string" office:string-value="BOTH" calcext:value-type="string">
            <text:p>BOTH</text:p>
          </table:table-cell>
          <table:table-cell table:style-name="ce47" table:formula="of:=LOOKUP([.A9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2-14-0122-re</text:p>
          </table:table-cell>
          <table:table-cell table:style-name="ce39" table:formula="of:=concat(&quot;https://dx.doi.org/&quot;; [.F9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1]; [$'Journal Lookup Tables'.$A$2:.$B$22])" office:value-type="string" office:string-value="BOTH" calcext:value-type="string">
            <text:p>BOTH</text:p>
          </table:table-cell>
          <table:table-cell table:style-name="ce47" table:formula="of:=LOOKUP([.A9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5-18-0715-RE</text:p>
          </table:table-cell>
          <table:table-cell table:style-name="ce39" table:formula="of:=concat(&quot;https://dx.doi.org/&quot;; [.F92])" office:value-type="string" office:string-value="" calcext:value-type="error">
            <text:p>#NAME?</text:p>
          </table:table-cell>
          <table:table-cell table:style-name="ce34" office:value-type="string" calcext:value-type="string">
            <text:p>Last research article in issue, the remainder, including p146, are disease notes</text:p>
          </table:table-cell>
          <table:table-cell table:style-name="ce47" table:formula="of:=LOOKUP([.A92]; [$'Journal Lookup Tables'.$A$2:.$B$22])" office:value-type="string" office:string-value="BOTH" calcext:value-type="string">
            <text:p>BOTH</text:p>
          </table:table-cell>
          <table:table-cell table:style-name="ce47" table:formula="of:=LOOKUP([.A9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2013-0922-01-rs</text:p>
          </table:table-cell>
          <table:table-cell table:style-name="ce39" table:formula="of:=concat(&quot;https://dx.doi.org/&quot;; [.F9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3]; [$'Journal Lookup Tables'.$A$2:.$B$22])" office:value-type="string" office:string-value="BOTH" calcext:value-type="string">
            <text:p>BOTH</text:p>
          </table:table-cell>
          <table:table-cell table:style-name="ce47" table:formula="of:=LOOKUP([.A9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rs-15-0050</text:p>
          </table:table-cell>
          <table:table-cell table:style-name="ce39" table:formula="of:=concat(&quot;https://dx.doi.org/&quot;; [.F94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4]; [$'Journal Lookup Tables'.$A$2:.$B$22])" office:value-type="string" office:string-value="BOTH" calcext:value-type="string">
            <text:p>BOTH</text:p>
          </table:table-cell>
          <table:table-cell table:style-name="ce47" table:formula="of:=LOOKUP([.A9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09-18-0054-RS</text:p>
          </table:table-cell>
          <table:table-cell table:style-name="ce39" table:formula="of:=concat(&quot;https://dx.doi.org/&quot;; [.F9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95]; [$'Journal Lookup Tables'.$A$2:.$B$22])" office:value-type="string" office:string-value="BOTH" calcext:value-type="string">
            <text:p>BOTH</text:p>
          </table:table-cell>
          <table:table-cell table:style-name="ce47" table:formula="of:=LOOKUP([.A9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26.x</text:p>
          </table:table-cell>
          <table:table-cell table:style-name="ce39" table:formula="of:=concat(&quot;https://dx.doi.org/&quot;; [.F9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6]; [$'Journal Lookup Tables'.$A$2:.$B$22])" office:value-type="string" office:string-value="BOTH" calcext:value-type="string">
            <text:p>BOTH</text:p>
          </table:table-cell>
          <table:table-cell table:style-name="ce47" table:formula="of:=LOOKUP([.A96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5" draw:text-style-name="P2" svg:width="280.6pt" svg:height="42.75pt" svg:x="2055.94pt" svg:y="1525.49pt" draw:caption-point-x="-11.54pt" draw:caption-point-y="-22.96pt">
              <dc:date>2022-05-04T00:00:00</dc:date>
              <text:p text:style-name="P1">Some of these are available, others are but don't work without changing calendars, etc.</text:p>
              <text:p text:style-name="P1"><text:tab/>-Adam H. Sparks</text:p>
            </office:annotation>
            <text:p>INSTRUCT, POWERMARKER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31.x</text:p>
          </table:table-cell>
          <table:table-cell table:style-name="ce39" table:formula="of:=concat(&quot;https://dx.doi.org/&quot;; [.F9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7]; [$'Journal Lookup Tables'.$A$2:.$B$22])" office:value-type="string" office:string-value="BOTH" calcext:value-type="string">
            <text:p>BOTH</text:p>
          </table:table-cell>
          <table:table-cell table:style-name="ce47" table:formula="of:=LOOKUP([.A97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Y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4</text:p>
          </table:table-cell>
          <table:table-cell table:style-name="ce39" table:formula="of:=concat(&quot;https://dx.doi.org/&quot;; [.F9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8]; [$'Journal Lookup Tables'.$A$2:.$B$22])" office:value-type="string" office:string-value="BOTH" calcext:value-type="string">
            <text:p>BOTH</text:p>
          </table:table-cell>
          <table:table-cell table:style-name="ce47" table:formula="of:=LOOKUP([.A9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5</text:p>
          </table:table-cell>
          <table:table-cell table:style-name="ce39" table:formula="of:=concat(&quot;https://dx.doi.org/&quot;; [.F9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9]; [$'Journal Lookup Tables'.$A$2:.$B$22])" office:value-type="string" office:string-value="BOTH" calcext:value-type="string">
            <text:p>BOTH</text:p>
          </table:table-cell>
          <table:table-cell table:style-name="ce47" table:formula="of:=LOOKUP([.A9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1</text:p>
          </table:table-cell>
          <table:table-cell table:style-name="ce39" table:formula="of:=concat(&quot;https://dx.doi.org/&quot;; [.F10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0]; [$'Journal Lookup Tables'.$A$2:.$B$22])" office:value-type="float" office:value="1" calcext:value-type="float">
            <text:p>1</text:p>
          </table:table-cell>
          <table:table-cell table:style-name="ce47" table:formula="of:=LOOKUP([.A10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Variowin, Surfer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47" table:formula="of:=LOOKUP([.A101]; [$'Journal Lookup Tables'.$A$2:.$B$22])" office:value-type="float" office:value="1" calcext:value-type="float">
            <text:p>1</text:p>
          </table:table-cell>
          <table:table-cell table:style-name="ce47" table:formula="of:=LOOKUP([.A10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726.46pt" svg:height="42.75pt" svg:x="1329.48pt" svg:y="1605pt" draw:caption-point-x="-11.54pt" draw:caption-point-y="-23.73pt">
              <dc:date>2022-05-04T00:00:00</dc:date>
              <text:p text:style-name="P1">Improper citation</text:p>
              <text:p text:style-name="P1"><text:tab/>-Adam H. Sparks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4"/>
          <table:table-cell table:style-name="ce34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47" table:formula="of:=LOOKUP([.A102]; [$'Journal Lookup Tables'.$A$2:.$B$22])" office:value-type="float" office:value="1" calcext:value-type="float">
            <text:p>1</text:p>
          </table:table-cell>
          <table:table-cell table:style-name="ce47" table:formula="of:=LOOKUP([.A10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3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47" table:formula="of:=LOOKUP([.A103]; [$'Journal Lookup Tables'.$A$2:.$B$22])" office:value-type="float" office:value="1" calcext:value-type="float">
            <office:annotation draw:style-name="gr5" draw:text-style-name="P2" svg:width="298.63pt" svg:height="50.49pt" svg:x="1030.85pt" svg:y="1632.64pt" draw:caption-point-x="-11.54pt" draw:caption-point-y="-19.13pt">
              <dc:date>2022-05-04T00:00:00</dc:date>
              <text:p text:style-name="P1">I think this is true. I can't find a statement but any article I've selected from home has the PDF available. Anyone know for sure? My Spanish is quite rusty these days.</text:p>
              <text:p text:style-name="P1"><text:tab/>-Adam H. Sparks</text:p>
            </office:annotation>
            <text:p>1</text:p>
          </table:table-cell>
          <table:table-cell table:style-name="ce47" table:formula="of:=LOOKUP([.A10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Surfer, MorLloyd, Exce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09-2</text:p>
          </table:table-cell>
          <table:table-cell table:style-name="ce39" table:formula="of:=concat(&quot;https://dx.doi.org/&quot;; [.F10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4]; [$'Journal Lookup Tables'.$A$2:.$B$22])" office:value-type="float" office:value="1" calcext:value-type="float">
            <text:p>1</text:p>
          </table:table-cell>
          <table:table-cell table:style-name="ce47" table:formula="of:=LOOKUP([.A104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mageTool, 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4</text:p>
          </table:table-cell>
          <table:table-cell table:style-name="ce39" table:formula="of:=concat(&quot;https://dx.doi.org/&quot;; [.F10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5]; [$'Journal Lookup Tables'.$A$2:.$B$22])" office:value-type="float" office:value="1" calcext:value-type="float">
            <text:p>1</text:p>
          </table:table-cell>
          <table:table-cell table:style-name="ce47" table:formula="of:=LOOKUP([.A10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726.46pt" svg:height="42.75pt" svg:x="1329.48pt" svg:y="1667.99pt" draw:caption-point-x="-11.54pt" draw:caption-point-y="-22.96pt">
              <dc:date>2022-05-04T00:00:00</dc:date>
              <text:p text:style-name="P1">R was clearly used (ggplot2 figures) but no citation.</text:p>
              <text:p text:style-name="P1"><text:tab/>-Adam H. Sparks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AxioVisio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2008-1</text:p>
          </table:table-cell>
          <table:table-cell table:style-name="ce39" table:formula="of:=concat(&quot;https://dx.doi.org/&quot;; [.F10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6]; [$'Journal Lookup Tables'.$A$2:.$B$22])" office:value-type="float" office:value="1" calcext:value-type="float">
            <text:p>1</text:p>
          </table:table-cell>
          <table:table-cell table:style-name="ce47" table:formula="of:=LOOKUP([.A10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7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47" table:formula="of:=LOOKUP([.A107]; [$'Journal Lookup Tables'.$A$2:.$B$22])" office:value-type="float" office:value="1" calcext:value-type="float">
            <text:p>1</text:p>
          </table:table-cell>
          <table:table-cell table:style-name="ce47" table:formula="of:=LOOKUP([.A10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egap and Gap, MEGA, BLAST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9-00330-y</text:p>
          </table:table-cell>
          <table:table-cell table:style-name="ce39" table:formula="of:=concat(&quot;https://dx.doi.org/&quot;; [.F10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8]; [$'Journal Lookup Tables'.$A$2:.$B$22])" office:value-type="string" office:string-value="BOTH" calcext:value-type="string">
            <text:p>BOTH</text:p>
          </table:table-cell>
          <table:table-cell table:style-name="ce47" table:formula="of:=LOOKUP([.A10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Trinity tool, BLAS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5-0015-y</text:p>
          </table:table-cell>
          <table:table-cell table:style-name="ce39" table:formula="of:=concat(&quot;https://dx.doi.org/&quot;; [.F10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9]; [$'Journal Lookup Tables'.$A$2:.$B$22])" office:value-type="string" office:string-value="BOTH" calcext:value-type="string">
            <text:p>BOTH</text:p>
          </table:table-cell>
          <table:table-cell table:style-name="ce47" table:formula="of:=LOOKUP([.A10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PS Explorer, MASC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Virology Journal (Plant Viruses Section)</text:p>
          </table:table-cell>
          <table:table-cell table:style-name="ce34" office:value-type="string" calcext:value-type="string">
            <text:p>Virol J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86/s12985-018-1106-4</text:p>
          </table:table-cell>
          <table:table-cell table:style-name="ce39" table:formula="of:=concat(&quot;https://dx.doi.org/&quot;; [.F11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10]; [$'Journal Lookup Tables'.$A$2:.$B$22])" office:value-type="float" office:value="1" calcext:value-type="float">
            <text:p>1</text:p>
          </table:table-cell>
          <table:table-cell table:style-name="ce47" table:formula="of:=LOOKUP([.A11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office:annotation draw:style-name="gr5" draw:text-style-name="P2" svg:width="280.6pt" svg:height="50.49pt" svg:x="2055.94pt" svg:y="1742.88pt" draw:caption-point-x="-11.54pt" draw:caption-point-y="-19.11pt">
              <dc:date>2022-05-04T00:00:00</dc:date>
              <text:p text:style-name="P1">Likely others in here but the paper isn't written clearly enough for someone who's not familiar with this subject matter to discern what software packages were used.</text:p>
              <text:p text:style-name="P1"><text:tab/>-Adam H. Sparks</text:p>
            </office:annotation>
            <text:p>MEGA, Clustal, DoBo, ROSETT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40" table:formula="of:=concat(&quot;https://dx.doi.org/&quot;; [.F11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11]; [$'Journal Lookup Tables'.$A$2:.$B$22])" office:value-type="string" office:string-value="BOTH" calcext:value-type="string">
            <text:p>BOTH</text:p>
          </table:table-cell>
          <table:table-cell table:style-name="ce48" table:formula="of:=LOOKUP([.A11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STATC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2" calcext:value-type="float">
            <office:annotation draw:style-name="gr5" draw:text-style-name="P2" svg:width="584.14pt" svg:height="42.75pt" svg:x="405.69pt" svg:y="1778.26pt" draw:caption-point-x="-11.54pt" draw:caption-point-y="-22.99pt">
              <dc:date>2022-05-04T00:00:00</dc:date>
              <text:p text:style-name="P1">experimental</text:p>
              <text:p text:style-name="P1"><text:tab/>-Emerson Del Ponte</text:p>
            </office:annotation>
            <text:p>1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5.1004111</text:p>
          </table:table-cell>
          <table:table-cell table:style-name="ce40" table:formula="of:=concat(&quot;https://dx.doi.org/&quot;; [.F1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2]; [$'Journal Lookup Tables'.$A$2:.$B$22])" office:value-type="string" office:string-value="BOTH" calcext:value-type="string">
            <text:p>BOTH</text:p>
          </table:table-cell>
          <table:table-cell table:style-name="ce48" table:formula="of:=LOOKUP([.A11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327.83pt" svg:height="42.75pt" svg:x="1187.8pt" svg:y="1778.26pt" draw:caption-point-x="-11.54pt" draw:caption-point-y="-22.99pt">
              <dc:date>2022-05-04T00:00:00</dc:date>
              <text:p text:style-name="P1">host resistance, management</text:p>
              <text:p text:style-name="P1"><text:tab/>-Emerson Del Ponte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5" draw:text-style-name="P2" svg:width="713.25pt" svg:height="42.75pt" svg:x="1412.84pt" svg:y="1778.26pt" draw:caption-point-x="-11.54pt" draw:caption-point-y="-22.99pt">
              <dc:date>2022-05-04T00:00:00</dc:date>
              <text:p text:style-name="P1">Genstat software</text:p>
              <text:p text:style-name="P1"><text:tab/>-Emerson Del Ponte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7915</text:p>
          </table:table-cell>
          <table:table-cell table:style-name="ce40" table:formula="of:=concat(&quot;https://dx.doi.org/&quot;; [.F11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3]; [$'Journal Lookup Tables'.$A$2:.$B$22])" office:value-type="string" office:string-value="BOTH" calcext:value-type="string">
            <text:p>BOTH</text:p>
          </table:table-cell>
          <table:table-cell table:style-name="ce48" table:formula="of:=LOOKUP([.A11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4881</text:p>
          </table:table-cell>
          <table:table-cell table:style-name="ce40" table:formula="of:=concat(&quot;https://dx.doi.org/&quot;; [.F11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4]; [$'Journal Lookup Tables'.$A$2:.$B$22])" office:value-type="string" office:string-value="BOTH" calcext:value-type="string">
            <text:p>BOTH</text:p>
          </table:table-cell>
          <table:table-cell table:style-name="ce48" table:formula="of:=LOOKUP([.A11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2.09.001</text:p>
          </table:table-cell>
          <table:table-cell table:style-name="ce40" table:formula="of:=concat(&quot;https://dx.doi.org/&quot;; [.F11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5]; [$'Journal Lookup Tables'.$A$2:.$B$22])" office:value-type="string" office:string-value="BOTH" calcext:value-type="string">
            <text:p>BOTH</text:p>
          </table:table-cell>
          <table:table-cell table:style-name="ce48" table:formula="of:=LOOKUP([.A11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14" draw:text-style-name="P2" svg:width="327.83pt" svg:height="41.98pt" svg:x="1187.8pt" svg:y="1825.51pt" draw:caption-point-x="-11.54pt" draw:caption-point-y="-22.99pt">
              <dc:date>2022-05-04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15" draw:text-style-name="P2" svg:width="713.25pt" svg:height="73.47pt" svg:x="1412.84pt" svg:y="1825.51pt" draw:caption-point-x="-11.54pt" draw:caption-point-y="-22.99pt">
              <dc:date>2022-05-04T00:00:00</dc:date>
              <text:p text:style-name="P1">SAS, OriginPro and Canoco were used. most individuals can afford?</text:p>
              <text:p text:style-name="P1"><text:tab/>-Emerson Del Ponte</text:p>
              <text:p text:style-name="P1">OriginPro is a "request a quote", which Zach and I agree is rated as a "1"</text:p>
              <text:p text:style-name="P1"><text:tab/>-Adam H. Sparks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OriginPro, Canoco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3.10.002</text:p>
          </table:table-cell>
          <table:table-cell table:style-name="ce40" table:formula="of:=concat(&quot;https://dx.doi.org/&quot;; [.F1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6]; [$'Journal Lookup Tables'.$A$2:.$B$22])" office:value-type="string" office:string-value="BOTH" calcext:value-type="string">
            <text:p>BOTH</text:p>
          </table:table-cell>
          <table:table-cell table:style-name="ce48" table:formula="of:=LOOKUP([.A11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16" draw:text-style-name="P2" svg:width="327.83pt" svg:height="42.01pt" svg:x="1187.8pt" svg:y="1841.24pt" draw:caption-point-x="-11.54pt" draw:caption-point-y="-22.96pt">
              <dc:date>2022-05-04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11.028</text:p>
          </table:table-cell>
          <table:table-cell table:style-name="ce40" table:formula="of:=concat(&quot;https://dx.doi.org/&quot;; [.F11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7]; [$'Journal Lookup Tables'.$A$2:.$B$22])" office:value-type="string" office:string-value="BOTH" calcext:value-type="string">
            <text:p>BOTH</text:p>
          </table:table-cell>
          <table:table-cell table:style-name="ce48" table:formula="of:=LOOKUP([.A11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tlab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40" office:value-type="string" calcext:value-type="string">
            <text:p><text:a xlink:href="https://doi.org/10.1016/j.cropro.2020.105335" xlink:type="simple">Emerson</text:a></text:p>
          </table:table-cell>
          <table:table-cell table:style-name="ce40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40" table:formula="of:=concat(&quot;https://dx.doi.org/&quot;; [.F118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eighth article of the continuous numbering system</text:p>
          </table:table-cell>
          <table:table-cell table:style-name="ce48" table:formula="of:=LOOKUP([.A118]; [$'Journal Lookup Tables'.$A$2:.$B$22])" office:value-type="string" office:string-value="BOTH" calcext:value-type="string">
            <text:p>BOTH</text:p>
          </table:table-cell>
          <table:table-cell table:style-name="ce48" table:formula="of:=LOOKUP([.A11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09.012</text:p>
          </table:table-cell>
          <table:table-cell table:style-name="ce40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9]; [$'Journal Lookup Tables'.$A$2:.$B$22])" office:value-type="string" office:string-value="BOTH" calcext:value-type="string">
            <text:p>BOTH</text:p>
          </table:table-cell>
          <table:table-cell table:style-name="ce48" table:formula="of:=LOOKUP([.A11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Oligo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office:annotation draw:style-name="gr17" draw:text-style-name="P2" svg:width="324.34pt" svg:height="296.82pt" svg:x="298.74pt" svg:y="1894.96pt" draw:caption-point-x="-11.54pt" draw:caption-point-y="-14.43pt">
              <dc:date>2022-05-04T00:00:00</dc:date>
              <text:p text:style-name="P1">+delponte@ufv.br, this is not a pathology article?</text:p>
              <text:p text:style-name="P1">_Assigned to Emerson Del Ponte_</text:p>
              <text:p text:style-name="P1"><text:tab/>-Adam H. Sparks</text:p>
              <text:p text:style-name="P1">Something seems wrong with the DOIs. This DOI should not be included in this data set, but I can't tell what's going on yet since there is missing information in this sheet regarding the article title and authors. Will need to look further.</text:p>
              <text:p text:style-name="P1"><text:tab/>-Adam H. Sparks</text:p>
              <text:p text:style-name="P1">OK, the DOI checks out for the article that you evaluated, https://docs.google.com/spreadsheets/d/1z74IV6KqfS6ypQLY2olnkWsbt-LWcuLoUeS-SzP-ipE/edit#gid=1702468125, but there are no notes. </text:p>
              <text:p text:style-name="P1"/>
              <text:p text:style-name="P1">The authors (that I personally know) used SPSS, but I can't find Mega or Clustal in the article?</text:p>
              <text:p text:style-name="P1"><text:tab/>-Adam H. Sparks</text:p>
              <text:p text:style-name="P1">all comments refer to this crop protection paper? first, you are right. It is not a plant pathology paper. I included another DOI and will correct the notes later when I am able to download the paper</text:p>
              <text:p text:style-name="P1"><text:tab/>-Emerson Del Ponte</text:p>
              <text:p text:style-name="P1">Ok, I see now all comments for the same paper. Since this was substituted, I deleted the fields for now</text:p>
              <text:p text:style-name="P1"><text:tab/>-Emerson Del Ponte</text:p>
              <text:p text:style-name="P1">Thanks! Let me know when you've updated this entry.</text:p>
              <text:p text:style-name="P1"><text:tab/>-Adam H. Sparks</text:p>
              <text:p text:style-name="P1">I've updated this entry with the DOI you provided, +delponte@ufv.br</text:p>
              <text:p text:style-name="P1"><text:tab/>-Adam H. Sparks</text:p>
            </office:annotation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5" draw:text-style-name="P2" svg:width="471.66pt" svg:height="42.75pt" svg:x="623.08pt" svg:y="1903.49pt" draw:caption-point-x="-11.54pt" draw:caption-point-y="-22.96pt">
              <dc:date>2022-05-04T00:00:00</dc:date>
              <text:p text:style-name="P1">This is new DOI.. the next plant pathology paper. It is weird that crop protection have volumes within the same year and all start again the page numbers. I was using the first issue of the year</text:p>
              <text:p text:style-name="P1"><text:tab/>-Emerson Del Ponte</text:p>
            </office:annotation>
            <text:p>10.1016/j.cropro.2016.10.011</text:p>
          </table:table-cell>
          <table:table-cell table:style-name="ce40" table:formula="of:=concat(&quot;https://dx.doi.org/&quot;; [.F12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per was not plant pathology, next suitable paper chosen</text:p>
            <text:p/>
          </table:table-cell>
          <table:table-cell table:style-name="ce48" table:formula="of:=LOOKUP([.A120]; [$'Journal Lookup Tables'.$A$2:.$B$22])" office:value-type="string" office:string-value="BOTH" calcext:value-type="string">
            <text:p>BOTH</text:p>
          </table:table-cell>
          <table:table-cell table:style-name="ce48" table:formula="of:=LOOKUP([.A12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4-0525-3</text:p>
          </table:table-cell>
          <table:table-cell table:style-name="ce40" table:formula="of:=concat(&quot;https://dx.doi.org/&quot;; [.F1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1]; [$'Journal Lookup Tables'.$A$2:.$B$22])" office:value-type="string" office:string-value="BOTH" calcext:value-type="string">
            <text:p>BOTH</text:p>
          </table:table-cell>
          <table:table-cell table:style-name="ce48" table:formula="of:=LOOKUP([.A12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office:annotation draw:style-name="gr5" draw:text-style-name="P2" svg:width="713.25pt" svg:height="42.75pt" svg:x="1412.84pt" svg:y="1919.25pt" draw:caption-point-x="-11.54pt" draw:caption-point-y="-22.99pt">
              <dc:date>2022-05-04T00:00:00</dc:date>
              <text:p text:style-name="P1">SPSS</text:p>
              <text:p text:style-name="P1"><text:tab/>-Emerson Del Ponte</text:p>
            </office:annotation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40" table:formula="of:=concat(&quot;https://dx.doi.org/&quot;; [.F12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2]; [$'Journal Lookup Tables'.$A$2:.$B$22])" office:value-type="string" office:string-value="BOTH" calcext:value-type="string">
            <text:p>BOTH</text:p>
          </table:table-cell>
          <table:table-cell table:style-name="ce48" table:formula="of:=LOOKUP([.A12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9-01860-6</text:p>
          </table:table-cell>
          <table:table-cell table:style-name="ce40" table:formula="of:=concat(&quot;https://dx.doi.org/&quot;; [.F12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3]; [$'Journal Lookup Tables'.$A$2:.$B$22])" office:value-type="string" office:string-value="BOTH" calcext:value-type="string">
            <text:p>BOTH</text:p>
          </table:table-cell>
          <table:table-cell table:style-name="ce48" table:formula="of:=LOOKUP([.A12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65-7</text:p>
          </table:table-cell>
          <table:table-cell table:style-name="ce40" table:formula="of:=concat(&quot;https://dx.doi.org/&quot;; [.F12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24]; [$'Journal Lookup Tables'.$A$2:.$B$22])" office:value-type="string" office:string-value="BOTH" calcext:value-type="string">
            <text:p>BOTH</text:p>
          </table:table-cell>
          <table:table-cell table:style-name="ce48" table:formula="of:=LOOKUP([.A12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AST, 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34-1</text:p>
          </table:table-cell>
          <table:table-cell table:style-name="ce40" table:formula="of:=concat(&quot;https://dx.doi.org/&quot;; [.F1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5]; [$'Journal Lookup Tables'.$A$2:.$B$22])" office:value-type="string" office:string-value="BOTH" calcext:value-type="string">
            <text:p>BOTH</text:p>
          </table:table-cell>
          <table:table-cell table:style-name="ce48" table:formula="of:=LOOKUP([.A12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4" draw:text-style-name="P2" svg:width="327.83pt" svg:height="43.51pt" svg:x="1187.8pt" svg:y="1982.24pt" draw:caption-point-x="-11.54pt" draw:caption-point-y="-22.96pt">
              <dc:date>2022-05-04T00:00:00</dc:date>
              <text:p text:style-name="P1">phylogenetics</text:p>
              <text:p text:style-name="P1"><text:tab/>-Emerson Del Ponte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RNAviz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8-1458-z</text:p>
          </table:table-cell>
          <table:table-cell table:style-name="ce40" table:formula="of:=concat(&quot;https://dx.doi.org/&quot;; [.F1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6]; [$'Journal Lookup Tables'.$A$2:.$B$22])" office:value-type="string" office:string-value="BOTH" calcext:value-type="string">
            <text:p>BOTH</text:p>
          </table:table-cell>
          <table:table-cell table:style-name="ce48" table:formula="of:=LOOKUP([.A12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6</text:p>
          </table:table-cell>
          <table:table-cell table:style-name="ce40" table:formula="of:=concat(&quot;https://dx.doi.org/&quot;; [.F1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7]; [$'Journal Lookup Tables'.$A$2:.$B$22])" office:value-type="string" office:string-value="BOTH" calcext:value-type="string">
            <text:p>BOTH</text:p>
          </table:table-cell>
          <table:table-cell table:style-name="ce48" table:formula="of:=LOOKUP([.A12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078</text:p>
          </table:table-cell>
          <table:table-cell table:style-name="ce40" table:formula="of:=concat(&quot;https://dx.doi.org/&quot;; [.F1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8]; [$'Journal Lookup Tables'.$A$2:.$B$22])" office:value-type="string" office:string-value="BOTH" calcext:value-type="string">
            <text:p>BOTH</text:p>
          </table:table-cell>
          <table:table-cell table:style-name="ce48" table:formula="of:=LOOKUP([.A12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5" draw:text-style-name="P2" svg:width="713.25pt" svg:height="42.75pt" svg:x="1412.84pt" svg:y="2030.26pt" draw:caption-point-x="-11.54pt" draw:caption-point-y="-23.73pt">
              <dc:date>2022-05-04T00:00:00</dc:date>
              <text:p text:style-name="P1">several.. CODONCODE ALIGNER 4.0.2 program, WEBSAT, PRIMER3</text:p>
              <text:p text:style-name="P1"><text:tab/>-Emerson Del Ponte</text:p>
            </office:annotation>
            <text:p>1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DONCODE ALIGNER, WEBSAT, PRIMER3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0.00710.x</text:p>
          </table:table-cell>
          <table:table-cell table:style-name="ce40" table:formula="of:=concat(&quot;https://dx.doi.org/&quot;; [.F12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9]; [$'Journal Lookup Tables'.$A$2:.$B$22])" office:value-type="string" office:string-value="BOTH" calcext:value-type="string">
            <text:p>BOTH</text:p>
          </table:table-cell>
          <table:table-cell table:style-name="ce48" table:formula="of:=LOOKUP([.A12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713.25pt" svg:height="42.75pt" svg:x="1412.84pt" svg:y="2045.99pt" draw:caption-point-x="-11.54pt" draw:caption-point-y="-22.96pt">
              <dc:date>2022-05-04T00:00:00</dc:date>
              <text:p text:style-name="P1">genstat</text:p>
              <text:p text:style-name="P1"><text:tab/>-Emerson Del Ponte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1.00712.x</text:p>
          </table:table-cell>
          <table:table-cell table:style-name="ce40" table:formula="of:=concat(&quot;https://dx.doi.org/&quot;; [.F13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30]; [$'Journal Lookup Tables'.$A$2:.$B$22])" office:value-type="string" office:string-value="BOTH" calcext:value-type="string">
            <text:p>BOTH</text:p>
          </table:table-cell>
          <table:table-cell table:style-name="ce48" table:formula="of:=LOOKUP([.A13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713.25pt" svg:height="42.75pt" svg:x="1412.84pt" svg:y="2061.75pt" draw:caption-point-x="-11.54pt" draw:caption-point-y="-22.99pt">
              <dc:date>2022-05-04T00:00:00</dc:date>
              <text:p text:style-name="P1">Quantity One version 4.6.3</text:p>
              <text:p text:style-name="P1"><text:tab/>-Emerson Del Ponte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Quantity On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88</text:p>
          </table:table-cell>
          <table:table-cell table:style-name="ce40" table:formula="of:=concat(&quot;https://dx.doi.org/&quot;; [.F1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1]; [$'Journal Lookup Tables'.$A$2:.$B$22])" office:value-type="string" office:string-value="BOTH" calcext:value-type="string">
            <text:p>BOTH</text:p>
          </table:table-cell>
          <table:table-cell table:style-name="ce48" table:formula="of:=LOOKUP([.A13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5</text:p>
          </table:table-cell>
          <table:table-cell table:style-name="ce40" table:formula="of:=concat(&quot;https://dx.doi.org/&quot;; [.F1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2]; [$'Journal Lookup Tables'.$A$2:.$B$22])" office:value-type="string" office:string-value="BOTH" calcext:value-type="string">
            <text:p>BOTH</text:p>
          </table:table-cell>
          <table:table-cell table:style-name="ce48" table:formula="of:=LOOKUP([.A13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39</text:p>
          </table:table-cell>
          <table:table-cell table:style-name="ce40" table:formula="of:=concat(&quot;https://dx.doi.org/&quot;; [.F1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3]; [$'Journal Lookup Tables'.$A$2:.$B$22])" office:value-type="string" office:string-value="BOTH" calcext:value-type="string">
            <text:p>BOTH</text:p>
          </table:table-cell>
          <table:table-cell table:style-name="ce48" table:formula="of:=LOOKUP([.A13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office:annotation draw:style-name="gr5" draw:text-style-name="P2" svg:width="713.25pt" svg:height="42.75pt" svg:x="1412.84pt" svg:y="2109pt" draw:caption-point-x="-11.54pt" draw:caption-point-y="-22.99pt">
              <dc:date>2022-05-04T00:00:00</dc:date>
              <text:p text:style-name="P1">Gen- Bank and PhytophthoraDB</text:p>
              <text:p text:style-name="P1"><text:tab/>-Emerson Del Ponte</text:p>
            </office:annotation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GenBank, PhytophthoraD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6-0690-7</text:p>
          </table:table-cell>
          <table:table-cell table:style-name="ce40" table:formula="of:=concat(&quot;https://dx.doi.org/&quot;; [.F13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4]; [$'Journal Lookup Tables'.$A$2:.$B$22])" office:value-type="string" office:string-value="BOTH" calcext:value-type="string">
            <text:p>BOTH</text:p>
          </table:table-cell>
          <table:table-cell table:style-name="ce48" table:formula="of:=LOOKUP([.A13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%2Fs10327-017-0756-1</text:p>
          </table:table-cell>
          <table:table-cell table:style-name="ce40" table:formula="of:=concat(&quot;https://dx.doi.org/&quot;; [.F13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5]; [$'Journal Lookup Tables'.$A$2:.$B$22])" office:value-type="string" office:string-value="BOTH" calcext:value-type="string">
            <text:p>BOTH</text:p>
          </table:table-cell>
          <table:table-cell table:style-name="ce48" table:formula="of:=LOOKUP([.A13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4-0557-8</text:p>
          </table:table-cell>
          <table:table-cell table:style-name="ce40" table:formula="of:=concat(&quot;https://dx.doi.org/&quot;; [.F13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6]; [$'Journal Lookup Tables'.$A$2:.$B$22])" office:value-type="string" office:string-value="BOTH" calcext:value-type="string">
            <text:p>BOTH</text:p>
          </table:table-cell>
          <table:table-cell table:style-name="ce48" table:formula="of:=LOOKUP([.A13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327.83pt" svg:height="42.75pt" svg:x="1187.8pt" svg:y="2156.26pt" draw:caption-point-x="-11.54pt" draw:caption-point-y="-22.99pt">
              <dc:date>2022-05-04T00:00:00</dc:date>
              <text:p text:style-name="P1">germplasm evaluation</text:p>
              <text:p text:style-name="P1"><text:tab/>-Emerson Del Ponte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18" draw:text-style-name="P2" svg:width="713.25pt" svg:height="105.73pt" svg:x="1412.84pt" svg:y="2156.26pt" draw:caption-point-x="-11.54pt" draw:caption-point-y="-22.99pt">
              <dc:date>2022-05-04T00:00:00</dc:date>
              <text:p text:style-name="P1">uses SAS</text:p>
              <text:p text:style-name="P1"><text:tab/>-Emerson Del Ponte</text:p>
              <text:p text:style-name="P1">I thought we were ranking SAS as a 2 since there is a free version?</text:p>
              <text:p text:style-name="P1"><text:tab/>-Adam H. Sparks</text:p>
              <text:p text:style-name="P1">If so, I will need to change everything</text:p>
              <text:p text:style-name="P1"><text:tab/>-Emerson Del Ponte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2-0363-0</text:p>
          </table:table-cell>
          <table:table-cell table:style-name="ce40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7]; [$'Journal Lookup Tables'.$A$2:.$B$22])" office:value-type="string" office:string-value="BOTH" calcext:value-type="string">
            <text:p>BOTH</text:p>
          </table:table-cell>
          <table:table-cell table:style-name="ce48" table:formula="of:=LOOKUP([.A13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327.83pt" svg:height="42.75pt" svg:x="1187.8pt" svg:y="2171.99pt" draw:caption-point-x="-11.54pt" draw:caption-point-y="-22.96pt">
              <dc:date>2022-05-04T00:00:00</dc:date>
              <text:p text:style-name="P1">First report of a pathogen</text:p>
              <text:p text:style-name="P1"><text:tab/>-Emerson Del Ponte</text:p>
            </office:annotation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5" draw:text-style-name="P2" svg:width="713.25pt" svg:height="42.75pt" svg:x="1412.84pt" svg:y="2171.99pt" draw:caption-point-x="-11.54pt" draw:caption-point-y="-22.96pt">
              <dc:date>2022-05-04T00:00:00</dc:date>
              <text:p text:style-name="P1">MEGA 5.05 software</text:p>
              <text:p text:style-name="P1"><text:tab/>-Emerson Del Ponte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9-00885-3</text:p>
          </table:table-cell>
          <table:table-cell table:style-name="ce40" table:formula="of:=concat(&quot;https://dx.doi.org/&quot;; [.F13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8]; [$'Journal Lookup Tables'.$A$2:.$B$22])" office:value-type="string" office:string-value="BOTH" calcext:value-type="string">
            <text:p>BOTH</text:p>
          </table:table-cell>
          <table:table-cell table:style-name="ce48" table:formula="of:=LOOKUP([.A13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AUP, Mr 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5</text:p>
          </table:table-cell>
          <table:table-cell table:style-name="ce40" table:formula="of:=concat(&quot;https://dx.doi.org/&quot;; [.F13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9]; [$'Journal Lookup Tables'.$A$2:.$B$22])" office:value-type="string" office:string-value="BOTH" calcext:value-type="string">
            <text:p>BOTH</text:p>
          </table:table-cell>
          <table:table-cell table:style-name="ce48" table:formula="of:=LOOKUP([.A13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027</text:p>
          </table:table-cell>
          <table:table-cell table:style-name="ce40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0]; [$'Journal Lookup Tables'.$A$2:.$B$22])" office:value-type="string" office:string-value="BOTH" calcext:value-type="string">
            <text:p>BOTH</text:p>
          </table:table-cell>
          <table:table-cell table:style-name="ce48" table:formula="of:=LOOKUP([.A14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713.25pt" svg:height="42.75pt" svg:x="1412.84pt" svg:y="2219.24pt" draw:caption-point-x="-11.54pt" draw:caption-point-y="-22.96pt">
              <dc:date>2022-05-04T00:00:00</dc:date>
              <text:p text:style-name="P1">SPSS 16.0</text:p>
              <text:p text:style-name="P1"><text:tab/>-Emerson Del Ponte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8</text:p>
          </table:table-cell>
          <table:table-cell table:style-name="ce40" table:formula="of:=concat(&quot;https://dx.doi.org/&quot;; [.F1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1]; [$'Journal Lookup Tables'.$A$2:.$B$22])" office:value-type="string" office:string-value="BOTH" calcext:value-type="string">
            <text:p>BOTH</text:p>
          </table:table-cell>
          <table:table-cell table:style-name="ce48" table:formula="of:=LOOKUP([.A14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847</text:p>
          </table:table-cell>
          <table:table-cell table:style-name="ce40" table:formula="of:=concat(&quot;https://dx.doi.org/&quot;; [.F1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2]; [$'Journal Lookup Tables'.$A$2:.$B$22])" office:value-type="string" office:string-value="BOTH" calcext:value-type="string">
            <text:p>BOTH</text:p>
          </table:table-cell>
          <table:table-cell table:style-name="ce48" table:formula="of:=LOOKUP([.A14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43</text:p>
          </table:table-cell>
          <table:table-cell table:style-name="ce40" table:formula="of:=concat(&quot;https://dx.doi.org/&quot;; [.F14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3]; [$'Journal Lookup Tables'.$A$2:.$B$22])" office:value-type="string" office:string-value="BOTH" calcext:value-type="string">
            <text:p>BOTH</text:p>
          </table:table-cell>
          <table:table-cell table:style-name="ce48" table:formula="of:=LOOKUP([.A14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33</text:p>
          </table:table-cell>
          <table:table-cell table:style-name="ce40" table:formula="of:=concat(&quot;https://dx.doi.org/&quot;; [.F1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4]; [$'Journal Lookup Tables'.$A$2:.$B$22])" office:value-type="string" office:string-value="BOTH" calcext:value-type="string">
            <text:p>BOTH</text:p>
          </table:table-cell>
          <table:table-cell table:style-name="ce48" table:formula="of:=LOOKUP([.A14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DSAASTAT (Excel macro)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70</text:p>
          </table:table-cell>
          <table:table-cell table:style-name="ce40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5]; [$'Journal Lookup Tables'.$A$2:.$B$22])" office:value-type="string" office:string-value="BOTH" calcext:value-type="string">
            <text:p>BOTH</text:p>
          </table:table-cell>
          <table:table-cell table:style-name="ce48" table:formula="of:=LOOKUP([.A14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67</text:p>
          </table:table-cell>
          <table:table-cell table:style-name="ce40" table:formula="of:=concat(&quot;https://dx.doi.org/&quot;; [.F1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6]; [$'Journal Lookup Tables'.$A$2:.$B$22])" office:value-type="string" office:string-value="BOTH" calcext:value-type="string">
            <text:p>BOTH</text:p>
          </table:table-cell>
          <table:table-cell table:style-name="ce48" table:formula="of:=LOOKUP([.A14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mar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02</text:p>
          </table:table-cell>
          <table:table-cell table:style-name="ce40" table:formula="of:=concat(&quot;https://dx.doi.org/&quot;; [.F14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7]; [$'Journal Lookup Tables'.$A$2:.$B$22])" office:value-type="string" office:string-value="BOTH" calcext:value-type="string">
            <text:p>BOTH</text:p>
          </table:table-cell>
          <table:table-cell table:style-name="ce48" table:formula="of:=LOOKUP([.A14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9i1.3771</text:p>
          </table:table-cell>
          <table:table-cell table:style-name="ce40" table:formula="of:=concat(&quot;https://dx.doi.org/&quot;; [.F148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from page 13 (review) to 17</text:p>
          </table:table-cell>
          <table:table-cell table:style-name="ce48" table:formula="of:=LOOKUP([.A148]; [$'Journal Lookup Tables'.$A$2:.$B$22])" office:value-type="string" office:string-value="BOTH" calcext:value-type="string">
            <text:p>BOTH</text:p>
          </table:table-cell>
          <table:table-cell table:style-name="ce48" table:formula="of:=LOOKUP([.A1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8i1.071</text:p>
          </table:table-cell>
          <table:table-cell table:style-name="ce40" table:formula="of:=concat(&quot;https://dx.doi.org/&quot;; [.F14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9]; [$'Journal Lookup Tables'.$A$2:.$B$22])" office:value-type="string" office:string-value="BOTH" calcext:value-type="string">
            <text:p>BOTH</text:p>
          </table:table-cell>
          <table:table-cell table:style-name="ce48" table:formula="of:=LOOKUP([.A1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5" draw:text-style-name="P2" svg:width="327.83pt" svg:height="42.75pt" svg:x="1187.8pt" svg:y="2361pt" draw:caption-point-x="-11.54pt" draw:caption-point-y="-22.99pt">
              <dc:date>2022-05-04T00:00:00</dc:date>
              <text:p text:style-name="P1">virus IDentification</text:p>
              <text:p text:style-name="P1"><text:tab/>-Emerson Del Ponte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19</text:p>
          </table:table-cell>
          <table:table-cell table:style-name="ce40" table:formula="of:=concat(&quot;https://dx.doi.org/&quot;; [.F15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0]; [$'Journal Lookup Tables'.$A$2:.$B$22])" office:value-type="string" office:string-value="BOTH" calcext:value-type="string">
            <text:p>BOTH</text:p>
          </table:table-cell>
          <table:table-cell table:style-name="ce48" table:formula="of:=LOOKUP([.A1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19" draw:text-style-name="P2" svg:width="713.25pt" svg:height="69pt" svg:x="1412.84pt" svg:y="2376.74pt" draw:caption-point-x="-11.54pt" draw:caption-point-y="-22.96pt">
              <dc:date>2022-05-04T00:00:00</dc:date>
              <text:p text:style-name="P1">Gene Marker v 1.5 software</text:p>
              <text:p text:style-name="P1"><text:tab/>-Emerson Del Ponte</text:p>
              <text:p text:style-name="P1">XLSTAT-2011 software, Structure software 2.23, MULTILOCUS v1.32, v, Inskscape</text:p>
              <text:p text:style-name="P1"><text:tab/>-Emerson Del Ponte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Mak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03</text:p>
          </table:table-cell>
          <table:table-cell table:style-name="ce40" table:formula="of:=concat(&quot;https://dx.doi.org/&quot;; [.F15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1]; [$'Journal Lookup Tables'.$A$2:.$B$22])" office:value-type="string" office:string-value="BOTH" calcext:value-type="string">
            <text:p>BOTH</text:p>
          </table:table-cell>
          <table:table-cell table:style-name="ce48" table:formula="of:=LOOKUP([.A1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20" draw:text-style-name="P2" svg:width="327.83pt" svg:height="37.5pt" svg:x="1187.8pt" svg:y="2392.5pt" draw:caption-point-x="-11.54pt" draw:caption-point-y="-22.99pt">
              <dc:date>2022-05-04T00:00:00</dc:date>
              <text:p text:style-name="P1">describes new formae specialis</text:p>
              <text:p text:style-name="P1"><text:tab/>-Emerson Del Ponte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0" draw:text-style-name="P2" svg:width="713.25pt" svg:height="37.5pt" svg:x="1412.84pt" svg:y="2392.5pt" draw:caption-point-x="-11.54pt" draw:caption-point-y="-22.99pt">
              <dc:date>2022-05-04T00:00:00</dc:date>
              <text:p text:style-name="P1">Mega5, SplitsTree4, ClustalW</text:p>
              <text:p text:style-name="P1"><text:tab/>-Emerson Del Ponte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SplitsTree4, Clusta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13</text:p>
          </table:table-cell>
          <table:table-cell table:style-name="ce40" table:formula="of:=concat(&quot;https://dx.doi.org/&quot;; [.F15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2]; [$'Journal Lookup Tables'.$A$2:.$B$22])" office:value-type="string" office:string-value="BOTH" calcext:value-type="string">
            <text:p>BOTH</text:p>
          </table:table-cell>
          <table:table-cell table:style-name="ce48" table:formula="of:=LOOKUP([.A1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21" draw:text-style-name="P2" svg:width="713.25pt" svg:height="37.47pt" svg:x="1412.84pt" svg:y="2408.26pt" draw:caption-point-x="-11.54pt" draw:caption-point-y="-22.99pt">
              <dc:date>2022-05-04T00:00:00</dc:date>
              <text:p text:style-name="P1">SPSS</text:p>
              <text:p text:style-name="P1"><text:tab/>-Emerson Del Ponte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7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2161-018-0054-6</text:p>
          </table:table-cell>
          <table:table-cell table:style-name="ce40" table:formula="of:=concat(&quot;https://dx.doi.org/&quot;; [.F15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3]; [$'Journal Lookup Tables'.$A$2:.$B$22])" office:value-type="string" office:string-value="BOTH" calcext:value-type="string">
            <text:p>BOTH</text:p>
          </table:table-cell>
          <table:table-cell table:style-name="ce48" table:formula="of:=LOOKUP([.A1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DNAMAN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31.x</text:p>
          </table:table-cell>
          <table:table-cell table:style-name="ce40" table:formula="of:=concat(&quot;https://dx.doi.org/&quot;; [.F1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4]; [$'Journal Lookup Tables'.$A$2:.$B$22])" office:value-type="string" office:string-value="BOTH" calcext:value-type="string">
            <text:p>BOTH</text:p>
          </table:table-cell>
          <table:table-cell table:style-name="ce48" table:formula="of:=LOOKUP([.A15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26.x</text:p>
          </table:table-cell>
          <table:table-cell table:style-name="ce40" table:formula="of:=concat(&quot;https://dx.doi.org/&quot;; [.F1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5]; [$'Journal Lookup Tables'.$A$2:.$B$22])" office:value-type="string" office:string-value="BOTH" calcext:value-type="string">
            <text:p>BOTH</text:p>
          </table:table-cell>
          <table:table-cell table:style-name="ce48" table:formula="of:=LOOKUP([.A15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5" draw:text-style-name="P2" svg:width="713.25pt" svg:height="42.75pt" svg:x="1412.84pt" svg:y="2450.24pt" draw:caption-point-x="-11.54pt" draw:caption-point-y="-22.96pt">
              <dc:date>2022-05-04T00:00:00</dc:date>
              <text:p text:style-name="P1">Genstat</text:p>
              <text:p text:style-name="P1"><text:tab/>-Emerson Del Ponte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2</text:p>
          </table:table-cell>
          <table:table-cell table:style-name="ce40" table:formula="of:=concat(&quot;https://dx.doi.org/&quot;; [.F15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6]; [$'Journal Lookup Tables'.$A$2:.$B$22])" office:value-type="string" office:string-value="BOTH" calcext:value-type="string">
            <text:p>BOTH</text:p>
          </table:table-cell>
          <table:table-cell table:style-name="ce48" table:formula="of:=LOOKUP([.A15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743</text:p>
          </table:table-cell>
          <table:table-cell table:style-name="ce40" table:formula="of:=concat(&quot;https://dx.doi.org/&quot;; [.F1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7]; [$'Journal Lookup Tables'.$A$2:.$B$22])" office:value-type="string" office:string-value="BOTH" calcext:value-type="string">
            <text:p>BOTH</text:p>
          </table:table-cell>
          <table:table-cell table:style-name="ce48" table:formula="of:=LOOKUP([.A15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877</text:p>
          </table:table-cell>
          <table:table-cell table:style-name="ce40" table:formula="of:=concat(&quot;https://dx.doi.org/&quot;; [.F15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8]; [$'Journal Lookup Tables'.$A$2:.$B$22])" office:value-type="string" office:string-value="BOTH" calcext:value-type="string">
            <text:p>BOTH</text:p>
          </table:table-cell>
          <table:table-cell table:style-name="ce48" table:formula="of:=LOOKUP([.A15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ython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3010</text:p>
          </table:table-cell>
          <table:table-cell table:style-name="ce40" table:formula="of:=concat(&quot;https://dx.doi.org/&quot;; [.F15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9]; [$'Journal Lookup Tables'.$A$2:.$B$22])" office:value-type="string" office:string-value="BOTH" calcext:value-type="string">
            <text:p>BOTH</text:p>
          </table:table-cell>
          <table:table-cell table:style-name="ce48" table:formula="of:=LOOKUP([.A15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GraphPad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4</text:p>
          </table:table-cell>
          <table:table-cell table:style-name="ce40" table:formula="of:=concat(&quot;https://dx.doi.org/&quot;; [.F1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0]; [$'Journal Lookup Tables'.$A$2:.$B$22])" office:value-type="string" office:string-value="BOTH" calcext:value-type="string">
            <text:p>BOTH</text:p>
          </table:table-cell>
          <table:table-cell table:style-name="ce48" table:formula="of:=LOOKUP([.A16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2" draw:text-style-name="P2" svg:width="713.25pt" svg:height="46.52pt" svg:x="1412.84pt" svg:y="2528.99pt" draw:caption-point-x="-11.54pt" draw:caption-point-y="-22.96pt">
              <dc:date>2022-05-04T00:00:00</dc:date>
              <text:p text:style-name="P1">PROSITE is not FOSS</text:p>
              <text:p text:style-name="P1"><text:tab/>-Adam H. Sparks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otParam, PROSITE, Clustal, Signal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04-r</text:p>
          </table:table-cell>
          <table:table-cell table:style-name="ce40" table:formula="of:=concat(&quot;https://dx.doi.org/&quot;; [.F16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1]; [$'Journal Lookup Tables'.$A$2:.$B$22])" office:value-type="float" office:value="1" calcext:value-type="float">
            <text:p>1</text:p>
          </table:table-cell>
          <table:table-cell table:style-name="ce48" table:formula="of:=LOOKUP([.A16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6-17-0138-R</text:p>
          </table:table-cell>
          <table:table-cell table:style-name="ce40" table:formula="of:=concat(&quot;https://dx.doi.org/&quot;; [.F16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2]; [$'Journal Lookup Tables'.$A$2:.$B$22])" office:value-type="float" office:value="1" calcext:value-type="float">
            <text:p>1</text:p>
          </table:table-cell>
          <table:table-cell table:style-name="ce48" table:formula="of:=LOOKUP([.A16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8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7-0203-FI</text:p>
          </table:table-cell>
          <table:table-cell table:style-name="ce40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3]; [$'Journal Lookup Tables'.$A$2:.$B$22])" office:value-type="float" office:value="1" calcext:value-type="float">
            <text:p>1</text:p>
          </table:table-cell>
          <table:table-cell table:style-name="ce48" table:formula="of:=LOOKUP([.A16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3-0225-r</text:p>
          </table:table-cell>
          <table:table-cell table:style-name="ce40" table:formula="of:=concat(&quot;https://dx.doi.org/&quot;; [.F16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4]; [$'Journal Lookup Tables'.$A$2:.$B$22])" office:value-type="float" office:value="1" calcext:value-type="float">
            <text:p>1</text:p>
          </table:table-cell>
          <table:table-cell table:style-name="ce48" table:formula="of:=LOOKUP([.A16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5" draw:text-style-name="P2" svg:width="726.46pt" svg:height="42.75pt" svg:x="1329.48pt" svg:y="2595.74pt" draw:caption-point-x="-11.54pt" draw:caption-point-y="-22.96pt">
              <dc:date>2022-05-04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20-0224-R</text:p>
          </table:table-cell>
          <table:table-cell table:style-name="ce40" table:formula="of:=concat(&quot;https://dx.doi.org/&quot;; [.F16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5]; [$'Journal Lookup Tables'.$A$2:.$B$22])" office:value-type="float" office:value="1" calcext:value-type="float">
            <text:p>1</text:p>
          </table:table-cell>
          <table:table-cell table:style-name="ce48" table:formula="of:=LOOKUP([.A16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5-17-0121-FI</text:p>
          </table:table-cell>
          <table:table-cell table:style-name="ce40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16 was a review. 46 is next research article</text:p>
          </table:table-cell>
          <table:table-cell table:style-name="ce48" table:formula="of:=LOOKUP([.A166]; [$'Journal Lookup Tables'.$A$2:.$B$22])" office:value-type="float" office:value="1" calcext:value-type="float">
            <text:p>1</text:p>
          </table:table-cell>
          <table:table-cell table:style-name="ce48" table:formula="of:=LOOKUP([.A16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7-18-0208-R</text:p>
          </table:table-cell>
          <table:table-cell table:style-name="ce40" table:formula="of:=concat(&quot;https://dx.doi.org/&quot;; [.F16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7]; [$'Journal Lookup Tables'.$A$2:.$B$22])" office:value-type="float" office:value="1" calcext:value-type="float">
            <text:p>1</text:p>
          </table:table-cell>
          <table:table-cell table:style-name="ce48" table:formula="of:=LOOKUP([.A16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apMan, FastQC, Trimmomatic, TOPHAT, FeatureCounts, DeSeq2, T-MeV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19-r</text:p>
          </table:table-cell>
          <table:table-cell table:style-name="ce40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8]; [$'Journal Lookup Tables'.$A$2:.$B$22])" office:value-type="float" office:value="1" calcext:value-type="float">
            <text:p>1</text:p>
          </table:table-cell>
          <table:table-cell table:style-name="ce48" table:formula="of:=LOOKUP([.A16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6-0157-R</text:p>
          </table:table-cell>
          <table:table-cell table:style-name="ce40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13 was a review. Changed to page 16</text:p>
          </table:table-cell>
          <table:table-cell table:style-name="ce48" table:formula="of:=LOOKUP([.A169]; [$'Journal Lookup Tables'.$A$2:.$B$22])" office:value-type="float" office:value="1" calcext:value-type="float">
            <text:p>1</text:p>
          </table:table-cell>
          <table:table-cell table:style-name="ce48" table:formula="of:=LOOKUP([.A16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pMan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2x645606</text:p>
          </table:table-cell>
          <table:table-cell table:style-name="ce40" table:formula="of:=concat(&quot;https://dx.doi.org/&quot;; [.F17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0]; [$'Journal Lookup Tables'.$A$2:.$B$22])" office:value-type="string" office:string-value="BOTH" calcext:value-type="string">
            <text:p>BOTH</text:p>
          </table:table-cell>
          <table:table-cell table:style-name="ce48" table:formula="of:=LOOKUP([.A17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2753</text:p>
          </table:table-cell>
          <table:table-cell table:style-name="ce40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1]; [$'Journal Lookup Tables'.$A$2:.$B$22])" office:value-type="string" office:string-value="BOTH" calcext:value-type="string">
            <text:p>BOTH</text:p>
          </table:table-cell>
          <table:table-cell table:style-name="ce48" table:formula="of:=LOOKUP([.A17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3036</text:p>
          </table:table-cell>
          <table:table-cell table:style-name="ce40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2]; [$'Journal Lookup Tables'.$A$2:.$B$22])" office:value-type="string" office:string-value="BOTH" calcext:value-type="string">
            <text:p>BOTH</text:p>
          </table:table-cell>
          <table:table-cell table:style-name="ce48" table:formula="of:=LOOKUP([.A17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uscle, MEGA, Tracer, MatG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20.101566</text:p>
          </table:table-cell>
          <table:table-cell table:style-name="ce40" table:formula="of:=concat(&quot;https://dx.doi.org/&quot;; [.F173])" office:value-type="string" office:string-value="" calcext:value-type="error">
            <text:p>#NAME?</text:p>
          </table:table-cell>
          <table:table-cell table:style-name="ce35" office:value-type="string" calcext:value-type="string">
            <text:p>First article for continuous numbering system</text:p>
          </table:table-cell>
          <table:table-cell table:style-name="ce48" table:formula="of:=LOOKUP([.A173]; [$'Journal Lookup Tables'.$A$2:.$B$22])" office:value-type="string" office:string-value="BOTH" calcext:value-type="string">
            <text:p>BOTH</text:p>
          </table:table-cell>
          <table:table-cell table:style-name="ce48" table:formula="of:=LOOKUP([.A17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1.11.003</text:p>
          </table:table-cell>
          <table:table-cell table:style-name="ce40" table:formula="of:=concat(&quot;https://dx.doi.org/&quot;; [.F17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4]; [$'Journal Lookup Tables'.$A$2:.$B$22])" office:value-type="string" office:string-value="BOTH" calcext:value-type="string">
            <text:p>BOTH</text:p>
          </table:table-cell>
          <table:table-cell table:style-name="ce48" table:formula="of:=LOOKUP([.A17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2.002</text:p>
          </table:table-cell>
          <table:table-cell table:style-name="ce40" table:formula="of:=concat(&quot;https://dx.doi.org/&quot;; [.F1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5]; [$'Journal Lookup Tables'.$A$2:.$B$22])" office:value-type="string" office:string-value="BOTH" calcext:value-type="string">
            <text:p>BOTH</text:p>
          </table:table-cell>
          <table:table-cell table:style-name="ce48" table:formula="of:=LOOKUP([.A17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3" draw:text-style-name="P2" svg:width="713.25pt" svg:height="44.99pt" svg:x="1412.84pt" svg:y="2769.76pt" draw:caption-point-x="-11.54pt" draw:caption-point-y="-22.99pt">
              <dc:date>2022-05-04T00:00:00</dc:date>
              <text:p text:style-name="P1">Primer 3, AlphaEase FC</text:p>
              <text:p text:style-name="P1"><text:tab/>-Emerson Del Ponte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imer3, AlphaEase FC</text:p>
          </table:table-cell>
          <table:table-cell table:number-columns-repeated="1007"/>
        </table:table-row>
        <table:table-row table:style-name="ro9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3.005</text:p>
          </table:table-cell>
          <table:table-cell table:style-name="ce40" table:formula="of:=concat(&quot;https://dx.doi.org/&quot;; [.F17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6, last article of first issue for 2014 selected</text:p>
          </table:table-cell>
          <table:table-cell table:style-name="ce48" table:formula="of:=LOOKUP([.A176]; [$'Journal Lookup Tables'.$A$2:.$B$22])" office:value-type="string" office:string-value="BOTH" calcext:value-type="string">
            <text:p>BOTH</text:p>
          </table:table-cell>
          <table:table-cell table:style-name="ce48" table:formula="of:=LOOKUP([.A17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12" draw:text-style-name="P2" svg:width="713.25pt" svg:height="42.72pt" svg:x="1412.84pt" svg:y="2787.76pt" draw:caption-point-x="-11.54pt" draw:caption-point-y="-25.23pt">
              <dc:date>2022-05-04T00:00:00</dc:date>
              <text:p text:style-name="P1">Bioedit, Image Lab TM, Mega5</text:p>
              <text:p text:style-name="P1"><text:tab/>-Emerson Del Ponte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Edit, Image Lab TM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6.11.003</text:p>
          </table:table-cell>
          <table:table-cell table:style-name="ce40" table:formula="of:=concat(&quot;https://dx.doi.org/&quot;; [.F17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7]; [$'Journal Lookup Tables'.$A$2:.$B$22])" office:value-type="string" office:string-value="BOTH" calcext:value-type="string">
            <text:p>BOTH</text:p>
          </table:table-cell>
          <table:table-cell table:style-name="ce48" table:formula="of:=LOOKUP([.A17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01.001</text:p>
          </table:table-cell>
          <table:table-cell table:style-name="ce40" table:formula="of:=concat(&quot;https://dx.doi.org/&quot;; [.F17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8]; [$'Journal Lookup Tables'.$A$2:.$B$22])" office:value-type="string" office:string-value="BOTH" calcext:value-type="string">
            <text:p>BOTH</text:p>
          </table:table-cell>
          <table:table-cell table:style-name="ce48" table:formula="of:=LOOKUP([.A17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2.002</text:p>
          </table:table-cell>
          <table:table-cell table:style-name="ce40" table:formula="of:=concat(&quot;https://dx.doi.org/&quot;; [.F17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9]; [$'Journal Lookup Tables'.$A$2:.$B$22])" office:value-type="string" office:string-value="BOTH" calcext:value-type="string">
            <text:p>BOTH</text:p>
          </table:table-cell>
          <table:table-cell table:style-name="ce48" table:formula="of:=LOOKUP([.A17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0.008</text:p>
          </table:table-cell>
          <table:table-cell table:style-name="ce40" table:formula="of:=concat(&quot;https://dx.doi.org/&quot;; [.F18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0]; [$'Journal Lookup Tables'.$A$2:.$B$22])" office:value-type="string" office:string-value="BOTH" calcext:value-type="string">
            <text:p>BOTH</text:p>
          </table:table-cell>
          <table:table-cell table:style-name="ce48" table:formula="of:=LOOKUP([.A18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49-7</text:p>
          </table:table-cell>
          <table:table-cell table:style-name="ce40" table:formula="of:=concat(&quot;https://dx.doi.org/&quot;; [.F181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1]; [$'Journal Lookup Tables'.$A$2:.$B$22])" office:value-type="string" office:string-value="BOTH" calcext:value-type="string">
            <text:p>BOTH</text:p>
          </table:table-cell>
          <table:table-cell table:style-name="ce48" table:formula="of:=LOOKUP([.A18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50-1</text:p>
          </table:table-cell>
          <table:table-cell table:style-name="ce40" table:formula="of:=concat(&quot;https://dx.doi.org/&quot;; [.F18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2]; [$'Journal Lookup Tables'.$A$2:.$B$22])" office:value-type="string" office:string-value="BOTH" calcext:value-type="string">
            <text:p>BOTH</text:p>
          </table:table-cell>
          <table:table-cell table:style-name="ce48" table:formula="of:=LOOKUP([.A18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206-0</text:p>
          </table:table-cell>
          <table:table-cell table:style-name="ce40" table:formula="of:=concat(&quot;https://dx.doi.org/&quot;; [.F18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183]; [$'Journal Lookup Tables'.$A$2:.$B$22])" office:value-type="string" office:string-value="BOTH" calcext:value-type="string">
            <text:p>BOTH</text:p>
          </table:table-cell>
          <table:table-cell table:style-name="ce48" table:formula="of:=LOOKUP([.A18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3-9</text:p>
          </table:table-cell>
          <table:table-cell table:style-name="ce40" table:formula="of:=concat(&quot;https://dx.doi.org/&quot;; [.F184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4]; [$'Journal Lookup Tables'.$A$2:.$B$22])" office:value-type="string" office:string-value="BOTH" calcext:value-type="string">
            <text:p>BOTH</text:p>
          </table:table-cell>
          <table:table-cell table:style-name="ce48" table:formula="of:=LOOKUP([.A18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194-0</text:p>
          </table:table-cell>
          <table:table-cell table:style-name="ce40" table:formula="of:=concat(&quot;https://dx.doi.org/&quot;; [.F18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ior plant pathology article</text:p>
          </table:table-cell>
          <table:table-cell table:style-name="ce48" table:formula="of:=LOOKUP([.A185]; [$'Journal Lookup Tables'.$A$2:.$B$22])" office:value-type="string" office:string-value="BOTH" calcext:value-type="string">
            <text:p>BOTH</text:p>
          </table:table-cell>
          <table:table-cell table:style-name="ce48" table:formula="of:=LOOKUP([.A18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5-0493-y</text:p>
          </table:table-cell>
          <table:table-cell table:style-name="ce40" table:formula="of:=concat(&quot;https://dx.doi.org/&quot;; [.F186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6]; [$'Journal Lookup Tables'.$A$2:.$B$22])" office:value-type="string" office:string-value="BOTH" calcext:value-type="string">
            <text:p>BOTH</text:p>
          </table:table-cell>
          <table:table-cell table:style-name="ce48" table:formula="of:=LOOKUP([.A18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, R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4-0424-3</text:p>
          </table:table-cell>
          <table:table-cell table:style-name="ce40" table:formula="of:=concat(&quot;https://dx.doi.org/&quot;; [.F18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7]; [$'Journal Lookup Tables'.$A$2:.$B$22])" office:value-type="string" office:string-value="BOTH" calcext:value-type="string">
            <text:p>BOTH</text:p>
          </table:table-cell>
          <table:table-cell table:style-name="ce48" table:formula="of:=LOOKUP([.A18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9-3</text:p>
          </table:table-cell>
          <table:table-cell table:style-name="ce40" table:formula="of:=concat(&quot;https://dx.doi.org/&quot;; [.F18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8]; [$'Journal Lookup Tables'.$A$2:.$B$22])" office:value-type="string" office:string-value="BOTH" calcext:value-type="string">
            <text:p>BOTH</text:p>
          </table:table-cell>
          <table:table-cell table:style-name="ce48" table:formula="of:=LOOKUP([.A18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Primer Explor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40" table:formula="of:=concat(&quot;https://dx.doi.org/&quot;; [.F18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9]; [$'Journal Lookup Tables'.$A$2:.$B$22])" office:value-type="float" office:value="1" calcext:value-type="float">
            <text:p>1</text:p>
          </table:table-cell>
          <table:table-cell table:style-name="ce48" table:formula="of:=LOOKUP([.A18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686.83pt" svg:height="42.75pt" svg:x="1579.55pt" svg:y="2992.51pt" draw:caption-point-x="-11.54pt" draw:caption-point-y="-22.99pt">
              <dc:date>2022-05-04T00:00:00</dc:date>
              <text:p text:style-name="P1">data in genbak, score is 3?</text:p>
              <text:p text:style-name="P1"><text:tab/>-Emerson Del Ponte</text:p>
            </office:annotation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0512</text:p>
          </table:table-cell>
          <table:table-cell table:style-name="ce40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back to 2013 article</text:p>
          </table:table-cell>
          <table:table-cell table:style-name="ce48" table:formula="of:=LOOKUP([.A190]; [$'Journal Lookup Tables'.$A$2:.$B$22])" office:value-type="float" office:value="1" calcext:value-type="float">
            <text:p>1</text:p>
          </table:table-cell>
          <table:table-cell table:style-name="ce48" table:formula="of:=LOOKUP([.A19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20358</text:p>
          </table:table-cell>
          <table:table-cell table:style-name="ce40" table:formula="of:=concat(&quot;https://dx.doi.org/&quot;; [.F19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1]; [$'Journal Lookup Tables'.$A$2:.$B$22])" office:value-type="float" office:value="1" calcext:value-type="float">
            <text:p>1</text:p>
          </table:table-cell>
          <table:table-cell table:style-name="ce48" table:formula="of:=LOOKUP([.A19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calibur, 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8769</text:p>
          </table:table-cell>
          <table:table-cell table:style-name="ce40" table:formula="of:=concat(&quot;https://dx.doi.org/&quot;; [.F19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2]; [$'Journal Lookup Tables'.$A$2:.$B$22])" office:value-type="float" office:value="1" calcext:value-type="float">
            <text:p>1</text:p>
          </table:table-cell>
          <table:table-cell table:style-name="ce48" table:formula="of:=LOOKUP([.A19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BioEdit, Clustal, TreeView, 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2183</text:p>
          </table:table-cell>
          <table:table-cell table:style-name="ce40" table:formula="of:=concat(&quot;https://dx.doi.org/&quot;; [.F19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3]; [$'Journal Lookup Tables'.$A$2:.$B$22])" office:value-type="float" office:value="1" calcext:value-type="float">
            <text:p>1</text:p>
          </table:table-cell>
          <table:table-cell table:style-name="ce48" table:formula="of:=LOOKUP([.A19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, MrModelTes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5776</text:p>
          </table:table-cell>
          <table:table-cell table:style-name="ce40" table:formula="of:=concat(&quot;https://dx.doi.org/&quot;; [.F19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4]; [$'Journal Lookup Tables'.$A$2:.$B$22])" office:value-type="float" office:value="1" calcext:value-type="float">
            <text:p>1</text:p>
          </table:table-cell>
          <table:table-cell table:style-name="ce48" table:formula="of:=LOOKUP([.A194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686.83pt" svg:height="42.75pt" svg:x="1579.55pt" svg:y="3071.25pt" draw:caption-point-x="-11.54pt" draw:caption-point-y="-22.99pt">
              <dc:date>2022-05-04T00:00:00</dc:date>
              <text:p text:style-name="P1">data in genbank</text:p>
              <text:p text:style-name="P1"><text:tab/>-Emerson Del Ponte</text:p>
            </office:annotation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1098</text:p>
          </table:table-cell>
          <table:table-cell table:style-name="ce40" table:formula="of:=concat(&quot;https://dx.doi.org/&quot;; [.F19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5]; [$'Journal Lookup Tables'.$A$2:.$B$22])" office:value-type="float" office:value="1" calcext:value-type="float">
            <text:p>1</text:p>
          </table:table-cell>
          <table:table-cell table:style-name="ce48" table:formula="of:=LOOKUP([.A19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7-15-0171-r</text:p>
          </table:table-cell>
          <table:table-cell table:style-name="ce40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6]; [$'Journal Lookup Tables'.$A$2:.$B$22])" office:value-type="string" office:string-value="BOTH" calcext:value-type="string">
            <text:p>BOTH</text:p>
          </table:table-cell>
          <table:table-cell table:style-name="ce48" table:formula="of:=LOOKUP([.A19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2-11-0040</text:p>
          </table:table-cell>
          <table:table-cell table:style-name="ce40" table:formula="of:=concat(&quot;https://dx.doi.org/&quot;; [.F1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7]; [$'Journal Lookup Tables'.$A$2:.$B$22])" office:value-type="string" office:string-value="BOTH" calcext:value-type="string">
            <text:p>BOTH</text:p>
          </table:table-cell>
          <table:table-cell table:style-name="ce48" table:formula="of:=LOOKUP([.A19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8" draw:text-style-name="P2" svg:width="280.6pt" svg:height="41.24pt" svg:x="2055.94pt" svg:y="3118.51pt" draw:caption-point-x="-11.54pt" draw:caption-point-y="-22.99pt">
              <dc:date>2022-05-04T00:00:00</dc:date>
              <text:p text:style-name="P1">This seems too high. It is beacuse they only used BLAST</text:p>
              <text:p text:style-name="P1"><text:tab/>-Zachary Foster</text:p>
            </office:annotation>
            <text:p>SAS, GraphPad, Minitab</text:p>
          </table:table-cell>
          <table:table-cell table:number-columns-repeated="1007"/>
        </table:table-row>
        <table:table-row table:style-name="ro6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2-0108-r</text:p>
          </table:table-cell>
          <table:table-cell table:style-name="ce40" table:formula="of:=concat(&quot;https://dx.doi.org/&quot;; [.F1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8]; [$'Journal Lookup Tables'.$A$2:.$B$22])" office:value-type="string" office:string-value="BOTH" calcext:value-type="string">
            <text:p>BOTH</text:p>
          </table:table-cell>
          <table:table-cell table:style-name="ce48" table:formula="of:=LOOKUP([.A19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MrBayes, FigTree</text:p>
          </table:table-cell>
          <table:table-cell table:number-columns-repeated="1007"/>
        </table:table-row>
        <table:table-row table:style-name="ro2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5" draw:text-style-name="P2" svg:width="471.66pt" svg:height="42.75pt" svg:x="623.08pt" svg:y="3148.5pt" draw:caption-point-x="-11.54pt" draw:caption-point-y="-22.99pt">
              <dc:date>2022-05-04T00:00:00</dc:date>
              <text:p text:style-name="P1">the previous DOI was for the next article, not the one containing p. 57</text:p>
              <text:p text:style-name="P1"><text:tab/>-Emerson Del Ponte</text:p>
            </office:annotation>
            <text:p>10.1094/phyto-04-11-0125</text:p>
          </table:table-cell>
          <table:table-cell table:style-name="ce40" table:formula="of:=concat(&quot;https://dx.doi.org/&quot;; [.F199])" office:value-type="string" office:string-value="" calcext:value-type="error">
            <text:p>#NAME?</text:p>
          </table:table-cell>
          <table:table-cell table:style-name="ce35" office:value-type="string" calcext:value-type="string">
            <text:p>DOI did not match with page number. Picked the previous article that matched.</text:p>
          </table:table-cell>
          <table:table-cell table:style-name="ce48" table:formula="of:=LOOKUP([.A199]; [$'Journal Lookup Tables'.$A$2:.$B$22])" office:value-type="string" office:string-value="BOTH" calcext:value-type="string">
            <text:p>BOTH</text:p>
          </table:table-cell>
          <table:table-cell table:style-name="ce48" table:formula="of:=LOOKUP([.A19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3-0129-r</text:p>
          </table:table-cell>
          <table:table-cell table:style-name="ce40" table:formula="of:=concat(&quot;https://dx.doi.org/&quot;; [.F2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0]; [$'Journal Lookup Tables'.$A$2:.$B$22])" office:value-type="string" office:string-value="BOTH" calcext:value-type="string">
            <text:p>BOTH</text:p>
          </table:table-cell>
          <table:table-cell table:style-name="ce48" table:formula="of:=LOOKUP([.A20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igma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9-0185-FI</text:p>
          </table:table-cell>
          <table:table-cell table:style-name="ce40" table:formula="of:=concat(&quot;https://dx.doi.org/&quot;; [.F20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1]; [$'Journal Lookup Tables'.$A$2:.$B$22])" office:value-type="string" office:string-value="BOTH" calcext:value-type="string">
            <text:p>BOTH</text:p>
          </table:table-cell>
          <table:table-cell table:style-name="ce48" table:formula="of:=LOOKUP([.A20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6-0209-R</text:p>
          </table:table-cell>
          <table:table-cell table:style-name="ce40" table:formula="of:=concat(&quot;https://dx.doi.org/&quot;; [.F20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2]; [$'Journal Lookup Tables'.$A$2:.$B$22])" office:value-type="string" office:string-value="BOTH" calcext:value-type="string">
            <text:p>BOTH</text:p>
          </table:table-cell>
          <table:table-cell table:style-name="ce48" table:formula="of:=LOOKUP([.A20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opAR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40" table:formula="of:=concat(&quot;https://dx.doi.org/&quot;; [.F20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203]; [$'Journal Lookup Tables'.$A$2:.$B$22])" office:value-type="string" office:string-value="BOTH" calcext:value-type="string">
            <text:p>BOTH</text:p>
          </table:table-cell>
          <table:table-cell table:style-name="ce48" table:formula="of:=LOOKUP([.A20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2-11-0119</text:p>
          </table:table-cell>
          <table:table-cell table:style-name="ce40" table:formula="of:=concat(&quot;https://dx.doi.org/&quot;; [.F2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4]; [$'Journal Lookup Tables'.$A$2:.$B$22])" office:value-type="string" office:string-value="BOTH" calcext:value-type="string">
            <text:p>BOTH</text:p>
          </table:table-cell>
          <table:table-cell table:style-name="ce48" table:formula="of:=LOOKUP([.A20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680.6pt" svg:height="42.75pt" svg:x="1515.63pt" svg:y="3227.24pt" draw:caption-point-x="-11.54pt" draw:caption-point-y="-22.96pt">
              <dc:date>2022-05-04T00:00:00</dc:date>
              <text:p text:style-name="P1">calculated several diversity indices but no software was used/mentioned</text:p>
              <text:p text:style-name="P1"><text:tab/>-Emerson Del Ponte</text:p>
            </office:annotation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6-14-0572-re</text:p>
          </table:table-cell>
          <table:table-cell table:style-name="ce40" table:formula="of:=concat(&quot;https://dx.doi.org/&quot;; [.F20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5]; [$'Journal Lookup Tables'.$A$2:.$B$22])" office:value-type="string" office:string-value="BOTH" calcext:value-type="string">
            <text:p>BOTH</text:p>
          </table:table-cell>
          <table:table-cell table:style-name="ce48" table:formula="of:=LOOKUP([.A20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5-17-0689-RE</text:p>
          </table:table-cell>
          <table:table-cell table:style-name="ce40" table:formula="of:=concat(&quot;https://dx.doi.org/&quot;; [.F206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</text:p>
          </table:table-cell>
          <table:table-cell table:style-name="ce48" table:formula="of:=LOOKUP([.A206]; [$'Journal Lookup Tables'.$A$2:.$B$22])" office:value-type="string" office:string-value="BOTH" calcext:value-type="string">
            <text:p>BOTH</text:p>
          </table:table-cell>
          <table:table-cell table:style-name="ce48" table:formula="of:=LOOKUP([.A20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1-20-0130-RE</text:p>
          </table:table-cell>
          <table:table-cell table:style-name="ce40" table:formula="of:=concat(&quot;https://dx.doi.org/&quot;; [.F20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7]; [$'Journal Lookup Tables'.$A$2:.$B$22])" office:value-type="string" office:string-value="BOTH" calcext:value-type="string">
            <text:p>BOTH</text:p>
          </table:table-cell>
          <table:table-cell table:style-name="ce48" table:formula="of:=LOOKUP([.A20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7-12-0646-re</text:p>
          </table:table-cell>
          <table:table-cell table:style-name="ce40" table:formula="of:=concat(&quot;https://dx.doi.org/&quot;; [.F208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8]; [$'Journal Lookup Tables'.$A$2:.$B$22])" office:value-type="string" office:string-value="BOTH" calcext:value-type="string">
            <text:p>BOTH</text:p>
          </table:table-cell>
          <table:table-cell table:style-name="ce48" table:formula="of:=LOOKUP([.A20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1-1071-re</text:p>
          </table:table-cell>
          <table:table-cell table:style-name="ce40" table:formula="of:=concat(&quot;https://dx.doi.org/&quot;; [.F2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9]; [$'Journal Lookup Tables'.$A$2:.$B$22])" office:value-type="string" office:string-value="BOTH" calcext:value-type="string">
            <text:p>BOTH</text:p>
          </table:table-cell>
          <table:table-cell table:style-name="ce48" table:formula="of:=LOOKUP([.A20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9-13-0936-re</text:p>
          </table:table-cell>
          <table:table-cell table:style-name="ce40" table:formula="of:=concat(&quot;https://dx.doi.org/&quot;; [.F21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0]; [$'Journal Lookup Tables'.$A$2:.$B$22])" office:value-type="string" office:string-value="BOTH" calcext:value-type="string">
            <text:p>BOTH</text:p>
          </table:table-cell>
          <table:table-cell table:style-name="ce48" table:formula="of:=LOOKUP([.A21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3-1257-re</text:p>
          </table:table-cell>
          <table:table-cell table:style-name="ce40" table:formula="of:=concat(&quot;https://dx.doi.org/&quot;; [.F21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1]; [$'Journal Lookup Tables'.$A$2:.$B$22])" office:value-type="string" office:string-value="BOTH" calcext:value-type="string">
            <text:p>BOTH</text:p>
          </table:table-cell>
          <table:table-cell table:style-name="ce48" table:formula="of:=LOOKUP([.A21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17-0593-RE</text:p>
          </table:table-cell>
          <table:table-cell table:style-name="ce40" table:formula="of:=concat(&quot;https://dx.doi.org/&quot;; [.F2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  <text:p/>
          </table:table-cell>
          <table:table-cell table:style-name="ce48" table:formula="of:=LOOKUP([.A212]; [$'Journal Lookup Tables'.$A$2:.$B$22])" office:value-type="string" office:string-value="BOTH" calcext:value-type="string">
            <text:p>BOTH</text:p>
          </table:table-cell>
          <table:table-cell table:style-name="ce48" table:formula="of:=LOOKUP([.A21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8" calcext:value-type="float">
            <text:p>78</text:p>
          </table:table-cell>
          <table:table-cell table:style-name="ce40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40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40" table:formula="of:=concat(&quot;https://dx.doi.org/&quot;; [.F21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3]; [$'Journal Lookup Tables'.$A$2:.$B$22])" office:value-type="string" office:string-value="BOTH" calcext:value-type="string">
            <text:p>BOTH</text:p>
          </table:table-cell>
          <table:table-cell table:style-name="ce48" table:formula="of:=LOOKUP([.A21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20-0792-RE</text:p>
          </table:table-cell>
          <table:table-cell table:style-name="ce40" table:formula="of:=concat(&quot;https://dx.doi.org/&quot;; [.F21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4]; [$'Journal Lookup Tables'.$A$2:.$B$22])" office:value-type="string" office:string-value="BOTH" calcext:value-type="string">
            <text:p>BOTH</text:p>
          </table:table-cell>
          <table:table-cell table:style-name="ce48" table:formula="of:=LOOKUP([.A21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string" calcext:value-type="string">
            <text:p>N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rs-14-0017</text:p>
          </table:table-cell>
          <table:table-cell table:style-name="ce40" table:formula="of:=concat(&quot;https://dx.doi.org/&quot;; [.F21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15]; [$'Journal Lookup Tables'.$A$2:.$B$22])" office:value-type="string" office:string-value="BOTH" calcext:value-type="string">
            <text:p>BOTH</text:p>
          </table:table-cell>
          <table:table-cell table:style-name="ce48" table:formula="of:=LOOKUP([.A21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12-16-0073-RS</text:p>
          </table:table-cell>
          <table:table-cell table:style-name="ce40" table:formula="of:=concat(&quot;https://dx.doi.org/&quot;; [.F2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6]; [$'Journal Lookup Tables'.$A$2:.$B$22])" office:value-type="string" office:string-value="BOTH" calcext:value-type="string">
            <text:p>BOTH</text:p>
          </table:table-cell>
          <table:table-cell table:style-name="ce48" table:formula="of:=LOOKUP([.A21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09-19-0063-FI</text:p>
          </table:table-cell>
          <table:table-cell table:style-name="ce40" table:formula="of:=concat(&quot;https://dx.doi.org/&quot;; [.F21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7]; [$'Journal Lookup Tables'.$A$2:.$B$22])" office:value-type="string" office:string-value="BOTH" calcext:value-type="string">
            <text:p>BOTH</text:p>
          </table:table-cell>
          <table:table-cell table:style-name="ce48" table:formula="of:=LOOKUP([.A21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503.x</text:p>
          </table:table-cell>
          <table:table-cell table:style-name="ce40" table:formula="of:=concat(&quot;https://dx.doi.org/&quot;; [.F21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8]; [$'Journal Lookup Tables'.$A$2:.$B$22])" office:value-type="string" office:string-value="BOTH" calcext:value-type="string">
            <text:p>BOTH</text:p>
          </table:table-cell>
          <table:table-cell table:style-name="ce48" table:formula="of:=LOOKUP([.A21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58</text:p>
          </table:table-cell>
          <table:table-cell table:style-name="ce40" table:formula="of:=concat(&quot;https://dx.doi.org/&quot;; [.F2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9]; [$'Journal Lookup Tables'.$A$2:.$B$22])" office:value-type="string" office:string-value="BOTH" calcext:value-type="string">
            <text:p>BOTH</text:p>
          </table:table-cell>
          <table:table-cell table:style-name="ce48" table:formula="of:=LOOKUP([.A21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Clustal, FindMod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241</text:p>
          </table:table-cell>
          <table:table-cell table:style-name="ce40" table:formula="of:=concat(&quot;https://dx.doi.org/&quot;; [.F220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page from 25 to 24</text:p>
          </table:table-cell>
          <table:table-cell table:style-name="ce48" table:formula="of:=LOOKUP([.A220]; [$'Journal Lookup Tables'.$A$2:.$B$22])" office:value-type="string" office:string-value="BOTH" calcext:value-type="string">
            <text:p>BOTH</text:p>
          </table:table-cell>
          <table:table-cell table:style-name="ce48" table:formula="of:=LOOKUP([.A22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graphics 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89</text:p>
          </table:table-cell>
          <table:table-cell table:style-name="ce40" table:formula="of:=concat(&quot;https://dx.doi.org/&quot;; [.F2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1]; [$'Journal Lookup Tables'.$A$2:.$B$22])" office:value-type="string" office:string-value="BOTH" calcext:value-type="string">
            <text:p>BOTH</text:p>
          </table:table-cell>
          <table:table-cell table:style-name="ce48" table:formula="of:=LOOKUP([.A22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0</text:p>
          </table:table-cell>
          <table:table-cell table:style-name="ce40" table:formula="of:=concat(&quot;https://dx.doi.org/&quot;; [.F22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2]; [$'Journal Lookup Tables'.$A$2:.$B$22])" office:value-type="string" office:string-value="BOTH" calcext:value-type="string">
            <text:p>BOTH</text:p>
          </table:table-cell>
          <table:table-cell table:style-name="ce48" table:formula="of:=LOOKUP([.A22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6</text:p>
          </table:table-cell>
          <table:table-cell table:style-name="ce40" table:formula="of:=concat(&quot;https://dx.doi.org/&quot;; [.F22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3]; [$'Journal Lookup Tables'.$A$2:.$B$22])" office:value-type="string" office:string-value="BOTH" calcext:value-type="string">
            <text:p>BOTH</text:p>
          </table:table-cell>
          <table:table-cell table:style-name="ce48" table:formula="of:=LOOKUP([.A22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, STATISTIX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45</text:p>
          </table:table-cell>
          <table:table-cell table:style-name="ce40" table:formula="of:=concat(&quot;https://dx.doi.org/&quot;; [.F22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24]; [$'Journal Lookup Tables'.$A$2:.$B$22])" office:value-type="string" office:string-value="BOTH" calcext:value-type="string">
            <text:p>BOTH</text:p>
          </table:table-cell>
          <table:table-cell table:style-name="ce48" table:formula="of:=LOOKUP([.A22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401</text:p>
          </table:table-cell>
          <table:table-cell table:style-name="ce40" table:formula="of:=concat(&quot;https://dx.doi.org/&quot;; [.F2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5]; [$'Journal Lookup Tables'.$A$2:.$B$22])" office:value-type="string" office:string-value="BOTH" calcext:value-type="string">
            <text:p>BOTH</text:p>
          </table:table-cell>
          <table:table-cell table:style-name="ce48" table:formula="of:=LOOKUP([.A22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491.x</text:p>
          </table:table-cell>
          <table:table-cell table:style-name="ce40" table:formula="of:=concat(&quot;https://dx.doi.org/&quot;; [.F2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6]; [$'Journal Lookup Tables'.$A$2:.$B$22])" office:value-type="string" office:string-value="BOTH" calcext:value-type="string">
            <text:p>BOTH</text:p>
          </table:table-cell>
          <table:table-cell table:style-name="ce48" table:formula="of:=LOOKUP([.A22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41</text:p>
          </table:table-cell>
          <table:table-cell table:style-name="ce40" table:formula="of:=concat(&quot;https://dx.doi.org/&quot;; [.F2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7]; [$'Journal Lookup Tables'.$A$2:.$B$22])" office:value-type="string" office:string-value="BOTH" calcext:value-type="string">
            <text:p>BOTH</text:p>
          </table:table-cell>
          <table:table-cell table:style-name="ce48" table:formula="of:=LOOKUP([.A22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2</text:p>
          </table:table-cell>
          <table:table-cell table:style-name="ce40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8]; [$'Journal Lookup Tables'.$A$2:.$B$22])" office:value-type="string" office:string-value="BOTH" calcext:value-type="string">
            <text:p>BOTH</text:p>
          </table:table-cell>
          <table:table-cell table:style-name="ce48" table:formula="of:=LOOKUP([.A22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mageJ, Photosho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34</text:p>
          </table:table-cell>
          <table:table-cell table:style-name="ce40" table:formula="of:=concat(&quot;https://dx.doi.org/&quot;; [.F229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because page 5 was a review</text:p>
          </table:table-cell>
          <table:table-cell table:style-name="ce48" table:formula="of:=LOOKUP([.A229]; [$'Journal Lookup Tables'.$A$2:.$B$22])" office:value-type="string" office:string-value="BOTH" calcext:value-type="string">
            <text:p>BOTH</text:p>
          </table:table-cell>
          <table:table-cell table:style-name="ce48" table:formula="of:=LOOKUP([.A22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3099</text:p>
          </table:table-cell>
          <table:table-cell table:style-name="ce40" table:formula="of:=concat(&quot;https://dx.doi.org/&quot;; [.F230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30]; [$'Journal Lookup Tables'.$A$2:.$B$22])" office:value-type="string" office:string-value="BOTH" calcext:value-type="string">
            <text:p>BOTH</text:p>
          </table:table-cell>
          <table:table-cell table:style-name="ce48" table:formula="of:=LOOKUP([.A23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9</text:p>
          </table:table-cell>
          <table:table-cell table:style-name="ce40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1]; [$'Journal Lookup Tables'.$A$2:.$B$22])" office:value-type="string" office:string-value="BOTH" calcext:value-type="string">
            <text:p>BOTH</text:p>
          </table:table-cell>
          <table:table-cell table:style-name="ce48" table:formula="of:=LOOKUP([.A23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2.02625.x</text:p>
          </table:table-cell>
          <table:table-cell table:style-name="ce40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2]; [$'Journal Lookup Tables'.$A$2:.$B$22])" office:value-type="string" office:string-value="BOTH" calcext:value-type="string">
            <text:p>BOTH</text:p>
          </table:table-cell>
          <table:table-cell table:style-name="ce48" table:formula="of:=LOOKUP([.A23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5" draw:text-style-name="P2" svg:width="280.6pt" svg:height="42.75pt" svg:x="2055.94pt" svg:y="3671.23pt" draw:caption-point-x="-11.54pt" draw:caption-point-y="-22.96pt">
              <dc:date>2022-05-04T00:00:00</dc:date>
              <text:p text:style-name="P1">If not named in paper, please leave empty or set to NA</text:p>
              <text:p text:style-name="P1"><text:tab/>-Adam H. Sparks</text:p>
            </office:annotation>
            <text:p>Multilocus, Arlequin, PAUP, GenAlEx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83</text:p>
          </table:table-cell>
          <table:table-cell table:style-name="ce40" table:formula="of:=concat(&quot;https://dx.doi.org/&quot;; [.F2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3]; [$'Journal Lookup Tables'.$A$2:.$B$22])" office:value-type="string" office:string-value="BOTH" calcext:value-type="string">
            <text:p>BOTH</text:p>
          </table:table-cell>
          <table:table-cell table:style-name="ce48" table:formula="of:=LOOKUP([.A23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92</text:p>
          </table:table-cell>
          <table:table-cell table:style-name="ce40" table:formula="of:=concat(&quot;https://dx.doi.org/&quot;; [.F2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a review, selected next article</text:p>
          </table:table-cell>
          <table:table-cell table:style-name="ce48" table:formula="of:=LOOKUP([.A234]; [$'Journal Lookup Tables'.$A$2:.$B$22])" office:value-type="string" office:string-value="BOTH" calcext:value-type="string">
            <text:p>BOTH</text:p>
          </table:table-cell>
          <table:table-cell table:style-name="ce48" table:formula="of:=LOOKUP([.A23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POPPR, FigTree, Popgene, Multilocus, GenAlEx, Polys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2002-2</text:p>
          </table:table-cell>
          <table:table-cell table:style-name="ce40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after <text:s/>pp110, a review article, immediate prior article is already assigned to Adam</text:p>
          </table:table-cell>
          <table:table-cell table:style-name="ce48" table:formula="of:=LOOKUP([.A235]; [$'Journal Lookup Tables'.$A$2:.$B$22])" office:value-type="float" office:value="1" calcext:value-type="float">
            <text:p>1</text:p>
          </table:table-cell>
          <table:table-cell table:style-name="ce48" table:formula="of:=LOOKUP([.A23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48" table:formula="of:=LOOKUP([.A236]; [$'Journal Lookup Tables'.$A$2:.$B$22])" office:value-type="float" office:value="1" calcext:value-type="float">
            <text:p>1</text:p>
          </table:table-cell>
          <table:table-cell table:style-name="ce48" table:formula="of:=LOOKUP([.A236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Surfer, 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53" calcext:value-type="float">
            <office:annotation draw:style-name="gr12" draw:text-style-name="P2" svg:width="584.14pt" svg:height="42.72pt" svg:x="405.69pt" svg:y="3750.01pt" draw:caption-point-x="-11.54pt" draw:caption-point-y="-22.99pt">
              <dc:date>2022-05-04T00:00:00</dc:date>
              <text:p text:style-name="P1">changed from 69 to 53</text:p>
              <text:p text:style-name="P1"><text:tab/>-Emerson Del Ponte</text:p>
            </office:annotation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7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48" table:formula="of:=LOOKUP([.A237]; [$'Journal Lookup Tables'.$A$2:.$B$22])" office:value-type="float" office:value="1" calcext:value-type="float">
            <text:p>1</text:p>
          </table:table-cell>
          <table:table-cell table:style-name="ce48" table:formula="of:=LOOKUP([.A23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709-2</text:p>
          </table:table-cell>
          <table:table-cell table:style-name="ce40" table:formula="of:=concat(&quot;https://dx.doi.org/&quot;; [.F23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8]; [$'Journal Lookup Tables'.$A$2:.$B$22])" office:value-type="float" office:value="1" calcext:value-type="float">
            <text:p>1</text:p>
          </table:table-cell>
          <table:table-cell table:style-name="ce48" table:formula="of:=LOOKUP([.A23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LC Main Workbench 7, TreeGraph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809-4</text:p>
          </table:table-cell>
          <table:table-cell table:style-name="ce40" table:formula="of:=concat(&quot;https://dx.doi.org/&quot;; [.F239])" office:value-type="string" office:string-value="" calcext:value-type="error">
            <text:p>#NAME?</text:p>
          </table:table-cell>
          <table:table-cell table:style-name="ce35" office:value-type="string" calcext:value-type="string">
            <text:p>prior to 97 page because that one was a review</text:p>
          </table:table-cell>
          <table:table-cell table:style-name="ce48" table:formula="of:=LOOKUP([.A239]; [$'Journal Lookup Tables'.$A$2:.$B$22])" office:value-type="float" office:value="1" calcext:value-type="float">
            <text:p>1</text:p>
          </table:table-cell>
          <table:table-cell table:style-name="ce48" table:formula="of:=LOOKUP([.A23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04-1</text:p>
          </table:table-cell>
          <table:table-cell table:style-name="ce40" table:formula="of:=concat(&quot;https://dx.doi.org/&quot;; [.F240])" office:value-type="string" office:string-value="" calcext:value-type="error">
            <text:p>#NAME?</text:p>
          </table:table-cell>
          <table:table-cell table:style-name="ce35" office:value-type="string" calcext:value-type="string">
            <text:p>Only goes back to 2015, selected article from 2015 with page 20 contained</text:p>
          </table:table-cell>
          <table:table-cell table:style-name="ce48" table:formula="of:=LOOKUP([.A240]; [$'Journal Lookup Tables'.$A$2:.$B$22])" office:value-type="string" office:string-value="BOTH" calcext:value-type="string">
            <text:p>BOTH</text:p>
          </table:table-cell>
          <table:table-cell table:style-name="ce48" table:formula="of:=LOOKUP([.A24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0" calcext:value-type="float">
            <text:p>90</text:p>
          </table:table-cell>
          <table:table-cell table:style-name="ce40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40" table:formula="of:=concat(&quot;https://dx.doi.org/&quot;; [.F2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1]; [$'Journal Lookup Tables'.$A$2:.$B$22])" office:value-type="string" office:string-value="BOTH" calcext:value-type="string">
            <text:p>BOTH</text:p>
          </table:table-cell>
          <table:table-cell table:style-name="ce48" table:formula="of:=LOOKUP([.A24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3" calcext:value-type="float">
            <text:p>83</text:p>
          </table:table-cell>
          <table:table-cell table:style-name="ce40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40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40" table:formula="of:=concat(&quot;https://dx.doi.org/&quot;; [.F2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2]; [$'Journal Lookup Tables'.$A$2:.$B$22])" office:value-type="string" office:string-value="BOTH" calcext:value-type="string">
            <text:p>BOTH</text:p>
          </table:table-cell>
          <table:table-cell table:style-name="ce48" table:formula="of:=LOOKUP([.A24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10-3</text:p>
          </table:table-cell>
          <table:table-cell table:style-name="ce40" table:formula="of:=concat(&quot;https://dx.doi.org/&quot;; [.F24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first article in Apr. 2015</text:p>
          </table:table-cell>
          <table:table-cell table:style-name="ce48" table:formula="of:=LOOKUP([.A243]; [$'Journal Lookup Tables'.$A$2:.$B$22])" office:value-type="string" office:string-value="BOTH" calcext:value-type="string">
            <text:p>BOTH</text:p>
          </table:table-cell>
          <table:table-cell table:style-name="ce48" table:formula="of:=LOOKUP([.A24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7-0182-0</text:p>
          </table:table-cell>
          <table:table-cell table:style-name="ce40" table:formula="of:=concat(&quot;https://dx.doi.org/&quot;; [.F2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4]; [$'Journal Lookup Tables'.$A$2:.$B$22])" office:value-type="string" office:string-value="BOTH" calcext:value-type="string">
            <text:p>BOTH</text:p>
          </table:table-cell>
          <table:table-cell table:style-name="ce48" table:formula="of:=LOOKUP([.A24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23-y</text:p>
          </table:table-cell>
          <table:table-cell table:style-name="ce40" table:formula="of:=concat(&quot;https://dx.doi.org/&quot;; [.F2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article containing PN 111 in Apr. 2015</text:p>
          </table:table-cell>
          <table:table-cell table:style-name="ce48" table:formula="of:=LOOKUP([.A245]; [$'Journal Lookup Tables'.$A$2:.$B$22])" office:value-type="string" office:string-value="BOTH" calcext:value-type="string">
            <text:p>BOTH</text:p>
          </table:table-cell>
          <table:table-cell table:style-name="ce48" table:formula="of:=LOOKUP([.A24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TreeView, CorelDRAW, RDP, DnaSP, DataMonkey Serv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8-0258-5</text:p>
          </table:table-cell>
          <table:table-cell table:style-name="ce40" table:formula="of:=concat(&quot;https://dx.doi.org/&quot;; [.F2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6]; [$'Journal Lookup Tables'.$A$2:.$B$22])" office:value-type="string" office:string-value="BOTH" calcext:value-type="string">
            <text:p>BOTH</text:p>
          </table:table-cell>
          <table:table-cell table:style-name="ce48" table:formula="of:=LOOKUP([.A24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40" table:formula="of:=concat(&quot;https://dx.doi.org/&quot;; [.F247])" office:value-type="string" office:string-value="" calcext:value-type="error">
            <text:p>#NAME?</text:p>
          </table:table-cell>
          <table:table-cell table:style-name="ce35" office:value-type="string" calcext:value-type="string">
            <text:p>jumped go page 41 because others were review</text:p>
          </table:table-cell>
          <table:table-cell table:style-name="ce48" table:formula="of:=LOOKUP([.A247]; [$'Journal Lookup Tables'.$A$2:.$B$22])" office:value-type="string" office:string-value="BOTH" calcext:value-type="string">
            <text:p>BOTH</text:p>
          </table:table-cell>
          <table:table-cell table:style-name="ce48" table:formula="of:=LOOKUP([.A24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200</text:p>
          </table:table-cell>
          <table:table-cell table:style-name="ce40" table:formula="of:=concat(&quot;https://dx.doi.org/&quot;; [.F24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3 in Plant Viruses section</text:p>
          </table:table-cell>
          <table:table-cell table:style-name="ce48" table:formula="of:=LOOKUP([.A248]; [$'Journal Lookup Tables'.$A$2:.$B$22])" office:value-type="float" office:value="1" calcext:value-type="float">
            <text:p>1</text:p>
          </table:table-cell>
          <table:table-cell table:style-name="ce48" table:formula="of:=LOOKUP([.A2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173</text:p>
          </table:table-cell>
          <table:table-cell table:style-name="ce40" table:formula="of:=concat(&quot;https://dx.doi.org/&quot;; [.F249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3 in Plant Viruses section</text:p>
          </table:table-cell>
          <table:table-cell table:style-name="ce48" table:formula="of:=LOOKUP([.A249]; [$'Journal Lookup Tables'.$A$2:.$B$22])" office:value-type="float" office:value="1" calcext:value-type="float">
            <text:p>1</text:p>
          </table:table-cell>
          <table:table-cell table:style-name="ce48" table:formula="of:=LOOKUP([.A2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32-2</text:p>
          </table:table-cell>
          <table:table-cell table:style-name="ce40" table:formula="of:=concat(&quot;https://dx.doi.org/&quot;; [.F25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5 in Plant Viruses section</text:p>
          </table:table-cell>
          <table:table-cell table:style-name="ce48" table:formula="of:=LOOKUP([.A250]; [$'Journal Lookup Tables'.$A$2:.$B$22])" office:value-type="float" office:value="1" calcext:value-type="float">
            <text:p>1</text:p>
          </table:table-cell>
          <table:table-cell table:style-name="ce48" table:formula="of:=LOOKUP([.A2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ustom made not availabl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716-6</text:p>
          </table:table-cell>
          <table:table-cell table:style-name="ce40" table:formula="of:=concat(&quot;https://dx.doi.org/&quot;; [.F251])" office:value-type="string" office:string-value="" calcext:value-type="error">
            <text:p>#NAME?</text:p>
          </table:table-cell>
          <table:table-cell table:style-name="ce35" office:value-type="string" calcext:value-type="string">
            <text:p>5th article to match 35 pages</text:p>
          </table:table-cell>
          <table:table-cell table:style-name="ce48" table:formula="of:=LOOKUP([.A251]; [$'Journal Lookup Tables'.$A$2:.$B$22])" office:value-type="float" office:value="1" calcext:value-type="float">
            <text:p>1</text:p>
          </table:table-cell>
          <table:table-cell table:style-name="ce48" table:formula="of:=LOOKUP([.A2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10-9</text:p>
          </table:table-cell>
          <table:table-cell table:style-name="ce40" table:formula="of:=concat(&quot;https://dx.doi.org/&quot;; [.F252])" office:value-type="string" office:string-value="" calcext:value-type="error">
            <text:p>#NAME?</text:p>
          </table:table-cell>
          <table:table-cell table:style-name="ce35" office:value-type="string" calcext:value-type="string">
            <text:p>11th article</text:p>
          </table:table-cell>
          <table:table-cell table:style-name="ce48" table:formula="of:=LOOKUP([.A252]; [$'Journal Lookup Tables'.$A$2:.$B$22])" office:value-type="float" office:value="1" calcext:value-type="float">
            <text:p>1</text:p>
          </table:table-cell>
          <table:table-cell table:style-name="ce48" table:formula="of:=LOOKUP([.A2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1-55" xlink:type="simple">10.1186/1743-422X-11-55</text:a></text:p>
          </table:table-cell>
          <table:table-cell table:style-name="ce40" table:formula="of:=concat(&quot;https://dx.doi.org/&quot;; [.F25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4 in Plant Viruses section</text:p>
          </table:table-cell>
          <table:table-cell table:style-name="ce48" table:formula="of:=LOOKUP([.A253]; [$'Journal Lookup Tables'.$A$2:.$B$22])" office:value-type="float" office:value="1" calcext:value-type="float">
            <text:p>1</text:p>
          </table:table-cell>
          <table:table-cell table:style-name="ce48" table:formula="of:=LOOKUP([.A2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33-2</text:p>
          </table:table-cell>
          <table:table-cell table:style-name="ce40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4]; [$'Journal Lookup Tables'.$A$2:.$B$22])" office:value-type="float" office:value="1" calcext:value-type="float">
            <text:p>1</text:p>
          </table:table-cell>
          <table:table-cell table:style-name="ce48" table:formula="of:=LOOKUP([.A25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BioEdi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81</text:p>
          </table:table-cell>
          <table:table-cell table:style-name="ce40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ourth article from 2014 in Plant Viruses section</text:p>
          </table:table-cell>
          <table:table-cell table:style-name="ce48" table:formula="of:=LOOKUP([.A255]; [$'Journal Lookup Tables'.$A$2:.$B$22])" office:value-type="float" office:value="1" calcext:value-type="float">
            <text:p>1</text:p>
          </table:table-cell>
          <table:table-cell table:style-name="ce48" table:formula="of:=LOOKUP([.A25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61-7</text:p>
          </table:table-cell>
          <table:table-cell table:style-name="ce40" table:formula="of:=concat(&quot;https://dx.doi.org/&quot;; [.F256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6 in Plant Viruses section</text:p>
          </table:table-cell>
          <table:table-cell table:style-name="ce48" table:formula="of:=LOOKUP([.A256]; [$'Journal Lookup Tables'.$A$2:.$B$22])" office:value-type="float" office:value="1" calcext:value-type="float">
            <text:p>1</text:p>
          </table:table-cell>
          <table:table-cell table:style-name="ce48" table:formula="of:=LOOKUP([.A25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EGA, DNASta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8" calcext:value-type="float">
            <text:p>108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40" table:formula="of:=concat(&quot;https://dx.doi.org/&quot;; [.F2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57]; [$'Journal Lookup Tables'.$A$2:.$B$22])" office:value-type="float" office:value="1" calcext:value-type="float">
            <text:p>1</text:p>
          </table:table-cell>
          <table:table-cell table:style-name="ce48" table:formula="of:=LOOKUP([.A25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FX Manager Softwar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40-2</text:p>
          </table:table-cell>
          <table:table-cell table:style-name="ce40" table:formula="of:=concat(&quot;https://dx.doi.org/&quot;; [.F25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5 in Plant Viruses section</text:p>
          </table:table-cell>
          <table:table-cell table:style-name="ce48" table:formula="of:=LOOKUP([.A258]; [$'Journal Lookup Tables'.$A$2:.$B$22])" office:value-type="float" office:value="1" calcext:value-type="float">
            <text:p>1</text:p>
          </table:table-cell>
          <table:table-cell table:style-name="ce48" table:formula="of:=LOOKUP([.A25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57-3</text:p>
          </table:table-cell>
          <table:table-cell table:style-name="ce40" table:formula="of:=concat(&quot;https://dx.doi.org/&quot;; [.F2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9]; [$'Journal Lookup Tables'.$A$2:.$B$22])" office:value-type="float" office:value="1" calcext:value-type="float">
            <text:p>1</text:p>
          </table:table-cell>
          <table:table-cell table:style-name="ce48" table:formula="of:=LOOKUP([.A25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, RD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66</text:p>
          </table:table-cell>
          <table:table-cell table:style-name="ce40" table:formula="of:=concat(&quot;https://dx.doi.org/&quot;; [.F26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4 in Plant Viruses section</text:p>
          </table:table-cell>
          <table:table-cell table:style-name="ce48" table:formula="of:=LOOKUP([.A260]; [$'Journal Lookup Tables'.$A$2:.$B$22])" office:value-type="float" office:value="1" calcext:value-type="float">
            <text:p>1</text:p>
          </table:table-cell>
          <table:table-cell table:style-name="ce48" table:formula="of:=LOOKUP([.A26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AUP, FigTre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03-8</text:p>
          </table:table-cell>
          <table:table-cell table:style-name="ce40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10th article of the year</text:p>
          </table:table-cell>
          <table:table-cell table:style-name="ce48" table:formula="of:=LOOKUP([.A261]; [$'Journal Lookup Tables'.$A$2:.$B$22])" office:value-type="float" office:value="1" calcext:value-type="float">
            <text:p>1</text:p>
          </table:table-cell>
          <table:table-cell table:style-name="ce48" table:formula="of:=LOOKUP([.A26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venn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40" table:formula="of:=concat(&quot;https://dx.doi.org/&quot;; [.F262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3 in Plant Viruses section</text:p>
          </table:table-cell>
          <table:table-cell table:style-name="ce48" table:formula="of:=LOOKUP([.A262]; [$'Journal Lookup Tables'.$A$2:.$B$22])" office:value-type="float" office:value="1" calcext:value-type="float">
            <text:p>1</text:p>
          </table:table-cell>
          <table:table-cell table:style-name="ce48" table:formula="of:=LOOKUP([.A26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465-4</text:p>
          </table:table-cell>
          <table:table-cell table:style-name="ce41" table:formula="of:=concat(&quot;https://dx.doi.org/&quot;; [.F2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3]; [$'Journal Lookup Tables'.$A$2:.$B$22])" office:value-type="string" office:string-value="BOTH" calcext:value-type="string">
            <text:p>BOTH</text:p>
          </table:table-cell>
          <table:table-cell table:style-name="ce49" table:formula="of:=LOOKUP([.A26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61-0</text:p>
          </table:table-cell>
          <table:table-cell table:style-name="ce41" table:formula="of:=concat(&quot;https://dx.doi.org/&quot;; [.F26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plant pathology article</text:p>
          </table:table-cell>
          <table:table-cell table:style-name="ce49" table:formula="of:=LOOKUP([.A264]; [$'Journal Lookup Tables'.$A$2:.$B$22])" office:value-type="string" office:string-value="BOTH" calcext:value-type="string">
            <text:p>BOTH</text:p>
          </table:table-cell>
          <table:table-cell table:style-name="ce49" table:formula="of:=LOOKUP([.A26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iPhyClassifier, BioEdit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532-x</text:p>
          </table:table-cell>
          <table:table-cell table:style-name="ce41" table:formula="of:=concat(&quot;https://dx.doi.org/&quot;; [.F2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5]; [$'Journal Lookup Tables'.$A$2:.$B$22])" office:value-type="string" office:string-value="BOTH" calcext:value-type="string">
            <text:p>BOTH</text:p>
          </table:table-cell>
          <table:table-cell table:style-name="ce49" table:formula="of:=LOOKUP([.A26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equence Scanner, MEGA, MAFFT, MrModeltest, MrBayes, PAUP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58-8</text:p>
          </table:table-cell>
          <table:table-cell table:style-name="ce41" table:formula="of:=concat(&quot;https://dx.doi.org/&quot;; [.F2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6]; [$'Journal Lookup Tables'.$A$2:.$B$22])" office:value-type="string" office:string-value="BOTH" calcext:value-type="string">
            <text:p>BOTH</text:p>
          </table:table-cell>
          <table:table-cell table:style-name="ce49" table:formula="of:=LOOKUP([.A26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GenAlEx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8.1442370</text:p>
          </table:table-cell>
          <table:table-cell table:style-name="ce41" table:formula="of:=concat(&quot;https://dx.doi.org/&quot;; [.F26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67]; [$'Journal Lookup Tables'.$A$2:.$B$22])" office:value-type="string" office:string-value="BOTH" calcext:value-type="string">
            <text:p>BOTH</text:p>
          </table:table-cell>
          <table:table-cell table:style-name="ce49" table:formula="of:=LOOKUP([.A26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21044</text:p>
          </table:table-cell>
          <table:table-cell table:style-name="ce41" table:formula="of:=concat(&quot;https://dx.doi.org/&quot;; [.F26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268]; [$'Journal Lookup Tables'.$A$2:.$B$22])" office:value-type="string" office:string-value="BOTH" calcext:value-type="string">
            <text:p>BOTH</text:p>
          </table:table-cell>
          <table:table-cell table:style-name="ce49" table:formula="of:=LOOKUP([.A26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9.1641750</text:p>
          </table:table-cell>
          <table:table-cell table:style-name="ce41" table:formula="of:=concat(&quot;https://dx.doi.org/&quot;; [.F26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69]; [$'Journal Lookup Tables'.$A$2:.$B$22])" office:value-type="string" office:string-value="BOTH" calcext:value-type="string">
            <text:p>BOTH</text:p>
          </table:table-cell>
          <table:table-cell table:style-name="ce49" table:formula="of:=LOOKUP([.A26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04021</text:p>
          </table:table-cell>
          <table:table-cell table:style-name="ce41" table:formula="of:=concat(&quot;https://dx.doi.org/&quot;; [.F2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0]; [$'Journal Lookup Tables'.$A$2:.$B$22])" office:value-type="string" office:string-value="BOTH" calcext:value-type="string">
            <text:p>BOTH</text:p>
          </table:table-cell>
          <table:table-cell table:style-name="ce49" table:formula="of:=LOOKUP([.A27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36488</text:p>
          </table:table-cell>
          <table:table-cell table:style-name="ce41" table:formula="of:=concat(&quot;https://dx.doi.org/&quot;; [.F27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71]; [$'Journal Lookup Tables'.$A$2:.$B$22])" office:value-type="string" office:string-value="BOTH" calcext:value-type="string">
            <text:p>BOTH</text:p>
          </table:table-cell>
          <table:table-cell table:style-name="ce49" table:formula="of:=LOOKUP([.A27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7.10.001</text:p>
          </table:table-cell>
          <table:table-cell table:style-name="ce41" table:formula="of:=concat(&quot;https://dx.doi.org/&quot;; [.F27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2]; [$'Journal Lookup Tables'.$A$2:.$B$22])" office:value-type="string" office:string-value="BOTH" calcext:value-type="string">
            <text:p>BOTH</text:p>
          </table:table-cell>
          <table:table-cell table:style-name="ce49" table:formula="of:=LOOKUP([.A27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9.104942</text:p>
          </table:table-cell>
          <table:table-cell table:style-name="ce41" table:formula="of:=concat(&quot;https://dx.doi.org/&quot;; [.F27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0.</text:p>
          </table:table-cell>
          <table:table-cell table:style-name="ce49" table:formula="of:=LOOKUP([.A273]; [$'Journal Lookup Tables'.$A$2:.$B$22])" office:value-type="string" office:string-value="BOTH" calcext:value-type="string">
            <text:p>BOTH</text:p>
          </table:table-cell>
          <table:table-cell table:style-name="ce49" table:formula="of:=LOOKUP([.A27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Excel, PyroMark Assay Design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16/j.cropro.2020.105288" xlink:type="simple">Kaique</text:a></text:p>
          </table:table-cell>
          <table:table-cell table:style-name="ce41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41" table:formula="of:=concat(&quot;https://dx.doi.org/&quot;; [.F274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1.</text:p>
          </table:table-cell>
          <table:table-cell table:style-name="ce49" table:formula="of:=LOOKUP([.A274]; [$'Journal Lookup Tables'.$A$2:.$B$22])" office:value-type="string" office:string-value="BOTH" calcext:value-type="string">
            <text:p>BOTH</text:p>
          </table:table-cell>
          <table:table-cell table:style-name="ce49" table:formula="of:=LOOKUP([.A27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0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6.10.012</text:p>
          </table:table-cell>
          <table:table-cell table:style-name="ce41" table:formula="of:=concat(&quot;https://dx.doi.org/&quot;; [.F27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rticle not applicable, selected first prior article that was plant pathology</text:p>
          </table:table-cell>
          <table:table-cell table:style-name="ce49" table:formula="of:=LOOKUP([.A275]; [$'Journal Lookup Tables'.$A$2:.$B$22])" office:value-type="string" office:string-value="BOTH" calcext:value-type="string">
            <text:p>BOTH</text:p>
          </table:table-cell>
          <table:table-cell table:style-name="ce49" table:formula="of:=LOOKUP([.A27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79-6</text:p>
          </table:table-cell>
          <table:table-cell table:style-name="ce41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6]; [$'Journal Lookup Tables'.$A$2:.$B$22])" office:value-type="string" office:string-value="BOTH" calcext:value-type="string">
            <text:p>BOTH</text:p>
          </table:table-cell>
          <table:table-cell table:style-name="ce49" table:formula="of:=LOOKUP([.A27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8-1541-5</text:p>
          </table:table-cell>
          <table:table-cell table:style-name="ce41" table:formula="of:=concat(&quot;https://dx.doi.org/&quot;; [.F27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77]; [$'Journal Lookup Tables'.$A$2:.$B$22])" office:value-type="string" office:string-value="BOTH" calcext:value-type="string">
            <text:p>BOTH</text:p>
          </table:table-cell>
          <table:table-cell table:style-name="ce49" table:formula="of:=LOOKUP([.A27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83-x</text:p>
          </table:table-cell>
          <table:table-cell table:style-name="ce41" table:formula="of:=concat(&quot;https://dx.doi.org/&quot;; [.F2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8]; [$'Journal Lookup Tables'.$A$2:.$B$22])" office:value-type="string" office:string-value="BOTH" calcext:value-type="string">
            <text:p>BOTH</text:p>
          </table:table-cell>
          <table:table-cell table:style-name="ce49" table:formula="of:=LOOKUP([.A27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PS Data Processing System, PeptideMass, SMART, SignalP, PSIPRED, Swiss-model, 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01</text:p>
          </table:table-cell>
          <table:table-cell table:style-name="ce41" table:formula="of:=concat(&quot;https://dx.doi.org/&quot;; [.F27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9]; [$'Journal Lookup Tables'.$A$2:.$B$22])" office:value-type="string" office:string-value="BOTH" calcext:value-type="string">
            <text:p>BOTH</text:p>
          </table:table-cell>
          <table:table-cell table:style-name="ce49" table:formula="of:=LOOKUP([.A279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81" calcext:value-type="float">
            <text:p>81</text:p>
          </table:table-cell>
          <table:table-cell table:style-name="ce41" office:value-type="string" calcext:value-type="string">
            <text:p><text:a xlink:href="https://doi.org/10.1111/efp.12468" xlink:type="simple">Kaique</text:a></text:p>
          </table:table-cell>
          <table:table-cell table:style-name="ce41" office:value-type="string" calcext:value-type="string">
            <text:p><text:a xlink:href="https://doi.org/10.1111/efp.12468" xlink:type="simple">10.1111/efp.12468</text:a></text:p>
          </table:table-cell>
          <table:table-cell table:style-name="ce41" table:formula="of:=concat(&quot;https://dx.doi.org/&quot;; [.F280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ntial numbering. First research article for 2019.</text:p>
          </table:table-cell>
          <table:table-cell table:style-name="ce49" table:formula="of:=LOOKUP([.A280]; [$'Journal Lookup Tables'.$A$2:.$B$22])" office:value-type="string" office:string-value="BOTH" calcext:value-type="string">
            <text:p>BOTH</text:p>
          </table:table-cell>
          <table:table-cell table:style-name="ce49" table:formula="of:=LOOKUP([.A28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MEGA, BioEdit, Clustal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13</text:p>
          </table:table-cell>
          <table:table-cell table:style-name="ce41" table:formula="of:=concat(&quot;https://dx.doi.org/&quot;; [.F28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1]; [$'Journal Lookup Tables'.$A$2:.$B$22])" office:value-type="string" office:string-value="BOTH" calcext:value-type="string">
            <text:p>BOTH</text:p>
          </table:table-cell>
          <table:table-cell table:style-name="ce49" table:formula="of:=LOOKUP([.A28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8-0765-8</text:p>
          </table:table-cell>
          <table:table-cell table:style-name="ce41" table:formula="of:=concat(&quot;https://dx.doi.org/&quot;; [.F28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2]; [$'Journal Lookup Tables'.$A$2:.$B$22])" office:value-type="string" office:string-value="BOTH" calcext:value-type="string">
            <text:p>BOTH</text:p>
          </table:table-cell>
          <table:table-cell table:style-name="ce49" table:formula="of:=LOOKUP([.A28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700-4</text:p>
          </table:table-cell>
          <table:table-cell table:style-name="ce41" table:formula="of:=concat(&quot;https://dx.doi.org/&quot;; [.F28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3]; [$'Journal Lookup Tables'.$A$2:.$B$22])" office:value-type="string" office:string-value="BOTH" calcext:value-type="string">
            <text:p>BOTH</text:p>
          </table:table-cell>
          <table:table-cell table:style-name="ce49" table:formula="of:=LOOKUP([.A28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MEGA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21-00989-9</text:p>
          </table:table-cell>
          <table:table-cell table:style-name="ce41" table:formula="of:=concat(&quot;https://dx.doi.org/&quot;; [.F28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84]; [$'Journal Lookup Tables'.$A$2:.$B$22])" office:value-type="string" office:string-value="BOTH" calcext:value-type="string">
            <text:p>BOTH</text:p>
          </table:table-cell>
          <table:table-cell table:style-name="ce49" table:formula="of:=LOOKUP([.A28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698-7</text:p>
          </table:table-cell>
          <table:table-cell table:style-name="ce41" table:formula="of:=concat(&quot;https://dx.doi.org/&quot;; [.F28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5]; [$'Journal Lookup Tables'.$A$2:.$B$22])" office:value-type="string" office:string-value="BOTH" calcext:value-type="string">
            <text:p>BOTH</text:p>
          </table:table-cell>
          <table:table-cell table:style-name="ce49" table:formula="of:=LOOKUP([.A28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5</text:p>
          </table:table-cell>
          <table:table-cell table:style-name="ce41" table:formula="of:=concat(&quot;https://dx.doi.org/&quot;; [.F28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6]; [$'Journal Lookup Tables'.$A$2:.$B$22])" office:value-type="string" office:string-value="BOTH" calcext:value-type="string">
            <text:p>BOTH</text:p>
          </table:table-cell>
          <table:table-cell table:style-name="ce49" table:formula="of:=LOOKUP([.A28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3</text:p>
          </table:table-cell>
          <table:table-cell table:style-name="ce41" table:formula="of:=concat(&quot;https://dx.doi.org/&quot;; [.F28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7]; [$'Journal Lookup Tables'.$A$2:.$B$22])" office:value-type="string" office:string-value="BOTH" calcext:value-type="string">
            <text:p>BOTH</text:p>
          </table:table-cell>
          <table:table-cell table:style-name="ce49" table:formula="of:=LOOKUP([.A28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</text:p>
          </table:table-cell>
          <table:table-cell table:number-columns-repeated="1007"/>
        </table:table-row>
        <table:table-row table:style-name="ro4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66</text:p>
          </table:table-cell>
          <table:table-cell table:style-name="ce41" table:formula="of:=concat(&quot;https://dx.doi.org/&quot;; [.F2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8]; [$'Journal Lookup Tables'.$A$2:.$B$22])" office:value-type="string" office:string-value="BOTH" calcext:value-type="string">
            <text:p>BOTH</text:p>
          </table:table-cell>
          <table:table-cell table:style-name="ce49" table:formula="of:=LOOKUP([.A28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9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9-00390-8</text:p>
          </table:table-cell>
          <table:table-cell table:style-name="ce41" table:formula="of:=concat(&quot;https://dx.doi.org/&quot;; [.F289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article because page 103 was a methods paper</text:p>
          </table:table-cell>
          <table:table-cell table:style-name="ce49" table:formula="of:=LOOKUP([.A289]; [$'Journal Lookup Tables'.$A$2:.$B$22])" office:value-type="string" office:string-value="BOTH" calcext:value-type="string">
            <text:p>BOTH</text:p>
          </table:table-cell>
          <table:table-cell table:style-name="ce49" table:formula="of:=LOOKUP([.A28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8-8</text:p>
          </table:table-cell>
          <table:table-cell table:style-name="ce41" table:formula="of:=concat(&quot;https://dx.doi.org/&quot;; [.F29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0]; [$'Journal Lookup Tables'.$A$2:.$B$22])" office:value-type="string" office:string-value="BOTH" calcext:value-type="string">
            <text:p>BOTH</text:p>
          </table:table-cell>
          <table:table-cell table:style-name="ce49" table:formula="of:=LOOKUP([.A29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9-7</text:p>
          </table:table-cell>
          <table:table-cell table:style-name="ce41" table:formula="of:=concat(&quot;https://dx.doi.org/&quot;; [.F29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1]; [$'Journal Lookup Tables'.$A$2:.$B$22])" office:value-type="string" office:string-value="BOTH" calcext:value-type="string">
            <text:p>BOTH</text:p>
          </table:table-cell>
          <table:table-cell table:style-name="ce49" table:formula="of:=LOOKUP([.A29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,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mpp.12504</text:p>
          </table:table-cell>
          <table:table-cell table:style-name="ce41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2]; [$'Journal Lookup Tables'.$A$2:.$B$22])" office:value-type="string" office:string-value="BOTH" calcext:value-type="string">
            <text:p>BOTH</text:p>
          </table:table-cell>
          <table:table-cell table:style-name="ce49" table:formula="of:=LOOKUP([.A29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<text:a xlink:href="https://doi.org/10.1111/mpp.12739" xlink:type="simple">Kaique</text:a></text:p>
          </table:table-cell>
          <table:table-cell table:style-name="ce41" office:value-type="string" calcext:value-type="string">
            <text:p><text:a xlink:href="https://doi.org/10.1111/mpp.12739" xlink:type="simple">10.1111/mpp.12739</text:a></text:p>
          </table:table-cell>
          <table:table-cell table:style-name="ce41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49" table:formula="of:=LOOKUP([.A293]; [$'Journal Lookup Tables'.$A$2:.$B$22])" office:value-type="string" office:string-value="BOTH" calcext:value-type="string">
            <text:p>BOTH</text:p>
          </table:table-cell>
          <table:table-cell table:style-name="ce49" table:formula="of:=LOOKUP([.A29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<text:a xlink:href="https://doi.org/10.1111/mpp.12878" xlink:type="simple">Kaique</text:a></text:p>
          </table:table-cell>
          <table:table-cell table:style-name="ce41" office:value-type="string" calcext:value-type="string">
            <text:p><text:a xlink:href="https://doi.org/10.1111/mpp.12878" xlink:type="simple">10.1111/mpp.12878</text:a></text:p>
          </table:table-cell>
          <table:table-cell table:style-name="ce41" table:formula="of:=concat(&quot;https://dx.doi.org/&quot;; [.F294])" office:value-type="string" office:string-value="" calcext:value-type="error">
            <text:p>#NAME?</text:p>
          </table:table-cell>
          <table:table-cell table:style-name="ce36" office:value-type="string" calcext:value-type="string">
            <text:p>PP30 is in article already assigned to Emerson, this is the next article</text:p>
          </table:table-cell>
          <table:table-cell table:style-name="ce49" table:formula="of:=LOOKUP([.A294]; [$'Journal Lookup Tables'.$A$2:.$B$22])" office:value-type="string" office:string-value="BOTH" calcext:value-type="string">
            <text:p>BOTH</text:p>
          </table:table-cell>
          <table:table-cell table:style-name="ce49" table:formula="of:=LOOKUP([.A29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Statistica, LinRegPCR, REST2009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41" office:value-type="string" calcext:value-type="string">
            <text:p><text:a xlink:href="https://doi.org/10.1111/mpp.12882" xlink:type="simple">Kaique</text:a></text:p>
          </table:table-cell>
          <table:table-cell table:style-name="ce41" office:value-type="string" calcext:value-type="string">
            <text:p><text:a xlink:href="https://doi.org/10.1111/mpp.12882" xlink:type="simple">10.1111/mpp.12882</text:a></text:p>
          </table:table-cell>
          <table:table-cell table:style-name="ce41" table:formula="of:=concat(&quot;https://dx.doi.org/&quot;; [.F29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5]; [$'Journal Lookup Tables'.$A$2:.$B$22])" office:value-type="string" office:string-value="BOTH" calcext:value-type="string">
            <text:p>BOTH</text:p>
          </table:table-cell>
          <table:table-cell table:style-name="ce49" table:formula="of:=LOOKUP([.A29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BLAST2GO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MPMI-07-17-0164-R</text:p>
          </table:table-cell>
          <table:table-cell table:style-name="ce41" table:formula="of:=concat(&quot;https://dx.doi.org/&quot;; [.F2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6]; [$'Journal Lookup Tables'.$A$2:.$B$22])" office:value-type="float" office:value="1" calcext:value-type="float">
            <text:p>1</text:p>
          </table:table-cell>
          <table:table-cell table:style-name="ce49" table:formula="of:=LOOKUP([.A29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9" calcext:value-type="float">
            <text:p>109</text:p>
          </table:table-cell>
          <table:table-cell table:style-name="ce41" office:value-type="string" calcext:value-type="string">
            <text:p><text:a xlink:href="https://doi.org/10.1094/MPMI-08-20-0227-R" xlink:type="simple">Kaique</text:a></text:p>
          </table:table-cell>
          <table:table-cell table:style-name="ce4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41" table:formula="of:=concat(&quot;https://dx.doi.org/&quot;; [.F29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7]; [$'Journal Lookup Tables'.$A$2:.$B$22])" office:value-type="float" office:value="1" calcext:value-type="float">
            <text:p>1</text:p>
          </table:table-cell>
          <table:table-cell table:style-name="ce49" table:formula="of:=LOOKUP([.A29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27</text:p>
          </table:table-cell>
          <table:table-cell table:style-name="ce41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8]; [$'Journal Lookup Tables'.$A$2:.$B$22])" office:value-type="string" office:string-value="BOTH" calcext:value-type="string">
            <text:p>BOTH</text:p>
          </table:table-cell>
          <table:table-cell table:style-name="ce49" table:formula="of:=LOOKUP([.A29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USCLE, MEGA, MrModeltest, MrBayes, TRACER, RaxmlGUI, g Dendroscope, CorelDRAW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2</text:p>
          </table:table-cell>
          <table:table-cell table:style-name="ce41" table:formula="of:=concat(&quot;https://dx.doi.org/&quot;; [.F29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9]; [$'Journal Lookup Tables'.$A$2:.$B$22])" office:value-type="string" office:string-value="BOTH" calcext:value-type="string">
            <text:p>BOTH</text:p>
          </table:table-cell>
          <table:table-cell table:style-name="ce49" table:formula="of:=LOOKUP([.A29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rBayes, TreeGraph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4" calcext:value-type="float">
            <text:p>104</text:p>
          </table:table-cell>
          <table:table-cell table:style-name="ce41" office:value-type="string" calcext:value-type="string">
            <text:p><text:a xlink:href="https://doi.org/10.1163/15685411-bja10032" xlink:type="simple">Kaique</text:a></text:p>
          </table:table-cell>
          <table:table-cell table:style-name="ce41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41" table:formula="of:=concat(&quot;https://dx.doi.org/&quot;; [.F30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00]; [$'Journal Lookup Tables'.$A$2:.$B$22])" office:value-type="string" office:string-value="BOTH" calcext:value-type="string">
            <text:p>BOTH</text:p>
          </table:table-cell>
          <table:table-cell table:style-name="ce49" table:formula="of:=LOOKUP([.A30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3</text:p>
          </table:table-cell>
          <table:table-cell table:style-name="ce41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1]; [$'Journal Lookup Tables'.$A$2:.$B$22])" office:value-type="string" office:string-value="BOTH" calcext:value-type="string">
            <text:p>BOTH</text:p>
          </table:table-cell>
          <table:table-cell table:style-name="ce49" table:formula="of:=LOOKUP([.A30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6.12.004</text:p>
          </table:table-cell>
          <table:table-cell table:style-name="ce41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2]; [$'Journal Lookup Tables'.$A$2:.$B$22])" office:value-type="string" office:string-value="BOTH" calcext:value-type="string">
            <text:p>BOTH</text:p>
          </table:table-cell>
          <table:table-cell table:style-name="ce49" table:formula="of:=LOOKUP([.A30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23" calcext:value-type="float">
            <text:p>123</text:p>
          </table:table-cell>
          <table:table-cell table:style-name="ce41" office:value-type="string" calcext:value-type="string">
            <text:p><text:a xlink:href="https://doi.org/10.1016/j.pmpp.2020.101562" xlink:type="simple">Kaique</text:a></text:p>
          </table:table-cell>
          <table:table-cell table:style-name="ce4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41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Third research article for 2021.</text:p>
          </table:table-cell>
          <table:table-cell table:style-name="ce49" table:formula="of:=LOOKUP([.A303]; [$'Journal Lookup Tables'.$A$2:.$B$22])" office:value-type="string" office:string-value="BOTH" calcext:value-type="string">
            <text:p>BOTH</text:p>
          </table:table-cell>
          <table:table-cell table:style-name="ce49" table:formula="of:=LOOKUP([.A30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mage Master 2D Platinum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8.02.002</text:p>
          </table:table-cell>
          <table:table-cell table:style-name="ce41" table:formula="of:=concat(&quot;https://dx.doi.org/&quot;; [.F30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4]; [$'Journal Lookup Tables'.$A$2:.$B$22])" office:value-type="string" office:string-value="BOTH" calcext:value-type="string">
            <text:p>BOTH</text:p>
          </table:table-cell>
          <table:table-cell table:style-name="ce49" table:formula="of:=LOOKUP([.A30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7.11.001</text:p>
          </table:table-cell>
          <table:table-cell table:style-name="ce41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49" table:formula="of:=LOOKUP([.A305]; [$'Journal Lookup Tables'.$A$2:.$B$22])" office:value-type="string" office:string-value="BOTH" calcext:value-type="string">
            <text:p>BOTH</text:p>
          </table:table-cell>
          <table:table-cell table:style-name="ce49" table:formula="of:=LOOKUP([.A30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RING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7-0570-5</text:p>
          </table:table-cell>
          <table:table-cell table:style-name="ce41" table:formula="of:=concat(&quot;https://dx.doi.org/&quot;; [.F30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6]; [$'Journal Lookup Tables'.$A$2:.$B$22])" office:value-type="string" office:string-value="BOTH" calcext:value-type="string">
            <text:p>BOTH</text:p>
          </table:table-cell>
          <table:table-cell table:style-name="ce49" table:formula="of:=LOOKUP([.A30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0-00864-x</text:p>
          </table:table-cell>
          <table:table-cell table:style-name="ce41" table:formula="of:=concat(&quot;https://dx.doi.org/&quot;; [.F307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0.</text:p>
          </table:table-cell>
          <table:table-cell table:style-name="ce49" table:formula="of:=LOOKUP([.A307]; [$'Journal Lookup Tables'.$A$2:.$B$22])" office:value-type="string" office:string-value="BOTH" calcext:value-type="string">
            <text:p>BOTH</text:p>
          </table:table-cell>
          <table:table-cell table:style-name="ce49" table:formula="of:=LOOKUP([.A30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rism Windows</text:p>
          </table:table-cell>
          <table:table-cell table:number-columns-repeated="1007"/>
        </table:table-row>
        <table:table-row table:style-name="ro9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1-00902-2</text:p>
          </table:table-cell>
          <table:table-cell table:style-name="ce41" table:formula="of:=concat(&quot;https://dx.doi.org/&quot;; [.F308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1.</text:p>
          </table:table-cell>
          <table:table-cell table:style-name="ce49" table:formula="of:=LOOKUP([.A308]; [$'Journal Lookup Tables'.$A$2:.$B$22])" office:value-type="string" office:string-value="BOTH" calcext:value-type="string">
            <text:p>BOTH</text:p>
          </table:table-cell>
          <table:table-cell table:style-name="ce49" table:formula="of:=LOOKUP([.A30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D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8-0644-z</text:p>
          </table:table-cell>
          <table:table-cell table:style-name="ce41" table:formula="of:=concat(&quot;https://dx.doi.org/&quot;; [.F30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9]; [$'Journal Lookup Tables'.$A$2:.$B$22])" office:value-type="string" office:string-value="BOTH" calcext:value-type="string">
            <text:p>BOTH</text:p>
          </table:table-cell>
          <table:table-cell table:style-name="ce49" table:formula="of:=LOOKUP([.A30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32" calcext:value-type="float">
            <text:p>132</text:p>
          </table:table-cell>
          <table:table-cell table:style-name="ce41" office:value-type="string" calcext:value-type="string">
            <text:p><text:a xlink:href="https://doi.org/10.36253/phyto-12170" xlink:type="simple">Kaique</text:a></text:p>
          </table:table-cell>
          <table:table-cell table:style-name="ce41" office:value-type="string" calcext:value-type="string">
            <text:p><text:a xlink:href="https://doi.org/10.36253/phyto-12170" xlink:type="simple">10.36253/phyto-12170</text:a></text:p>
          </table:table-cell>
          <table:table-cell table:style-name="ce41" table:formula="of:=concat(&quot;https://dx.doi.org/&quot;; [.F31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0]; [$'Journal Lookup Tables'.$A$2:.$B$22])" office:value-type="float" office:value="1" calcext:value-type="float">
            <text:p>1</text:p>
          </table:table-cell>
          <table:table-cell table:style-name="ce49" table:formula="of:=LOOKUP([.A31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artan'18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1" calcext:value-type="float">
            <text:p>101</text:p>
          </table:table-cell>
          <table:table-cell table:style-name="ce41" office:value-type="string" calcext:value-type="string">
            <text:p><text:a xlink:href="https://doi.org/10.36253/phyto-12207" xlink:type="simple">Kaique</text:a></text:p>
          </table:table-cell>
          <table:table-cell table:style-name="ce41" office:value-type="string" calcext:value-type="string">
            <text:p><text:a xlink:href="https://doi.org/10.36253/phyto-12207" xlink:type="simple">10.36253/phyto-12207</text:a></text:p>
          </table:table-cell>
          <table:table-cell table:style-name="ce41" table:formula="of:=concat(&quot;https://dx.doi.org/&quot;; [.F311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1]; [$'Journal Lookup Tables'.$A$2:.$B$22])" office:value-type="float" office:value="1" calcext:value-type="float">
            <text:p>1</text:p>
          </table:table-cell>
          <table:table-cell table:style-name="ce49" table:formula="of:=LOOKUP([.A31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 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36253/phyto-11821" xlink:type="simple">Kaique</text:a></text:p>
          </table:table-cell>
          <table:table-cell table:style-name="ce41" office:value-type="string" calcext:value-type="string">
            <text:p><text:a xlink:href="https://doi.org/10.36253/phyto-11821" xlink:type="simple">10.36253/phyto-11821</text:a></text:p>
          </table:table-cell>
          <table:table-cell table:style-name="ce41" table:formula="of:=concat(&quot;https://dx.doi.org/&quot;; [.F312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2]; [$'Journal Lookup Tables'.$A$2:.$B$22])" office:value-type="float" office:value="1" calcext:value-type="float">
            <text:p>1</text:p>
          </table:table-cell>
          <table:table-cell table:style-name="ce49" table:formula="of:=LOOKUP([.A312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4-16-0170-R</text:p>
          </table:table-cell>
          <table:table-cell table:style-name="ce41" table:formula="of:=concat(&quot;https://dx.doi.org/&quot;; [.F31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3]; [$'Journal Lookup Tables'.$A$2:.$B$22])" office:value-type="string" office:string-value="BOTH" calcext:value-type="string">
            <text:p>BOTH</text:p>
          </table:table-cell>
          <table:table-cell table:style-name="ce49" table:formula="of:=LOOKUP([.A31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3-17-0091-R</text:p>
          </table:table-cell>
          <table:table-cell table:style-name="ce41" table:formula="of:=concat(&quot;https://dx.doi.org/&quot;; [.F3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4]; [$'Journal Lookup Tables'.$A$2:.$B$22])" office:value-type="string" office:string-value="BOTH" calcext:value-type="string">
            <text:p>BOTH</text:p>
          </table:table-cell>
          <table:table-cell table:style-name="ce49" table:formula="of:=LOOKUP([.A31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94/PHYTO-06-20-0232-FI" xlink:type="simple">Kaique</text:a></text:p>
          </table:table-cell>
          <table:table-cell table:style-name="ce41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41" table:formula="of:=concat(&quot;https://dx.doi.org/&quot;; [.F31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5]; [$'Journal Lookup Tables'.$A$2:.$B$22])" office:value-type="string" office:string-value="BOTH" calcext:value-type="string">
            <text:p>BOTH</text:p>
          </table:table-cell>
          <table:table-cell table:style-name="ce49" table:formula="of:=LOOKUP([.A31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2" calcext:value-type="float">
            <text:p>102</text:p>
          </table:table-cell>
          <table:table-cell table:style-name="ce41" office:value-type="string" calcext:value-type="string">
            <text:p><text:a xlink:href="https://doi.org/10.1094/PDIS-03-19-0484-RE" xlink:type="simple">Kaique</text:a></text:p>
          </table:table-cell>
          <table:table-cell table:style-name="ce41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41" table:formula="of:=concat(&quot;https://dx.doi.org/&quot;; [.F316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6]; [$'Journal Lookup Tables'.$A$2:.$B$22])" office:value-type="string" office:string-value="BOTH" calcext:value-type="string">
            <text:p>BOTH</text:p>
          </table:table-cell>
          <table:table-cell table:style-name="ce49" table:formula="of:=LOOKUP([.A31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MAFFT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2-16-0144-RE</text:p>
          </table:table-cell>
          <table:table-cell table:style-name="ce41" table:formula="of:=concat(&quot;https://dx.doi.org/&quot;; [.F3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7]; [$'Journal Lookup Tables'.$A$2:.$B$22])" office:value-type="string" office:string-value="BOTH" calcext:value-type="string">
            <text:p>BOTH</text:p>
          </table:table-cell>
          <table:table-cell table:style-name="ce49" table:formula="of:=LOOKUP([.A31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QGen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3-16-0332-RE</text:p>
          </table:table-cell>
          <table:table-cell table:style-name="ce41" table:formula="of:=concat(&quot;https://dx.doi.org/&quot;; [.F3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8]; [$'Journal Lookup Tables'.$A$2:.$B$22])" office:value-type="string" office:string-value="BOTH" calcext:value-type="string">
            <text:p>BOTH</text:p>
          </table:table-cell>
          <table:table-cell table:style-name="ce49" table:formula="of:=LOOKUP([.A318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4-16-0527-RE</text:p>
          </table:table-cell>
          <table:table-cell table:style-name="ce41" table:formula="of:=concat(&quot;https://dx.doi.org/&quot;; [.F31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9]; [$'Journal Lookup Tables'.$A$2:.$B$22])" office:value-type="string" office:string-value="BOTH" calcext:value-type="string">
            <text:p>BOTH</text:p>
          </table:table-cell>
          <table:table-cell table:style-name="ce49" table:formula="of:=LOOKUP([.A319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Treeview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1-17-0062-RE</text:p>
          </table:table-cell>
          <table:table-cell table:style-name="ce41" table:formula="of:=concat(&quot;https://dx.doi.org/&quot;; [.F32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rticle</text:p>
          </table:table-cell>
          <table:table-cell table:style-name="ce49" table:formula="of:=LOOKUP([.A320]; [$'Journal Lookup Tables'.$A$2:.$B$22])" office:value-type="string" office:string-value="BOTH" calcext:value-type="string">
            <text:p>BOTH</text:p>
          </table:table-cell>
          <table:table-cell table:style-name="ce49" table:formula="of:=LOOKUP([.A320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Arlequin, MULTILOCUS, STRUCTURE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1-18-0005-BR</text:p>
          </table:table-cell>
          <table:table-cell table:style-name="ce41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1]; [$'Journal Lookup Tables'.$A$2:.$B$22])" office:value-type="string" office:string-value="BOTH" calcext:value-type="string">
            <text:p>BOTH</text:p>
          </table:table-cell>
          <table:table-cell table:style-name="ce49" table:formula="of:=LOOKUP([.A321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6-17-0034-RS</text:p>
          </table:table-cell>
          <table:table-cell table:style-name="ce41" table:formula="of:=concat(&quot;https://dx.doi.org/&quot;; [.F3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2]; [$'Journal Lookup Tables'.$A$2:.$B$22])" office:value-type="string" office:string-value="BOTH" calcext:value-type="string">
            <text:p>BOTH</text:p>
          </table:table-cell>
          <table:table-cell table:style-name="ce49" table:formula="of:=LOOKUP([.A322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<text:a xlink:href="https://doi.org/10.1094/PHP-11-18-0075-RS" xlink:type="simple">Kaique</text:a></text:p>
          </table:table-cell>
          <table:table-cell table:style-name="ce41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41" table:formula="of:=concat(&quot;https://dx.doi.org/&quot;; [.F323])" office:value-type="string" office:string-value="" calcext:value-type="error">
            <text:p>#NAME?</text:p>
          </table:table-cell>
          <table:table-cell table:style-name="ce36" office:value-type="string" calcext:value-type="string">
            <text:p>Page number was a first report. This is first research article.</text:p>
          </table:table-cell>
          <table:table-cell table:style-name="ce49" table:formula="of:=LOOKUP([.A323]; [$'Journal Lookup Tables'.$A$2:.$B$22])" office:value-type="string" office:string-value="BOTH" calcext:value-type="string">
            <text:p>BOTH</text:p>
          </table:table-cell>
          <table:table-cell table:style-name="ce49" table:formula="of:=LOOKUP([.A32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MEG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126" calcext:value-type="float">
            <text:p>126</text:p>
          </table:table-cell>
          <table:table-cell table:style-name="ce41" office:value-type="string" calcext:value-type="string">
            <text:p><text:a xlink:href="https://doi.org/10.1094/PHP-11-18-0076-S" xlink:type="simple">Kaique</text:a></text:p>
          </table:table-cell>
          <table:table-cell table:style-name="ce41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41" table:formula="of:=concat(&quot;https://dx.doi.org/&quot;; [.F32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4]; [$'Journal Lookup Tables'.$A$2:.$B$22])" office:value-type="string" office:string-value="BOTH" calcext:value-type="string">
            <text:p>BOTH</text:p>
          </table:table-cell>
          <table:table-cell table:style-name="ce49" table:formula="of:=LOOKUP([.A32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BLASTn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RS-16-0050</text:p>
          </table:table-cell>
          <table:table-cell table:style-name="ce41" table:formula="of:=concat(&quot;https://dx.doi.org/&quot;; [.F32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5]; [$'Journal Lookup Tables'.$A$2:.$B$22])" office:value-type="string" office:string-value="BOTH" calcext:value-type="string">
            <text:p>BOTH</text:p>
          </table:table-cell>
          <table:table-cell table:style-name="ce49" table:formula="of:=LOOKUP([.A32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number-columns-repeated="4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5</text:p>
          </table:table-cell>
          <table:table-cell table:style-name="ce41" table:formula="of:=concat(&quot;https://dx.doi.org/&quot;; [.F3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6]; [$'Journal Lookup Tables'.$A$2:.$B$22])" office:value-type="string" office:string-value="BOTH" calcext:value-type="string">
            <text:p>BOTH</text:p>
          </table:table-cell>
          <table:table-cell table:style-name="ce49" table:formula="of:=LOOKUP([.A32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1</text:p>
          </table:table-cell>
          <table:table-cell table:style-name="ce41" table:formula="of:=concat(&quot;https://dx.doi.org/&quot;; [.F32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327]; [$'Journal Lookup Tables'.$A$2:.$B$22])" office:value-type="string" office:string-value="BOTH" calcext:value-type="string">
            <text:p>BOTH</text:p>
          </table:table-cell>
          <table:table-cell table:style-name="ce49" table:formula="of:=LOOKUP([.A32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ATISTIX, PAS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0</text:p>
          </table:table-cell>
          <table:table-cell table:style-name="ce41" table:formula="of:=concat(&quot;https://dx.doi.org/&quot;; [.F32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8]; [$'Journal Lookup Tables'.$A$2:.$B$22])" office:value-type="string" office:string-value="BOTH" calcext:value-type="string">
            <text:p>BOTH</text:p>
          </table:table-cell>
          <table:table-cell table:style-name="ce49" table:formula="of:=LOOKUP([.A328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1" calcext:value-type="float">
            <text:p>51</text:p>
          </table:table-cell>
          <table:table-cell table:style-name="ce41" office:value-type="string" calcext:value-type="string">
            <text:p><text:a xlink:href="https://doi.org/10.1111/ppa.13105" xlink:type="simple">Kaique</text:a></text:p>
          </table:table-cell>
          <table:table-cell table:style-name="ce41" office:value-type="string" calcext:value-type="string">
            <text:p><text:a xlink:href="https://doi.org/10.1111/ppa.13105" xlink:type="simple">10.1111/ppa.13105</text:a></text:p>
          </table:table-cell>
          <table:table-cell table:style-name="ce41" table:formula="of:=concat(&quot;https://dx.doi.org/&quot;; [.F32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9]; [$'Journal Lookup Tables'.$A$2:.$B$22])" office:value-type="string" office:string-value="BOTH" calcext:value-type="string">
            <text:p>BOTH</text:p>
          </table:table-cell>
          <table:table-cell table:style-name="ce49" table:formula="of:=LOOKUP([.A329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, XLSTAT, ARCGI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<text:a xlink:href="https://doi.org/10.1111/ppa.13273" xlink:type="simple">Kaique</text:a></text:p>
          </table:table-cell>
          <table:table-cell table:style-name="ce41" office:value-type="string" calcext:value-type="string">
            <text:p><text:a xlink:href="https://doi.org/10.1111/ppa.13273" xlink:type="simple">10.1111/ppa.13273</text:a></text:p>
          </table:table-cell>
          <table:table-cell table:style-name="ce41" table:formula="of:=concat(&quot;https://dx.doi.org/&quot;; [.F33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0]; [$'Journal Lookup Tables'.$A$2:.$B$22])" office:value-type="string" office:string-value="BOTH" calcext:value-type="string">
            <text:p>BOTH</text:p>
          </table:table-cell>
          <table:table-cell table:style-name="ce49" table:formula="of:=LOOKUP([.A330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STATISTICA 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06</text:p>
          </table:table-cell>
          <table:table-cell table:style-name="ce41" table:formula="of:=concat(&quot;https://dx.doi.org/&quot;; [.F33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1]; [$'Journal Lookup Tables'.$A$2:.$B$22])" office:value-type="string" office:string-value="BOTH" calcext:value-type="string">
            <text:p>BOTH</text:p>
          </table:table-cell>
          <table:table-cell table:style-name="ce49" table:formula="of:=LOOKUP([.A331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POPULATIONS, R, POPGENE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4</text:p>
          </table:table-cell>
          <table:table-cell table:style-name="ce41" table:formula="of:=concat(&quot;https://dx.doi.org/&quot;; [.F33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2]; [$'Journal Lookup Tables'.$A$2:.$B$22])" office:value-type="string" office:string-value="BOTH" calcext:value-type="string">
            <text:p>BOTH</text:p>
          </table:table-cell>
          <table:table-cell table:style-name="ce49" table:formula="of:=LOOKUP([.A332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STAN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8781/R.MEX.FIT.1710-3</text:p>
          </table:table-cell>
          <table:table-cell table:style-name="ce41" table:formula="of:=concat(&quot;https://dx.doi.org/&quot;; [.F3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3]; [$'Journal Lookup Tables'.$A$2:.$B$22])" office:value-type="float" office:value="1" calcext:value-type="float">
            <text:p>1</text:p>
          </table:table-cell>
          <table:table-cell table:style-name="ce49" table:formula="of:=LOOKUP([.A333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6-0124-2</text:p>
          </table:table-cell>
          <table:table-cell table:style-name="ce41" table:formula="of:=concat(&quot;https://dx.doi.org/&quot;; [.F3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4]; [$'Journal Lookup Tables'.$A$2:.$B$22])" office:value-type="string" office:string-value="BOTH" calcext:value-type="string">
            <text:p>BOTH</text:p>
          </table:table-cell>
          <table:table-cell table:style-name="ce49" table:formula="of:=LOOKUP([.A334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3-8</text:p>
          </table:table-cell>
          <table:table-cell table:style-name="ce41" table:formula="of:=concat(&quot;https://dx.doi.org/&quot;; [.F335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paper was selected. This one is a review</text:p>
          </table:table-cell>
          <table:table-cell table:style-name="ce49" table:formula="of:=LOOKUP([.A335]; [$'Journal Lookup Tables'.$A$2:.$B$22])" office:value-type="string" office:string-value="BOTH" calcext:value-type="string">
            <text:p>BOTH</text:p>
          </table:table-cell>
          <table:table-cell table:style-name="ce49" table:formula="of:=LOOKUP([.A335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GENODIV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6-5</text:p>
          </table:table-cell>
          <table:table-cell table:style-name="ce41" table:formula="of:=concat(&quot;https://dx.doi.org/&quot;; [.F336])" office:value-type="string" office:string-value="" calcext:value-type="error">
            <text:p>#NAME?</text:p>
          </table:table-cell>
          <table:table-cell table:style-name="ce36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49" table:formula="of:=LOOKUP([.A336]; [$'Journal Lookup Tables'.$A$2:.$B$22])" office:value-type="string" office:string-value="BOTH" calcext:value-type="string">
            <text:p>BOTH</text:p>
          </table:table-cell>
          <table:table-cell table:style-name="ce49" table:formula="of:=LOOKUP([.A33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9-00324-w</text:p>
          </table:table-cell>
          <table:table-cell table:style-name="ce41" table:formula="of:=concat(&quot;https://dx.doi.org/&quot;; [.F33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7]; [$'Journal Lookup Tables'.$A$2:.$B$22])" office:value-type="string" office:string-value="BOTH" calcext:value-type="string">
            <text:p>BOTH</text:p>
          </table:table-cell>
          <table:table-cell table:style-name="ce49" table:formula="of:=LOOKUP([.A33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e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8-0931-9</text:p>
          </table:table-cell>
          <table:table-cell table:style-name="ce41" table:formula="of:=concat(&quot;https://dx.doi.org/&quot;; [.F3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8]; [$'Journal Lookup Tables'.$A$2:.$B$22])" office:value-type="float" office:value="1" calcext:value-type="float">
            <text:p>1</text:p>
          </table:table-cell>
          <table:table-cell table:style-name="ce49" table:formula="of:=LOOKUP([.A33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JmodelTest, FigTree, PhyM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9-1163-3</text:p>
          </table:table-cell>
          <table:table-cell table:style-name="ce41" table:formula="of:=concat(&quot;https://dx.doi.org/&quot;; [.F339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39]; [$'Journal Lookup Tables'.$A$2:.$B$22])" office:value-type="float" office:value="1" calcext:value-type="float">
            <text:p>1</text:p>
          </table:table-cell>
          <table:table-cell table:style-name="ce49" table:formula="of:=LOOKUP([.A33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NASP, MEGA, <text:s/>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11-5</text:p>
          </table:table-cell>
          <table:table-cell table:style-name="ce41" table:formula="of:=concat(&quot;https://dx.doi.org/&quot;; [.F34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40]; [$'Journal Lookup Tables'.$A$2:.$B$22])" office:value-type="float" office:value="1" calcext:value-type="float">
            <text:p>1</text:p>
          </table:table-cell>
          <table:table-cell table:style-name="ce49" table:formula="of:=LOOKUP([.A34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E150 bp, CLC Genomics Workbench 20, BLASTn, MUSCLE, SDT (Species Demarcation Tool)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35-x</text:p>
          </table:table-cell>
          <table:table-cell table:style-name="ce41" table:formula="of:=concat(&quot;https://dx.doi.org/&quot;; [.F34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92 without going over</text:p>
          </table:table-cell>
          <table:table-cell table:style-name="ce49" table:formula="of:=LOOKUP([.A341]; [$'Journal Lookup Tables'.$A$2:.$B$22])" office:value-type="float" office:value="1" calcext:value-type="float">
            <text:p>1</text:p>
          </table:table-cell>
          <table:table-cell table:style-name="ce49" table:formula="of:=LOOKUP([.A34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PAdes, MEGA 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42" table:formula="of:=concat(&quot;https://dx.doi.org/&quot;; [.F342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50" table:formula="of:=LOOKUP([.A342]; [$'Journal Lookup Tables'.$A$2:.$B$22])" office:value-type="string" office:string-value="BOTH" calcext:value-type="string">
            <text:p>BOTH</text:p>
          </table:table-cell>
          <table:table-cell table:style-name="ce50" table:formula="of:=LOOKUP([.A34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neious, Mega, MAFFT, Figtree, IQ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42" table:formula="of:=concat(&quot;https://dx.doi.org/&quot;; [.F34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3]; [$'Journal Lookup Tables'.$A$2:.$B$22])" office:value-type="string" office:string-value="BOTH" calcext:value-type="string">
            <text:p>BOTH</text:p>
          </table:table-cell>
          <table:table-cell table:style-name="ce50" table:formula="of:=LOOKUP([.A34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antiSMASH, Geneiou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30" table:formula="of:=concat(&quot;https://dx.doi.org/&quot;; [.F344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50" table:formula="of:=LOOKUP([.A344]; [$'Journal Lookup Tables'.$A$2:.$B$22])" office:value-type="string" office:string-value="BOTH" calcext:value-type="string">
            <text:p>BOTH</text:p>
          </table:table-cell>
          <table:table-cell table:style-name="ce50" table:formula="of:=LOOKUP([.A34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rimer Premie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44" table:formula="of:=concat(&quot;https://dx.doi.org/&quot;; [.F34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5]; [$'Journal Lookup Tables'.$A$2:.$B$22])" office:value-type="string" office:string-value="BOTH" calcext:value-type="string">
            <text:p>BOTH</text:p>
          </table:table-cell>
          <table:table-cell table:style-name="ce50" table:formula="of:=LOOKUP([.A345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4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12" draw:text-style-name="P2" svg:width="471.66pt" svg:height="42.72pt" svg:x="623.08pt" svg:y="5469.76pt" draw:caption-point-x="-11.54pt" draw:caption-point-y="-22.99pt">
              <dc:date>2022-05-04T00:00:00</dc:date>
              <text:p text:style-name="P1">New plant pathology applicable article</text:p>
              <text:p text:style-name="P1"><text:tab/>-Adam H. Sparks</text:p>
            </office:annotation>
            <text:p><text:a xlink:href="https://doi.org/10.1016/j.cropro.2020.105365" xlink:type="simple">10.1016/j.cropro.2020.105365</text:a></text:p>
          </table:table-cell>
          <table:table-cell table:style-name="ce44" table:formula="of:=concat(&quot;https://dx.doi.org/&quot;; [.F346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50" table:formula="of:=LOOKUP([.A346]; [$'Journal Lookup Tables'.$A$2:.$B$22])" office:value-type="string" office:string-value="BOTH" calcext:value-type="string">
            <text:p>BOTH</text:p>
          </table:table-cell>
          <table:table-cell table:style-name="ce50" table:formula="of:=LOOKUP([.A346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DNA dragon, MrMODELTEST, MrBayes, FigTree, Coreldraw, Minitab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4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44" table:formula="of:=concat(&quot;https://dx.doi.org/&quot;; [.F3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50" table:formula="of:=LOOKUP([.A347]; [$'Journal Lookup Tables'.$A$2:.$B$22])" office:value-type="string" office:string-value="BOTH" calcext:value-type="string">
            <text:p>BOTH</text:p>
          </table:table-cell>
          <table:table-cell table:style-name="ce50" table:formula="of:=LOOKUP([.A347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iPhyClassifier, MEG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44" table:formula="of:=concat(&quot;https://dx.doi.org/&quot;; [.F348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50" table:formula="of:=LOOKUP([.A348]; [$'Journal Lookup Tables'.$A$2:.$B$22])" office:value-type="string" office:string-value="BOTH" calcext:value-type="string">
            <text:p>BOTH</text:p>
          </table:table-cell>
          <table:table-cell table:style-name="ce50" table:formula="of:=LOOKUP([.A348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44" table:formula="of:=concat(&quot;https://dx.doi.org/&quot;; [.F34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9]; [$'Journal Lookup Tables'.$A$2:.$B$22])" office:value-type="string" office:string-value="BOTH" calcext:value-type="string">
            <text:p>BOTH</text:p>
          </table:table-cell>
          <table:table-cell table:style-name="ce50" table:formula="of:=LOOKUP([.A349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xcel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44" table:formula="of:=concat(&quot;https://dx.doi.org/&quot;; [.F35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0]; [$'Journal Lookup Tables'.$A$2:.$B$22])" office:value-type="string" office:string-value="BOTH" calcext:value-type="string">
            <text:p>BOTH</text:p>
          </table:table-cell>
          <table:table-cell table:style-name="ce50" table:formula="of:=LOOKUP([.A350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hromas Pro, Genety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44" table:formula="of:=concat(&quot;https://dx.doi.org/&quot;; [.F351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1]; [$'Journal Lookup Tables'.$A$2:.$B$22])" office:value-type="string" office:string-value="BOTH" calcext:value-type="string">
            <text:p>BOTH</text:p>
          </table:table-cell>
          <table:table-cell table:style-name="ce50" table:formula="of:=LOOKUP([.A35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BioEdit , SA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38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4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44" table:formula="of:=concat(&quot;https://dx.doi.org/&quot;; [.F352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50" table:formula="of:=LOOKUP([.A352]; [$'Journal Lookup Tables'.$A$2:.$B$22])" office:value-type="string" office:string-value="BOTH" calcext:value-type="string">
            <text:p>BOTH</text:p>
          </table:table-cell>
          <table:table-cell table:style-name="ce50" table:formula="of:=LOOKUP([.A352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equencher, MAFFT, Bioedit, MrBayes, MrBayes, Fig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44" table:formula="of:=concat(&quot;https://dx.doi.org/&quot;; [.F35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3]; [$'Journal Lookup Tables'.$A$2:.$B$22])" office:value-type="string" office:string-value="BOTH" calcext:value-type="string">
            <text:p>BOTH</text:p>
          </table:table-cell>
          <table:table-cell table:style-name="ce50" table:formula="of:=LOOKUP([.A35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44" table:formula="of:=concat(&quot;https://dx.doi.org/&quot;; [.F35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4]; [$'Journal Lookup Tables'.$A$2:.$B$22])" office:value-type="string" office:string-value="BOTH" calcext:value-type="string">
            <text:p>BOTH</text:p>
          </table:table-cell>
          <table:table-cell table:style-name="ce50" table:formula="of:=LOOKUP([.A35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tatistix, MEGA, MrBayes, PartitionFinder, 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4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44" table:formula="of:=concat(&quot;https://dx.doi.org/&quot;; [.F35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5]; [$'Journal Lookup Tables'.$A$2:.$B$22])" office:value-type="string" office:string-value="BOTH" calcext:value-type="string">
            <text:p>BOTH</text:p>
          </table:table-cell>
          <table:table-cell table:style-name="ce50" table:formula="of:=LOOKUP([.A355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vsp, ntsyspc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44" table:formula="of:=concat(&quot;https://dx.doi.org/&quot;; [.F3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50" table:formula="of:=LOOKUP([.A356]; [$'Journal Lookup Tables'.$A$2:.$B$22])" office:value-type="string" office:string-value="BOTH" calcext:value-type="string">
            <text:p>BOTH</text:p>
          </table:table-cell>
          <table:table-cell table:style-name="ce50" table:formula="of:=LOOKUP([.A356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tsyspc, Genepop, MULTILOCUS, STRUCTURE, ARLEQUIN, Meg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44" table:formula="of:=concat(&quot;https://dx.doi.org/&quot;; [.F357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7]; [$'Journal Lookup Tables'.$A$2:.$B$22])" office:value-type="string" office:string-value="BOTH" calcext:value-type="string">
            <text:p>BOTH</text:p>
          </table:table-cell>
          <table:table-cell table:style-name="ce50" table:formula="of:=LOOKUP([.A357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Bioedit, SPS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4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44" table:formula="of:=concat(&quot;https://dx.doi.org/&quot;; [.F358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50" table:formula="of:=LOOKUP([.A358]; [$'Journal Lookup Tables'.$A$2:.$B$22])" office:value-type="string" office:string-value="BOTH" calcext:value-type="string">
            <text:p>BOTH</text:p>
          </table:table-cell>
          <table:table-cell table:style-name="ce50" table:formula="of:=LOOKUP([.A358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axML, BEAST , Figtree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4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44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9]; [$'Journal Lookup Tables'.$A$2:.$B$22])" office:value-type="string" office:string-value="BOTH" calcext:value-type="string">
            <text:p>BOTH</text:p>
          </table:table-cell>
          <table:table-cell table:style-name="ce50" table:formula="of:=LOOKUP([.A359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owerMarker, Darwin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42" office:value-type="string" calcext:value-type="string">
            <text:p><text:a xlink:href="https://doi.org/10.1094/MPMI-06-20-0164-R" xlink:type="simple">Nik</text:a>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44" table:formula="of:=concat(&quot;https://dx.doi.org/&quot;; [.F36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0]; [$'Journal Lookup Tables'.$A$2:.$B$22])" office:value-type="float" office:value="1" calcext:value-type="float">
            <text:p>1</text:p>
          </table:table-cell>
          <table:table-cell table:style-name="ce50" table:formula="of:=LOOKUP([.A360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, FastANI, Get_homologs, autoMLSA, IQTREE, FigTree, GATK, BWA, Picard tools, vcftools, SnpEff, lastz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44" table:formula="of:=concat(&quot;https://dx.doi.org/&quot;; [.F361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50" table:formula="of:=LOOKUP([.A361]; [$'Journal Lookup Tables'.$A$2:.$B$22])" office:value-type="string" office:string-value="BOTH" calcext:value-type="string">
            <text:p>BOTH</text:p>
          </table:table-cell>
          <table:table-cell table:style-name="ce50" table:formula="of:=LOOKUP([.A36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<text:span text:style-name="T1">CorelDRAW, </text:span><text:span text:style-name="T2">MAFFT, MrModeltest, MrBayes, Tracer, RaxmlGUI , Dendroscope</text:span>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44" table:formula="of:=concat(&quot;https://dx.doi.org/&quot;; [.F36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50" table:formula="of:=LOOKUP([.A362]; [$'Journal Lookup Tables'.$A$2:.$B$22])" office:value-type="string" office:string-value="BOTH" calcext:value-type="string">
            <text:p>BOTH</text:p>
          </table:table-cell>
          <table:table-cell table:style-name="ce50" table:formula="of:=LOOKUP([.A36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lCompar, PERMTEST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38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42" office:value-type="string" calcext:value-type="string">
            <text:p><text:a xlink:href="https://doi.org/10.1016/j.pmpp.2020.101587" xlink:type="simple">Nik</text:a>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44" table:formula="of:=concat(&quot;https://dx.doi.org/&quot;; [.F363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50" table:formula="of:=LOOKUP([.A363]; [$'Journal Lookup Tables'.$A$2:.$B$22])" office:value-type="string" office:string-value="BOTH" calcext:value-type="string">
            <text:p>BOTH</text:p>
          </table:table-cell>
          <table:table-cell table:style-name="ce50" table:formula="of:=LOOKUP([.A36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InterproScan, BLAST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42" table:formula="of:=concat(&quot;https://dx.doi.org/&quot;; [.F36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4]; [$'Journal Lookup Tables'.$A$2:.$B$22])" office:value-type="string" office:string-value="BOTH" calcext:value-type="string">
            <text:p>BOTH</text:p>
          </table:table-cell>
          <table:table-cell table:style-name="ce50" table:formula="of:=LOOKUP([.A364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MrBayes, ModelTest, PAUP, RAXML, SplitsTree4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4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30" table:formula="of:=concat(&quot;https://dx.doi.org/&quot;; [.F365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50" table:formula="of:=LOOKUP([.A365]; [$'Journal Lookup Tables'.$A$2:.$B$22])" office:value-type="string" office:string-value="BOTH" calcext:value-type="string">
            <text:p>BOTH</text:p>
          </table:table-cell>
          <table:table-cell table:style-name="ce50" table:formula="of:=LOOKUP([.A365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USCLE, GBlocks, MrBayes, R, Rstudio, SA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4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30" table:formula="of:=concat(&quot;https://dx.doi.org/&quot;; [.F366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6]; [$'Journal Lookup Tables'.$A$2:.$B$22])" office:value-type="string" office:string-value="BOTH" calcext:value-type="string">
            <text:p>BOTH</text:p>
          </table:table-cell>
          <table:table-cell table:style-name="ce50" table:formula="of:=LOOKUP([.A366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4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30" table:formula="of:=concat(&quot;https://dx.doi.org/&quot;; [.F367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50" table:formula="of:=LOOKUP([.A367]; [$'Journal Lookup Tables'.$A$2:.$B$22])" office:value-type="string" office:string-value="BOTH" calcext:value-type="string">
            <text:p>BOTH</text:p>
          </table:table-cell>
          <table:table-cell table:style-name="ce50" table:formula="of:=LOOKUP([.A367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4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30" table:formula="of:=concat(&quot;https://dx.doi.org/&quot;; [.F368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8]; [$'Journal Lookup Tables'.$A$2:.$B$22])" office:value-type="string" office:string-value="BOTH" calcext:value-type="string">
            <text:p>BOTH</text:p>
          </table:table-cell>
          <table:table-cell table:style-name="ce50" table:formula="of:=LOOKUP([.A368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JMP Pro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38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5" draw:text-style-name="P2" svg:width="471.66pt" svg:height="42.75pt" svg:x="623.08pt" svg:y="5832pt" draw:caption-point-x="-11.54pt" draw:caption-point-y="-22.99pt">
              <dc:date>2022-05-04T00:00:00</dc:date>
              <text:p text:style-name="P1">Several articles from this journal for 2020 were already assigned. This is the next unassigned article w/ a DOI</text:p>
              <text:p text:style-name="P1"><text:tab/>-Adam H. Sparks</text:p>
            </office:annotation>
            <text:p><text:a xlink:href="http://dx.doi.org/10.18781/R.MEX.FIT.2002-4" xlink:type="simple">10.18781/R.MEX.FIT.2002-4</text:a></text:p>
          </table:table-cell>
          <table:table-cell table:style-name="ce30" table:formula="of:=concat(&quot;https://dx.doi.org/&quot;; [.F369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50" table:formula="of:=LOOKUP([.A369]; [$'Journal Lookup Tables'.$A$2:.$B$22])" office:value-type="float" office:value="1" calcext:value-type="float">
            <text:p>1</text:p>
          </table:table-cell>
          <table:table-cell table:style-name="ce50" table:formula="of:=LOOKUP([.A369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38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42" table:formula="of:=concat(&quot;https://dx.doi.org/&quot;; [.F37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70]; [$'Journal Lookup Tables'.$A$2:.$B$22])" office:value-type="string" office:string-value="BOTH" calcext:value-type="string">
            <text:p>BOTH</text:p>
          </table:table-cell>
          <table:table-cell table:style-name="ce50" table:formula="of:=LOOKUP([.A370]; [$'Journal Lookup Tables'.$F$2:.$G$22])" office:value-type="float" office:value="3" calcext:value-type="float">
            <text:p>3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C Workbench, MEGA, RDP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38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42" table:formula="of:=concat(&quot;https://dx.doi.org/&quot;; [.F371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50" table:formula="of:=LOOKUP([.A371]; [$'Journal Lookup Tables'.$A$2:.$B$22])" office:value-type="float" office:value="1" calcext:value-type="float">
            <text:p>1</text:p>
          </table:table-cell>
          <table:table-cell table:style-name="ce50" table:formula="of:=LOOKUP([.A371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2-0157-z</text:p>
          </table:table-cell>
          <table:table-cell table:style-name="ce43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2]; [$'Journal Lookup Tables'.$A$2:.$B$22])" office:value-type="string" office:string-value="BOTH" calcext:value-type="string">
            <text:p>BOTH</text:p>
          </table:table-cell>
          <table:table-cell table:style-name="ce51" table:formula="of:=LOOKUP([.A37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3-0240-0</text:p>
          </table:table-cell>
          <table:table-cell table:style-name="ce43" table:formula="of:=concat(&quot;https://dx.doi.org/&quot;; [.F373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3]; [$'Journal Lookup Tables'.$A$2:.$B$22])" office:value-type="string" office:string-value="BOTH" calcext:value-type="string">
            <text:p>BOTH</text:p>
          </table:table-cell>
          <table:table-cell table:style-name="ce51" table:formula="of:=LOOKUP([.A37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2.659679</text:p>
          </table:table-cell>
          <table:table-cell table:style-name="ce43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DNAMAN costs $789</text:p>
            <text:p/>
          </table:table-cell>
          <table:table-cell table:style-name="ce51" table:formula="of:=LOOKUP([.A374]; [$'Journal Lookup Tables'.$A$2:.$B$22])" office:value-type="string" office:string-value="BOTH" calcext:value-type="string">
            <text:p>BOTH</text:p>
          </table:table-cell>
          <table:table-cell table:style-name="ce51" table:formula="of:=LOOKUP([.A37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12" draw:text-style-name="P2" svg:width="686.83pt" svg:height="42.72pt" svg:x="1579.55pt" svg:y="5911.51pt" draw:caption-point-x="-11.54pt" draw:caption-point-y="-22.99pt">
              <dc:date>2022-05-04T00:00:00</dc:date>
              <text:p text:style-name="P1">The only data they generated was a single gene sequence on NCBI and some gel images</text:p>
              <text:p text:style-name="P1"><text:tab/>-Zachary Foster</text:p>
            </office:annotation>
            <text:p>3</text:p>
          </table:table-cell>
          <table:table-cell table:style-name="ce51" office:value-type="string" calcext:value-type="string">
            <text:p>LaserGene, BLAST, DNAMAN, 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080/07060661.2018.1561518" xlink:type="simple">Zach</text:a></text:p>
          </table:table-cell>
          <table:table-cell table:style-name="ce43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43" table:formula="of:=concat(&quot;https://dx.doi.org/&quot;; [.F37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5]; [$'Journal Lookup Tables'.$A$2:.$B$22])" office:value-type="string" office:string-value="BOTH" calcext:value-type="string">
            <text:p>BOTH</text:p>
          </table:table-cell>
          <table:table-cell table:style-name="ce51" table:formula="of:=LOOKUP([.A37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29" calcext:value-type="float">
            <text:p>129</text:p>
          </table:table-cell>
          <table:table-cell table:style-name="ce43" office:value-type="string" calcext:value-type="string">
            <text:p><text:a xlink:href="https://doi.org/10.1080/07060661.2019.1632934" xlink:type="simple">Zach</text:a></text:p>
          </table:table-cell>
          <table:table-cell table:style-name="ce43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43" table:formula="of:=concat(&quot;https://dx.doi.org/&quot;; [.F376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6]; [$'Journal Lookup Tables'.$A$2:.$B$22])" office:value-type="string" office:string-value="BOTH" calcext:value-type="string">
            <text:p>BOTH</text:p>
          </table:table-cell>
          <table:table-cell table:style-name="ce51" table:formula="of:=LOOKUP([.A37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3.868370</text:p>
          </table:table-cell>
          <table:table-cell table:style-name="ce43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77]; [$'Journal Lookup Tables'.$A$2:.$B$22])" office:value-type="string" office:string-value="BOTH" calcext:value-type="string">
            <text:p>BOTH</text:p>
          </table:table-cell>
          <table:table-cell table:style-name="ce51" table:formula="of:=LOOKUP([.A37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office:annotation draw:style-name="gr5" draw:text-style-name="P2" svg:width="713.25pt" svg:height="42.75pt" svg:x="1412.84pt" svg:y="5958.74pt" draw:caption-point-x="-11.54pt" draw:caption-point-y="-22.96pt">
              <dc:date>2022-05-04T00:00:00</dc:date>
              <text:p text:style-name="P1">They dont say what they used to make their graphs, but the software they do mention is open source</text:p>
              <text:p text:style-name="P1"><text:tab/>-Zachary Foster</text:p>
            </office:annotation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ImageJ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string" calcext:value-type="string">
            <text:p><text:a xlink:href="https://doi.org/10.1016/j.cropro.2019.104947" xlink:type="simple">Zach</text:a></text:p>
          </table:table-cell>
          <table:table-cell table:style-name="ce43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43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article of 2020</text:p>
          </table:table-cell>
          <table:table-cell table:style-name="ce51" table:formula="of:=LOOKUP([.A378]; [$'Journal Lookup Tables'.$A$2:.$B$22])" office:value-type="string" office:string-value="BOTH" calcext:value-type="string">
            <text:p>BOTH</text:p>
          </table:table-cell>
          <table:table-cell table:style-name="ce51" table:formula="of:=LOOKUP([.A37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, JM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5" calcext:value-type="float">
            <text:p>135</text:p>
          </table:table-cell>
          <table:table-cell table:style-name="ce43" office:value-type="string" calcext:value-type="string">
            <text:p><text:a xlink:href="https://doi.org/10.1016/j.cropro.2020.105317" xlink:type="simple">Zach</text:a></text:p>
          </table:table-cell>
          <table:table-cell table:style-name="ce43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43" table:formula="of:=concat(&quot;https://dx.doi.org/&quot;; [.F37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ifth article of 2021</text:p>
          </table:table-cell>
          <table:table-cell table:style-name="ce51" table:formula="of:=LOOKUP([.A379]; [$'Journal Lookup Tables'.$A$2:.$B$22])" office:value-type="string" office:string-value="BOTH" calcext:value-type="string">
            <text:p>BOTH</text:p>
          </table:table-cell>
          <table:table-cell table:style-name="ce51" table:formula="of:=LOOKUP([.A37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cropro.2011.09.010</text:p>
          </table:table-cell>
          <table:table-cell table:style-name="ce43" table:formula="of:=concat(&quot;https://dx.doi.org/&quot;; [.F38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80]; [$'Journal Lookup Tables'.$A$2:.$B$22])" office:value-type="string" office:string-value="BOTH" calcext:value-type="string">
            <text:p>BOTH</text:p>
          </table:table-cell>
          <table:table-cell table:style-name="ce51" table:formula="of:=LOOKUP([.A38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1" calcext:value-type="float">
            <text:p>31</text:p>
          </table:table-cell>
          <table:table-cell table:style-name="ce43" office:value-type="string" calcext:value-type="string">
            <text:p><text:a xlink:href="https://doi.org/10.1016/j.cropro.2018.09.001" xlink:type="simple">Zach</text:a></text:p>
          </table:table-cell>
          <table:table-cell table:style-name="ce43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43" table:formula="of:=concat(&quot;https://dx.doi.org/&quot;; [.F38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1]; [$'Journal Lookup Tables'.$A$2:.$B$22])" office:value-type="string" office:string-value="BOTH" calcext:value-type="string">
            <text:p>BOTH</text:p>
          </table:table-cell>
          <table:table-cell table:style-name="ce51" table:formula="of:=LOOKUP([.A38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P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3-0315-3</text:p>
          </table:table-cell>
          <table:table-cell table:style-name="ce43" table:formula="of:=concat(&quot;https://dx.doi.org/&quot;; [.F38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2]; [$'Journal Lookup Tables'.$A$2:.$B$22])" office:value-type="string" office:string-value="BOTH" calcext:value-type="string">
            <text:p>BOTH</text:p>
          </table:table-cell>
          <table:table-cell table:style-name="ce51" table:formula="of:=LOOKUP([.A38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8-1546-0</text:p>
          </table:table-cell>
          <table:table-cell table:style-name="ce43" table:formula="of:=concat(&quot;https://dx.doi.org/&quot;; [.F38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3]; [$'Journal Lookup Tables'.$A$2:.$B$22])" office:value-type="string" office:string-value="BOTH" calcext:value-type="string">
            <text:p>BOTH</text:p>
          </table:table-cell>
          <table:table-cell table:style-name="ce51" table:formula="of:=LOOKUP([.A38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eMapper, DARwin, STRUCTU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2-0069-3</text:p>
          </table:table-cell>
          <table:table-cell table:style-name="ce43" table:formula="of:=concat(&quot;https://dx.doi.org/&quot;; [.F38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4]; [$'Journal Lookup Tables'.$A$2:.$B$22])" office:value-type="string" office:string-value="BOTH" calcext:value-type="string">
            <text:p>BOTH</text:p>
          </table:table-cell>
          <table:table-cell table:style-name="ce51" table:formula="of:=LOOKUP([.A38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IDA® SOFT Win software, Info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2" calcext:value-type="float">
            <text:p>82</text:p>
          </table:table-cell>
          <table:table-cell table:style-name="ce43" office:value-type="string" calcext:value-type="string">
            <text:p><text:a xlink:href="https://doi.org/10.1111/efp.12574" xlink:type="simple">Zach</text:a></text:p>
          </table:table-cell>
          <table:table-cell table:style-name="ce43" office:value-type="string" calcext:value-type="string">
            <text:p><text:a xlink:href="https://doi.org/10.1111/efp.12574" xlink:type="simple">10.1111/efp.12574</text:a></text:p>
          </table:table-cell>
          <table:table-cell table:style-name="ce43" table:formula="of:=concat(&quot;https://dx.doi.org/&quot;; [.F385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rd article of 2020</text:p>
          </table:table-cell>
          <table:table-cell table:style-name="ce51" table:formula="of:=LOOKUP([.A385]; [$'Journal Lookup Tables'.$A$2:.$B$22])" office:value-type="string" office:string-value="BOTH" calcext:value-type="string">
            <text:p>BOTH</text:p>
          </table:table-cell>
          <table:table-cell table:style-name="ce51" table:formula="of:=LOOKUP([.A38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efp.12263</text:p>
          </table:table-cell>
          <table:table-cell table:style-name="ce43" table:formula="of:=concat(&quot;https://dx.doi.org/&quot;; [.F38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86]; [$'Journal Lookup Tables'.$A$2:.$B$22])" office:value-type="string" office:string-value="BOTH" calcext:value-type="string">
            <text:p>BOTH</text:p>
          </table:table-cell>
          <table:table-cell table:style-name="ce51" table:formula="of:=LOOKUP([.A38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280.6pt" svg:height="42.75pt" svg:x="2055.94pt" svg:y="6100.5pt" draw:caption-point-x="-11.54pt" draw:caption-point-y="-22.99pt">
              <dc:date>2022-05-04T00:00:00</dc:date>
              <text:p text:style-name="P1">GenAIEx is an Excel add-on, so Excel had to be used as well here, so I've added it.</text:p>
              <text:p text:style-name="P1"><text:tab/>-Adam H. Sparks</text:p>
            </office:annotation>
            <text:p>bowtie, samtools, GenAlEx, Exce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405-7</text:p>
          </table:table-cell>
          <table:table-cell table:style-name="ce43" table:formula="of:=concat(&quot;https://dx.doi.org/&quot;; [.F3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7]; [$'Journal Lookup Tables'.$A$2:.$B$22])" office:value-type="string" office:string-value="BOTH" calcext:value-type="string">
            <text:p>BOTH</text:p>
          </table:table-cell>
          <table:table-cell table:style-name="ce51" table:formula="of:=LOOKUP([.A38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91-1</text:p>
          </table:table-cell>
          <table:table-cell table:style-name="ce43" table:formula="of:=concat(&quot;https://dx.doi.org/&quot;; [.F388])" office:value-type="string" office:string-value="" calcext:value-type="error">
            <text:p>#NAME?</text:p>
          </table:table-cell>
          <table:table-cell table:style-name="ce37" office:value-type="string" calcext:value-type="string">
            <text:p>Random page number exact duplicate of last, next sequential article selected</text:p>
          </table:table-cell>
          <table:table-cell table:style-name="ce51" table:formula="of:=LOOKUP([.A388]; [$'Journal Lookup Tables'.$A$2:.$B$22])" office:value-type="string" office:string-value="BOTH" calcext:value-type="string">
            <text:p>BOTH</text:p>
          </table:table-cell>
          <table:table-cell table:style-name="ce51" table:formula="of:=LOOKUP([.A38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713.25pt" svg:height="42.75pt" svg:x="1412.84pt" svg:y="6131.99pt" draw:caption-point-x="-11.54pt" draw:caption-point-y="-22.96pt">
              <dc:date>2022-05-04T00:00:00</dc:date>
              <text:p text:style-name="P1">MEGA is free, but closed source. Not sure how we are handling this</text:p>
              <text:p text:style-name="P1"><text:tab/>-Zachary Foster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MEGA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8-0814-3</text:p>
          </table:table-cell>
          <table:table-cell table:style-name="ce43" table:formula="of:=concat(&quot;https://dx.doi.org/&quot;; [.F38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9]; [$'Journal Lookup Tables'.$A$2:.$B$22])" office:value-type="string" office:string-value="BOTH" calcext:value-type="string">
            <text:p>BOTH</text:p>
          </table:table-cell>
          <table:table-cell table:style-name="ce51" table:formula="of:=LOOKUP([.A38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SCLE, 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21-00981-3</text:p>
          </table:table-cell>
          <table:table-cell table:style-name="ce43" table:formula="of:=concat(&quot;https://dx.doi.org/&quot;; [.F39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0]; [$'Journal Lookup Tables'.$A$2:.$B$22])" office:value-type="string" office:string-value="BOTH" calcext:value-type="string">
            <text:p>BOTH</text:p>
          </table:table-cell>
          <table:table-cell table:style-name="ce51" table:formula="of:=LOOKUP([.A39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364-z</text:p>
          </table:table-cell>
          <table:table-cell table:style-name="ce43" table:formula="of:=concat(&quot;https://dx.doi.org/&quot;; [.F39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1]; [$'Journal Lookup Tables'.$A$2:.$B$22])" office:value-type="string" office:string-value="BOTH" calcext:value-type="string">
            <text:p>BOTH</text:p>
          </table:table-cell>
          <table:table-cell table:style-name="ce51" table:formula="of:=LOOKUP([.A39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80-4</text:p>
          </table:table-cell>
          <table:table-cell table:style-name="ce43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2]; [$'Journal Lookup Tables'.$A$2:.$B$22])" office:value-type="string" office:string-value="BOTH" calcext:value-type="string">
            <text:p>BOTH</text:p>
          </table:table-cell>
          <table:table-cell table:style-name="ce51" table:formula="of:=LOOKUP([.A39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5" draw:text-style-name="P2" svg:width="686.83pt" svg:height="42.75pt" svg:x="1579.55pt" svg:y="6195pt" draw:caption-point-x="-11.54pt" draw:caption-point-y="-22.99pt">
              <dc:date>2022-05-04T00:00:00</dc:date>
              <text:p text:style-name="P1">They only had a few sequences as data, but they were submitted to DDBJ</text:p>
              <text:p text:style-name="P1"><text:tab/>-Zachary Foster</text:p>
            </office:annotation>
            <text:p>3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6-0656-9</text:p>
          </table:table-cell>
          <table:table-cell table:style-name="ce43" table:formula="of:=concat(&quot;https://dx.doi.org/&quot;; [.F3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3]; [$'Journal Lookup Tables'.$A$2:.$B$22])" office:value-type="string" office:string-value="BOTH" calcext:value-type="string">
            <text:p>BOTH</text:p>
          </table:table-cell>
          <table:table-cell table:style-name="ce51" table:formula="of:=LOOKUP([.A39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726.46pt" svg:height="42.75pt" svg:x="1329.48pt" svg:y="6210.74pt" draw:caption-point-x="-11.54pt" draw:caption-point-y="-22.96pt">
              <dc:date>2022-05-04T00:00:00</dc:date>
              <text:p text:style-name="P1">They gave links to the software websites, but not citations or version numbers</text:p>
              <text:p text:style-name="P1"><text:tab/>-Zachary Foster</text:p>
            </office:annotation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ph.12031</text:p>
          </table:table-cell>
          <table:table-cell table:style-name="ce43" table:formula="of:=concat(&quot;https://dx.doi.org/&quot;; [.F3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4]; [$'Journal Lookup Tables'.$A$2:.$B$22])" office:value-type="string" office:string-value="BOTH" calcext:value-type="string">
            <text:p>BOTH</text:p>
          </table:table-cell>
          <table:table-cell table:style-name="ce51" table:formula="of:=LOOKUP([.A394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713.25pt" svg:height="42.75pt" svg:x="1412.84pt" svg:y="6226.5pt" draw:caption-point-x="-11.54pt" draw:caption-point-y="-22.99pt">
              <dc:date>2022-05-04T00:00:00</dc:date>
              <text:p text:style-name="P1">The only software they mentioned was gene mapper, which I could not get the cost of easily, but I remember it being expensive. They apparently used other software, but did not say what</text:p>
              <text:p text:style-name="P1"><text:tab/>-Zachary Foster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686.83pt" svg:height="42.75pt" svg:x="1579.55pt" svg:y="6226.5pt" draw:caption-point-x="-11.54pt" draw:caption-point-y="-22.99pt">
              <dc:date>2022-05-04T00:00:00</dc:date>
              <text:p text:style-name="P1">They submitted some sequences to NCBI, but all their other data was not submitted anywhere</text:p>
              <text:p text:style-name="P1"><text:tab/>-Zachary Foster</text:p>
            </office:annotation>
            <text:p>1</text:p>
          </table:table-cell>
          <table:table-cell table:style-name="ce51" office:value-type="string" calcext:value-type="string">
            <text:p>GeneMapper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8" calcext:value-type="float">
            <text:p>78</text:p>
          </table:table-cell>
          <table:table-cell table:style-name="ce43" office:value-type="string" calcext:value-type="string">
            <text:p><text:a xlink:href="https://doi.org/10.1111/jph.12774" xlink:type="simple">Zach</text:a></text:p>
          </table:table-cell>
          <table:table-cell table:style-name="ce43" office:value-type="string" calcext:value-type="string">
            <text:p><text:a xlink:href="https://doi.org/10.1111/jph.12774" xlink:type="simple">10.1111/jph.12774</text:a></text:p>
          </table:table-cell>
          <table:table-cell table:style-name="ce43" table:formula="of:=concat(&quot;https://dx.doi.org/&quot;; [.F39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5]; [$'Journal Lookup Tables'.$A$2:.$B$22])" office:value-type="string" office:string-value="BOTH" calcext:value-type="string">
            <text:p>BOTH</text:p>
          </table:table-cell>
          <table:table-cell table:style-name="ce51" table:formula="of:=LOOKUP([.A395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fa.2012.003</text:p>
          </table:table-cell>
          <table:table-cell table:style-name="ce43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96]; [$'Journal Lookup Tables'.$A$2:.$B$22])" office:value-type="string" office:string-value="BOTH" calcext:value-type="string">
            <text:p>BOTH</text:p>
          </table:table-cell>
          <table:table-cell table:style-name="ce51" table:formula="of:=LOOKUP([.A396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726.46pt" svg:height="42.75pt" svg:x="1329.48pt" svg:y="6257.99pt" draw:caption-point-x="-11.54pt" draw:caption-point-y="-22.96pt">
              <dc:date>2022-05-04T00:00:00</dc:date>
              <text:p text:style-name="P1">They cite all the software they mention (3), but they do mention how they made their graphs or some of thier stats (excel?), so I gave them 2</text:p>
              <text:p text:style-name="P1"><text:tab/>-Zachary Foster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Primer Express, LINREGPCR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5i1.028</text:p>
          </table:table-cell>
          <table:table-cell table:style-name="ce43" table:formula="of:=concat(&quot;https://dx.doi.org/&quot;; [.F39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7]; [$'Journal Lookup Tables'.$A$2:.$B$22])" office:value-type="string" office:string-value="BOTH" calcext:value-type="string">
            <text:p>BOTH</text:p>
          </table:table-cell>
          <table:table-cell table:style-name="ce51" table:formula="of:=LOOKUP([.A397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726.46pt" svg:height="42.75pt" svg:x="1329.48pt" svg:y="6273.75pt" draw:caption-point-x="-11.54pt" draw:caption-point-y="-22.99pt">
              <dc:date>2022-05-04T00:00:00</dc:date>
              <text:p text:style-name="P1">They cited PHYLIP right, BLAST by URL, and not Excel or SeaView.</text:p>
              <text:p text:style-name="P1"><text:tab/>-Zachary Foster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Excel, PHYLIP, BLAST, SeaView4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8i1.030</text:p>
          </table:table-cell>
          <table:table-cell table:style-name="ce43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8]; [$'Journal Lookup Tables'.$A$2:.$B$22])" office:value-type="string" office:string-value="BOTH" calcext:value-type="string">
            <text:p>BOTH</text:p>
          </table:table-cell>
          <table:table-cell table:style-name="ce51" table:formula="of:=LOOKUP([.A39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6" draw:text-style-name="P2" svg:width="713.25pt" svg:height="44.22pt" svg:x="1412.84pt" svg:y="6289.51pt" draw:caption-point-x="-11.54pt" draw:caption-point-y="-22.99pt">
              <dc:date>2022-05-04T00:00:00</dc:date>
              <text:p text:style-name="P1">BioEdit and MEGA are free, but closed source.</text:p>
              <text:p text:style-name="P1"><text:tab/>-Zachary Foster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Clustal, BioEdit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.1364-3703.2012.00836.x</text:p>
          </table:table-cell>
          <table:table-cell table:style-name="ce43" table:formula="of:=concat(&quot;https://dx.doi.org/&quot;; [.F3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9]; [$'Journal Lookup Tables'.$A$2:.$B$22])" office:value-type="string" office:string-value="BOTH" calcext:value-type="string">
            <text:p>BOTH</text:p>
          </table:table-cell>
          <table:table-cell table:style-name="ce51" table:formula="of:=LOOKUP([.A39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3" draw:text-style-name="P2" svg:width="713.25pt" svg:height="44.25pt" svg:x="1412.84pt" svg:y="6305.24pt" draw:caption-point-x="-11.54pt" draw:caption-point-y="-22.96pt">
              <dc:date>2022-05-04T00:00:00</dc:date>
              <text:p text:style-name="P1">They had graphs and statistics, but did not say how they made them</text:p>
              <text:p text:style-name="P1"><text:tab/>-Zachary Foster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24" draw:text-style-name="P2" svg:width="471.66pt" svg:height="107.23pt" svg:x="623.08pt" svg:y="6321pt" draw:caption-point-x="-11.54pt" draw:caption-point-y="-22.99pt">
              <dc:date>2022-05-04T00:00:00</dc:date>
              <text:p text:style-name="P1">This is a review or "Pathogen profile"</text:p>
              <text:p text:style-name="P1"><text:tab/>-Zachary Foster</text:p>
              <text:p text:style-name="P1">I've assigned a new DOI for this one as well</text:p>
              <text:p text:style-name="P1"><text:tab/>-Adam H. Sparks</text:p>
              <text:p text:style-name="P1">the new one is not a review.. Botrytis cinerea mutants deficient in d‐galacturonic acid catabolism have a perturbed virulence on Nicotiana benthamiana and Arabidopsis, but not on tomato</text:p>
              <text:p text:style-name="P1"><text:tab/>-Emerson Del Ponte</text:p>
            </office:annotation>
            <text:p>10.1111/j.1364-3703.2012.00825.x</text:p>
          </table:table-cell>
          <table:table-cell table:style-name="ce43" table:formula="of:=concat(&quot;https://dx.doi.org/&quot;; [.F40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pathogen profile, next sequential article selected</text:p>
          </table:table-cell>
          <table:table-cell table:style-name="ce51" table:formula="of:=LOOKUP([.A400]; [$'Journal Lookup Tables'.$A$2:.$B$22])" office:value-type="string" office:string-value="BOTH" calcext:value-type="string">
            <text:p>BOTH</text:p>
          </table:table-cell>
          <table:table-cell table:style-name="ce51" table:formula="of:=LOOKUP([.A40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7300 System Sequence Detection Software</text:p>
          </table:table-cell>
          <table:table-cell table:number-columns-repeated="1007"/>
        </table:table-row>
        <table:table-row table:style-name="ro4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43" office:value-type="string" calcext:value-type="string">
            <office:annotation draw:style-name="gr25" draw:text-style-name="P2" svg:width="471.66pt" svg:height="326.24pt" svg:x="623.08pt" svg:y="6338.24pt" draw:caption-point-x="-11.54pt" draw:caption-point-y="-24.46pt">
              <dc:date>2022-05-04T00:00:00</dc:date>
              <text:p text:style-name="P1">This is a review</text:p>
              <text:p text:style-name="P1"><text:tab/>-Zachary Foster</text:p>
              <text:p text:style-name="P1">I've assigned a new DOI that's not a review.</text:p>
              <text:p text:style-name="P1"><text:tab/>-Adam H. Sparks</text:p>
              <text:p text:style-name="P1">+zacharyfoster1989@gmail.com, will you be completing these evaluations or do +edelponte@gmail.com and I need to do them for you?</text:p>
              <text:p text:style-name="P1"><text:tab/>-Adam H. Sparks</text:p>
              <text:p text:style-name="P1">I can do them. I thought I was done so I have not looked at this in a while</text:p>
              <text:p text:style-name="P1"><text:tab/>-Zachary Foster</text:p>
              <text:p text:style-name="P1">Thanks, Zach! Understandable.</text:p>
              <text:p text:style-name="P1"><text:tab/>-Adam H. Sparks</text:p>
              <text:p text:style-name="P1">Is this the new DOI? Still looks like a review</text:p>
              <text:p text:style-name="P1"><text:tab/>-Zachary Foster</text:p>
              <text:p text:style-name="P1">this is a review</text:p>
              <text:p text:style-name="P1"><text:tab/>-Emerson Del Ponte</text:p>
              <text:p text:style-name="P1">Hmm, sorry, I know I looked up new articles for the two that were reviews here. I'll fix that now.</text:p>
              <text:p text:style-name="P1"><text:tab/>-Adam H. Sparks</text:p>
              <text:p text:style-name="P1">The new DOI is not a review.</text:p>
              <text:p text:style-name="P1"><text:tab/>-Adam H. Sparks</text:p>
              <text:p text:style-name="P1">Thanks!</text:p>
              <text:p text:style-name="P1"><text:tab/>-Zachary Foster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43" table:formula="of:=concat(&quot;https://dx.doi.org/&quot;; [.F401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01]; [$'Journal Lookup Tables'.$A$2:.$B$22])" office:value-type="string" office:string-value="BOTH" calcext:value-type="string">
            <text:p>BOTH</text:p>
          </table:table-cell>
          <table:table-cell table:style-name="ce51" table:formula="of:=LOOKUP([.A40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726.46pt" svg:height="42.75pt" svg:x="1329.48pt" svg:y="6338.24pt" draw:caption-point-x="-11.54pt" draw:caption-point-y="-24.46pt">
              <dc:date>2022-05-04T00:00:00</dc:date>
              <text:p text:style-name="P1">software for graphing not mentioned</text:p>
              <text:p text:style-name="P1"><text:tab/>-Zachary Foster</text:p>
            </office:annotation>
            <text:p>2</text:p>
          </table:table-cell>
          <table:table-cell table:style-name="ce51" office:value-type="float" office:value="1" calcext:value-type="float">
            <office:annotation draw:style-name="gr26" draw:text-style-name="P2" svg:width="713.25pt" svg:height="90pt" svg:x="1412.84pt" svg:y="6338.24pt" draw:caption-point-x="-11.54pt" draw:caption-point-y="-24.46pt">
              <dc:date>2022-05-04T00:00:00</dc:date>
              <text:p text:style-name="P1">one was part of qPCR equipment. one open srouce. software for graphing not mentioned</text:p>
              <text:p text:style-name="P1"><text:tab/>-Zachary Foster</text:p>
              <text:p text:style-name="P1">----</text:p>
              <text:p text:style-name="P1">Sorry, I clicked the "resolve" button by accident. This score looks right to me in that case</text:p>
              <text:p text:style-name="P1"><text:tab/>-Adam H. Sparks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686.83pt" svg:height="42.75pt" svg:x="1579.55pt" svg:y="6338.24pt" draw:caption-point-x="-11.54pt" draw:caption-point-y="-24.46pt">
              <dc:date>2022-05-04T00:00:00</dc:date>
              <text:p text:style-name="P1">seqs submitted to NCBI, other data not provided</text:p>
              <text:p text:style-name="P1"><text:tab/>-Zachary Foster</text:p>
            </office:annotation>
            <text:p>1</text:p>
          </table:table-cell>
          <table:table-cell table:style-name="ce51" office:value-type="string" calcext:value-type="string">
            <text:p>PAML, 7300 System Sequence Detection Software</text:p>
            <text:p/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064</text:p>
          </table:table-cell>
          <table:table-cell table:style-name="ce43" table:formula="of:=concat(&quot;https://dx.doi.org/&quot;; [.F40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2]; [$'Journal Lookup Tables'.$A$2:.$B$22])" office:value-type="string" office:string-value="BOTH" calcext:value-type="string">
            <text:p>BOTH</text:p>
          </table:table-cell>
          <table:table-cell table:style-name="ce51" table:formula="of:=LOOKUP([.A40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713.25pt" svg:height="42.75pt" svg:x="1412.84pt" svg:y="6354pt" draw:caption-point-x="-11.54pt" draw:caption-point-y="-22.99pt">
              <dc:date>2022-05-04T00:00:00</dc:date>
              <text:p text:style-name="P1">I could not get the price of GenePix Pro 6.0 image analysis software</text:p>
              <text:p text:style-name="P1"><text:tab/>-Zachary Foster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AS, R, GenePix Pro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267</text:p>
          </table:table-cell>
          <table:table-cell table:style-name="ce43" table:formula="of:=concat(&quot;https://dx.doi.org/&quot;; [.F40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3]; [$'Journal Lookup Tables'.$A$2:.$B$22])" office:value-type="string" office:string-value="BOTH" calcext:value-type="string">
            <text:p>BOTH</text:p>
          </table:table-cell>
          <table:table-cell table:style-name="ce51" table:formula="of:=LOOKUP([.A40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12" draw:text-style-name="P2" svg:width="726.46pt" svg:height="42.72pt" svg:x="1329.48pt" svg:y="6369.76pt" draw:caption-point-x="-11.54pt" draw:caption-point-y="-22.99pt">
              <dc:date>2022-05-04T00:00:00</dc:date>
              <text:p text:style-name="P1">Cited using URLs</text:p>
              <text:p text:style-name="P1"><text:tab/>-Zachary Foster</text:p>
            </office:annotation>
            <text:p>1</text:p>
          </table:table-cell>
          <table:table-cell table:style-name="ce51" office:value-type="float" office:value="1" calcext:value-type="float">
            <office:annotation draw:style-name="gr12" draw:text-style-name="P2" svg:width="713.25pt" svg:height="42.72pt" svg:x="1412.84pt" svg:y="6369.76pt" draw:caption-point-x="-11.54pt" draw:caption-point-y="-22.99pt">
              <dc:date>2022-05-04T00:00:00</dc:date>
              <text:p text:style-name="P1">PDQuest is ~1000$</text:p>
              <text:p text:style-name="P1"><text:tab/>-Zachary Foster</text:p>
            </office:annotation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PDQuest, MASCO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167</text:p>
          </table:table-cell>
          <table:table-cell table:style-name="ce43" table:formula="of:=concat(&quot;https://dx.doi.org/&quot;; [.F4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4]; [$'Journal Lookup Tables'.$A$2:.$B$22])" office:value-type="string" office:string-value="BOTH" calcext:value-type="string">
            <text:p>BOTH</text:p>
          </table:table-cell>
          <table:table-cell table:style-name="ce51" table:formula="of:=LOOKUP([.A40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5" draw:text-style-name="P2" svg:width="713.25pt" svg:height="42.75pt" svg:x="1412.84pt" svg:y="6385.49pt" draw:caption-point-x="-11.54pt" draw:caption-point-y="-22.96pt">
              <dc:date>2022-05-04T00:00:00</dc:date>
              <text:p text:style-name="P1">All is open source expect graphpad, which is ~100$ a year for students.</text:p>
              <text:p text:style-name="P1"><text:tab/>-Zachary Foster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686.83pt" svg:height="42.75pt" svg:x="1579.55pt" svg:y="6385.49pt" draw:caption-point-x="-11.54pt" draw:caption-point-y="-22.96pt">
              <dc:date>2022-05-04T00:00:00</dc:date>
              <text:p text:style-name="P1">They deposited sequences, but not anything else. Some data was in supp mats but not most</text:p>
              <text:p text:style-name="P1"><text:tab/>-Zachary Foster</text:p>
            </office:annotation>
            <text:p>1</text:p>
          </table:table-cell>
          <table:table-cell table:style-name="ce51" office:value-type="string" calcext:value-type="string">
            <text:p>OrthoMCL, DAMBE, MrBayes, PHYLIP, GraphPad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92" calcext:value-type="float">
            <text:p>92</text:p>
          </table:table-cell>
          <table:table-cell table:style-name="ce43" office:value-type="string" calcext:value-type="string">
            <text:p><text:a xlink:href="https://doi.org/10.1111/mpp.12883" xlink:type="simple">Zach</text:a></text:p>
          </table:table-cell>
          <table:table-cell table:style-name="ce43" office:value-type="string" calcext:value-type="string">
            <text:p><text:a xlink:href="https://doi.org/10.1111/mpp.12883" xlink:type="simple">10.1111/mpp.12883</text:a></text:p>
          </table:table-cell>
          <table:table-cell table:style-name="ce43" table:formula="of:=concat(&quot;https://dx.doi.org/&quot;; [.F405])" office:value-type="string" office:string-value="" calcext:value-type="error">
            <text:p>#NAME?</text:p>
          </table:table-cell>
          <table:table-cell table:style-name="ce37" office:value-type="string" calcext:value-type="string">
            <text:p>Page 92 article falls within range of another article previously selected, this is the next article</text:p>
          </table:table-cell>
          <table:table-cell table:style-name="ce51" table:formula="of:=LOOKUP([.A405]; [$'Journal Lookup Tables'.$A$2:.$B$22])" office:value-type="string" office:string-value="BOTH" calcext:value-type="string">
            <text:p>BOTH</text:p>
          </table:table-cell>
          <table:table-cell table:style-name="ce51" table:formula="of:=LOOKUP([.A40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NLS Mapper, Conserved Domain Search Service, MEGA, Tophat, R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318</text:p>
          </table:table-cell>
          <table:table-cell table:style-name="ce43" table:formula="of:=concat(&quot;https://dx.doi.org/&quot;; [.F40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6]; [$'Journal Lookup Tables'.$A$2:.$B$22])" office:value-type="string" office:string-value="BOTH" calcext:value-type="string">
            <text:p>BOTH</text:p>
          </table:table-cell>
          <table:table-cell table:style-name="ce51" table:formula="of:=LOOKUP([.A40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726.46pt" svg:height="42.75pt" svg:x="1329.48pt" svg:y="6416.99pt" draw:caption-point-x="-11.54pt" draw:caption-point-y="-22.96pt">
              <dc:date>2022-05-04T00:00:00</dc:date>
              <text:p text:style-name="P1">They dont cite BLASTN, but it might be that they meant it was used by a fungiDB tool that was cited using a URL. sgRNA was cited</text:p>
              <text:p text:style-name="P1"><text:tab/>-Zachary Foster</text:p>
            </office:annotation>
            <text:p>1</text:p>
          </table:table-cell>
          <table:table-cell table:style-name="ce51" office:value-type="float" office:value="3" calcext:value-type="float">
            <office:annotation draw:style-name="gr5" draw:text-style-name="P2" svg:width="713.25pt" svg:height="42.75pt" svg:x="1412.84pt" svg:y="6416.99pt" draw:caption-point-x="-11.54pt" draw:caption-point-y="-22.96pt">
              <dc:date>2022-05-04T00:00:00</dc:date>
              <text:p text:style-name="P1">The software they do mention is free, but I dont know how they did their stats or made some figures..</text:p>
              <text:p text:style-name="P1"><text:tab/>-Zachary Foster</text:p>
            </office:annotation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686.83pt" svg:height="42.75pt" svg:x="1579.55pt" svg:y="6416.99pt" draw:caption-point-x="-11.54pt" draw:caption-point-y="-22.96pt">
              <dc:date>2022-05-04T00:00:00</dc:date>
              <text:p text:style-name="P1">Some sequence data was provided, but there wa a lot of data not provided</text:p>
              <text:p text:style-name="P1"><text:tab/>-Zachary Foster</text:p>
            </office:annotation>
            <text:p>1</text:p>
          </table:table-cell>
          <table:table-cell table:style-name="ce51" office:value-type="string" calcext:value-type="string">
            <text:p>sgRNA Designer, BLASTN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111/mpp.12737" xlink:type="simple">Zach</text:a></text:p>
          </table:table-cell>
          <table:table-cell table:style-name="ce43" office:value-type="string" calcext:value-type="string">
            <text:p><text:a xlink:href="https://doi.org/10.1111/mpp.12737" xlink:type="simple">10.1111/mpp.12737</text:a></text:p>
          </table:table-cell>
          <table:table-cell table:style-name="ce43" table:formula="of:=concat(&quot;https://dx.doi.org/&quot;; [.F40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7]; [$'Journal Lookup Tables'.$A$2:.$B$22])" office:value-type="string" office:string-value="BOTH" calcext:value-type="string">
            <text:p>BOTH</text:p>
          </table:table-cell>
          <table:table-cell table:style-name="ce51" table:formula="of:=LOOKUP([.A40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amily-Companion tool, CV tree, R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6" calcext:value-type="float">
            <text:p>16</text:p>
          </table:table-cell>
          <table:table-cell table:style-name="ce43" office:value-type="string" calcext:value-type="string">
            <text:p><text:a xlink:href="https://doi.org/10.1111/mpp.12874" xlink:type="simple">Zach</text:a></text:p>
          </table:table-cell>
          <table:table-cell table:style-name="ce43" office:value-type="string" calcext:value-type="string">
            <text:p><text:a xlink:href="https://doi.org/10.1111/mpp.12874" xlink:type="simple">10.1111/mpp.12874</text:a></text:p>
          </table:table-cell>
          <table:table-cell table:style-name="ce43" table:formula="of:=concat(&quot;https://dx.doi.org/&quot;; [.F408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8]; [$'Journal Lookup Tables'.$A$2:.$B$22])" office:value-type="string" office:string-value="BOTH" calcext:value-type="string">
            <text:p>BOTH</text:p>
          </table:table-cell>
          <table:table-cell table:style-name="ce51" table:formula="of:=LOOKUP([.A40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WA, R, Python, TASSEL, STRUCTURE, DARwin, GATK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3-15-0047-r</text:p>
          </table:table-cell>
          <table:table-cell table:style-name="ce43" table:formula="of:=concat(&quot;https://dx.doi.org/&quot;; [.F40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9]; [$'Journal Lookup Tables'.$A$2:.$B$22])" office:value-type="float" office:value="1" calcext:value-type="float">
            <text:p>1</text:p>
          </table:table-cell>
          <table:table-cell table:style-name="ce51" table:formula="of:=LOOKUP([.A40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5" draw:text-style-name="P2" svg:width="713.25pt" svg:height="42.75pt" svg:x="1412.84pt" svg:y="6464.24pt" draw:caption-point-x="-11.54pt" draw:caption-point-y="-22.96pt">
              <dc:date>2022-05-04T00:00:00</dc:date>
              <text:p text:style-name="P1">Made graphs and did statistics, but no mention of software used. I think excel was used</text:p>
              <text:p text:style-name="P1"><text:tab/>-Zachary Foster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5-12-0121-fi</text:p>
          </table:table-cell>
          <table:table-cell table:style-name="ce43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10]; [$'Journal Lookup Tables'.$A$2:.$B$22])" office:value-type="float" office:value="1" calcext:value-type="float">
            <text:p>1</text:p>
          </table:table-cell>
          <table:table-cell table:style-name="ce51" table:formula="of:=LOOKUP([.A41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office:annotation draw:style-name="gr5" draw:text-style-name="P2" svg:width="726.46pt" svg:height="42.75pt" svg:x="1329.48pt" svg:y="6480pt" draw:caption-point-x="-11.54pt" draw:caption-point-y="-22.99pt">
              <dc:date>2022-05-04T00:00:00</dc:date>
              <text:p text:style-name="P1">They did not cite any software, or even mention it besides blast</text:p>
              <text:p text:style-name="P1"><text:tab/>-Zachary Foster</text:p>
            </office:annotation>
            <text:p>0</text:p>
          </table:table-cell>
          <table:table-cell table:style-name="ce51" office:value-type="float" office:value="1" calcext:value-type="float">
            <office:annotation draw:style-name="gr5" draw:text-style-name="P2" svg:width="713.25pt" svg:height="42.75pt" svg:x="1412.84pt" svg:y="6480pt" draw:caption-point-x="-11.54pt" draw:caption-point-y="-22.99pt">
              <dc:date>2022-05-04T00:00:00</dc:date>
              <text:p text:style-name="P1">They do not say what they used besides BLAST, although they report results from a 454 RNA sequencing run, so more programs must have been used</text:p>
              <text:p text:style-name="P1"><text:tab/>-Zachary Foster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5" draw:text-style-name="P2" svg:width="686.83pt" svg:height="42.75pt" svg:x="1579.55pt" svg:y="6480pt" draw:caption-point-x="-11.54pt" draw:caption-point-y="-22.99pt">
              <dc:date>2022-05-04T00:00:00</dc:date>
              <text:p text:style-name="P1">they generated RNA 454 data, but dont say much about it</text:p>
              <text:p text:style-name="P1"><text:tab/>-Zachary Foster</text:p>
            </office:annotation>
            <text:p>0</text:p>
          </table:table-cell>
          <table:table-cell table:style-name="ce51" office:value-type="string" calcext:value-type="string">
            <office:annotation draw:style-name="gr5" draw:text-style-name="P2" svg:width="280.6pt" svg:height="42.75pt" svg:x="2055.94pt" svg:y="6480pt" draw:caption-point-x="-11.54pt" draw:caption-point-y="-22.99pt">
              <dc:date>2022-05-04T00:00:00</dc:date>
              <text:p text:style-name="P1">Must have used other software</text:p>
              <text:p text:style-name="P1"><text:tab/>-Zachary Foster</text:p>
            </office:annotation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7-15-0153-r</text:p>
          </table:table-cell>
          <table:table-cell table:style-name="ce43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1]; [$'Journal Lookup Tables'.$A$2:.$B$22])" office:value-type="float" office:value="1" calcext:value-type="float">
            <text:p>1</text:p>
          </table:table-cell>
          <table:table-cell table:style-name="ce51" table:formula="of:=LOOKUP([.A41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lstat2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93" calcext:value-type="float">
            <text:p>93</text:p>
          </table:table-cell>
          <table:table-cell table:style-name="ce43" office:value-type="string" calcext:value-type="string">
            <text:p><text:a xlink:href="https://doi.org/10.1163/15685411-bja10031" xlink:type="simple">Zach</text:a></text:p>
          </table:table-cell>
          <table:table-cell table:style-name="ce43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43" table:formula="of:=concat(&quot;https://dx.doi.org/&quot;; [.F41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12]; [$'Journal Lookup Tables'.$A$2:.$B$22])" office:value-type="string" office:string-value="BOTH" calcext:value-type="string">
            <text:p>BOTH</text:p>
          </table:table-cell>
          <table:table-cell table:style-name="ce51" table:formula="of:=LOOKUP([.A41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utadapt, USEARCH, QIIME, Mothur, R, Tax4Fun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2.03.002</text:p>
          </table:table-cell>
          <table:table-cell table:style-name="ce43" table:formula="of:=concat(&quot;https://dx.doi.org/&quot;; [.F413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does not exist, selected second article from July 2012</text:p>
          </table:table-cell>
          <table:table-cell table:style-name="ce51" table:formula="of:=LOOKUP([.A413]; [$'Journal Lookup Tables'.$A$2:.$B$22])" office:value-type="string" office:string-value="BOTH" calcext:value-type="string">
            <text:p>BOTH</text:p>
          </table:table-cell>
          <table:table-cell table:style-name="ce51" table:formula="of:=LOOKUP([.A41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5</text:p>
          </table:table-cell>
          <table:table-cell table:style-name="ce43" table:formula="of:=concat(&quot;https://dx.doi.org/&quot;; [.F414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44, first article of second issue for 2014 selected</text:p>
          </table:table-cell>
          <table:table-cell table:style-name="ce51" table:formula="of:=LOOKUP([.A414]; [$'Journal Lookup Tables'.$A$2:.$B$22])" office:value-type="string" office:string-value="BOTH" calcext:value-type="string">
            <text:p>BOTH</text:p>
          </table:table-cell>
          <table:table-cell table:style-name="ce51" table:formula="of:=LOOKUP([.A41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280.6pt" svg:height="42.75pt" svg:x="2055.94pt" svg:y="6542.99pt" draw:caption-point-x="-11.54pt" draw:caption-point-y="-22.96pt">
              <dc:date>2022-05-04T00:00:00</dc:date>
              <text:p text:style-name="P1">They made graphs, but did not say how. Looks like excel</text:p>
              <text:p text:style-name="P1"><text:tab/>-Zachary Foster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4</text:p>
          </table:table-cell>
          <table:table-cell table:style-name="ce43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1, second to last article of first issue for 2014 selected</text:p>
          </table:table-cell>
          <table:table-cell table:style-name="ce51" table:formula="of:=LOOKUP([.A415]; [$'Journal Lookup Tables'.$A$2:.$B$22])" office:value-type="string" office:string-value="BOTH" calcext:value-type="string">
            <text:p>BOTH</text:p>
          </table:table-cell>
          <table:table-cell table:style-name="ce51" table:formula="of:=LOOKUP([.A41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280.6pt" svg:height="42.75pt" svg:x="2055.94pt" svg:y="6558.75pt" draw:caption-point-x="-11.54pt" draw:caption-point-y="-22.99pt">
              <dc:date>2022-05-04T00:00:00</dc:date>
              <text:p text:style-name="P1">They used some software that sounded like it ran intruments. I am considering that part of the instrument.</text:p>
              <text:p text:style-name="P1"><text:tab/>-Zachary Foster</text:p>
            </office:annotation>
            <text:p>Statistica, MATLAB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5.12.005</text:p>
          </table:table-cell>
          <table:table-cell table:style-name="ce43" table:formula="of:=concat(&quot;https://dx.doi.org/&quot;; [.F41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416]; [$'Journal Lookup Tables'.$A$2:.$B$22])" office:value-type="string" office:string-value="BOTH" calcext:value-type="string">
            <text:p>BOTH</text:p>
          </table:table-cell>
          <table:table-cell table:style-name="ce51" table:formula="of:=LOOKUP([.A41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726.46pt" svg:height="42.75pt" svg:x="1329.48pt" svg:y="6574.51pt" draw:caption-point-x="-11.54pt" draw:caption-point-y="-22.99pt">
              <dc:date>2022-05-04T00:00:00</dc:date>
              <text:p text:style-name="P1">The cite MEGA right w/ version, but dont say how they did stats</text:p>
              <text:p text:style-name="P1"><text:tab/>-Zachary Foster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PLAC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20.101584</text:p>
          </table:table-cell>
          <table:table-cell table:style-name="ce43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research article of 2021</text:p>
          </table:table-cell>
          <table:table-cell table:style-name="ce51" table:formula="of:=LOOKUP([.A417]; [$'Journal Lookup Tables'.$A$2:.$B$22])" office:value-type="string" office:string-value="BOTH" calcext:value-type="string">
            <text:p>BOTH</text:p>
          </table:table-cell>
          <table:table-cell table:style-name="ce51" table:formula="of:=LOOKUP([.A41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2-y</text:p>
          </table:table-cell>
          <table:table-cell table:style-name="ce43" table:formula="of:=concat(&quot;https://dx.doi.org/&quot;; [.F4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8]; [$'Journal Lookup Tables'.$A$2:.$B$22])" office:value-type="string" office:string-value="BOTH" calcext:value-type="string">
            <text:p>BOTH</text:p>
          </table:table-cell>
          <table:table-cell table:style-name="ce51" table:formula="of:=LOOKUP([.A41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1-z</text:p>
          </table:table-cell>
          <table:table-cell table:style-name="ce43" table:formula="of:=concat(&quot;https://dx.doi.org/&quot;; [.F4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9]; [$'Journal Lookup Tables'.$A$2:.$B$22])" office:value-type="string" office:string-value="BOTH" calcext:value-type="string">
            <text:p>BOTH</text:p>
          </table:table-cell>
          <table:table-cell table:style-name="ce51" table:formula="of:=LOOKUP([.A41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2" draw:text-style-name="P2" svg:width="280.6pt" svg:height="42.72pt" svg:x="2055.94pt" svg:y="6621.76pt" draw:caption-point-x="-11.54pt" draw:caption-point-y="-22.99pt">
              <dc:date>2022-05-04T00:00:00</dc:date>
              <text:p text:style-name="P1">ChemStation is software that comes with an ion mass spectrometer. I am not counting it as software</text:p>
              <text:p text:style-name="P1"><text:tab/>-Zachary Foster</text:p>
            </office:annotation>
            <text:p>ChemStation, Number Cruncher Statistical Systems NCSS 2007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5-0497-7</text:p>
          </table:table-cell>
          <table:table-cell table:style-name="ce43" table:formula="of:=concat(&quot;https://dx.doi.org/&quot;; [.F42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evious article that was plant pathology</text:p>
          </table:table-cell>
          <table:table-cell table:style-name="ce51" table:formula="of:=LOOKUP([.A420]; [$'Journal Lookup Tables'.$A$2:.$B$22])" office:value-type="string" office:string-value="BOTH" calcext:value-type="string">
            <text:p>BOTH</text:p>
          </table:table-cell>
          <table:table-cell table:style-name="ce51" table:formula="of:=LOOKUP([.A42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5" draw:text-style-name="P2" svg:width="686.83pt" svg:height="42.75pt" svg:x="1579.55pt" svg:y="6637.49pt" draw:caption-point-x="-11.54pt" draw:caption-point-y="-22.96pt">
              <dc:date>2022-05-04T00:00:00</dc:date>
              <text:p text:style-name="P1">They submitted their seqeunces, but not other data</text:p>
              <text:p text:style-name="P1"><text:tab/>-Zachary Foster</text:p>
            </office:annotation>
            <text:p>2</text:p>
          </table:table-cell>
          <table:table-cell table:style-name="ce51" office:value-type="string" calcext:value-type="string">
            <office:annotation draw:style-name="gr27" draw:text-style-name="P2" svg:width="280.6pt" svg:height="408.78pt" svg:x="2055.94pt" svg:y="6635.59pt" draw:caption-point-x="-11.54pt" draw:caption-point-y="-21.06pt">
              <dc:date>2022-05-04T00:00:00</dc:date>
              <text:p text:style-name="P1">The correctly cited these software, but did not say how they did stats.</text:p>
              <text:p text:style-name="P1"><text:tab/>-Zachary Foster</text:p>
              <text:p text:style-name="P1">Based on that, I'd say software citation is 0, not cited at all.</text:p>
              <text:p text:style-name="P1"><text:tab/>-Adam H. Sparks</text:p>
              <text:p text:style-name="P1">I am conflicted on it. They cited must things right, so I kind of gave them an "average" score. Thats how I treated all such cases, but I commented on them when I did</text:p>
              <text:p text:style-name="P1"><text:tab/>-Zachary Foster</text:p>
              <text:p text:style-name="P1">I think we need to have a discussion on this. I thought we had discussed</text:p>
              <text:p text:style-name="P1">and I suggested using the lowest value since if there is one item not</text:p>
              <text:p text:style-name="P1">properly cited or the software is outrageously expensive, then that should</text:p>
              <text:p text:style-name="P1">be the rating for the whole paper. The average doesn't mean much as far as</text:p>
              <text:p text:style-name="P1">actual reproducibility, I don't think.</text:p>
              <text:p text:style-name="P1"/>
              <text:p text:style-name="P1"/>
              <text:p text:style-name="P1">-- </text:p>
              <text:p text:style-name="P1">Dr Adam H. Sparks</text:p>
              <text:p text:style-name="P1">Associate Professor of Field Crops Pathology <text:s text:c="2"/>| <text:s text:c="2"/>Centre for Crop Health</text:p>
              <text:p text:style-name="P1">| <text:s/>Office C313</text:p>
              <text:p text:style-name="P1"/>
              <text:p text:style-name="P1">Phone (+61) 07 46311948 <text:s/>| <text:s/>Mobile 0415 489 422 | Twitter @adamhsparks</text:p>
              <text:p text:style-name="P1">&lt;https://twitter.com/adamhsparks&gt;</text:p>
              <text:p text:style-name="P1"/>
              <text:p text:style-name="P1">Institute for Agriculture and the Environment <text:s/>| <text:s/>Research and Innovation</text:p>
              <text:p text:style-name="P1">Division</text:p>
              <text:p text:style-name="P1">University of Southern Queensland | Toowoomba, Queensland | 4350 | Australia</text:p>
              <text:p text:style-name="P1"><text:tab/>-Adam H. Sparks</text:p>
            </office:annotation>
            <text:p>BLASTN, Clustal, MEG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9-00715-4</text:p>
          </table:table-cell>
          <table:table-cell table:style-name="ce43" table:formula="of:=concat(&quot;https://dx.doi.org/&quot;; [.F42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1]; [$'Journal Lookup Tables'.$A$2:.$B$22])" office:value-type="string" office:string-value="BOTH" calcext:value-type="string">
            <text:p>BOTH</text:p>
          </table:table-cell>
          <table:table-cell table:style-name="ce51" table:formula="of:=LOOKUP([.A42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ioedit, MEGA, WAS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5" draw:text-style-name="P2" svg:width="471.66pt" svg:height="42.75pt" svg:x="623.08pt" svg:y="6668.99pt" draw:caption-point-x="-11.54pt" draw:caption-point-y="-22.96pt">
              <dc:date>2022-05-04T00:00:00</dc:date>
              <text:p text:style-name="P1">There are DOIs are listed by the journal, but do not resolve</text:p>
              <text:p text:style-name="P1"><text:tab/>-Adam H. Sparks</text:p>
            </office:annotation>
            <text:p>NA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51" table:formula="of:=LOOKUP([.A422]; [$'Journal Lookup Tables'.$A$2:.$B$22])" office:value-type="float" office:value="1" calcext:value-type="float">
            <text:p>1</text:p>
          </table:table-cell>
          <table:table-cell table:style-name="ce51" table:formula="of:=LOOKUP([.A42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-11143</text:p>
          </table:table-cell>
          <table:table-cell table:style-name="ce43" table:formula="of:=concat(&quot;https://dx.doi.org/&quot;; [.F42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3]; [$'Journal Lookup Tables'.$A$2:.$B$22])" office:value-type="float" office:value="1" calcext:value-type="float">
            <text:p>1</text:p>
          </table:table-cell>
          <table:table-cell table:style-name="ce51" table:formula="of:=LOOKUP([.A42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pathol_Mediterr-11776</text:p>
          </table:table-cell>
          <table:table-cell table:style-name="ce43" table:formula="of:=concat(&quot;https://dx.doi.org/&quot;; [.F4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4]; [$'Journal Lookup Tables'.$A$2:.$B$22])" office:value-type="float" office:value="1" calcext:value-type="float">
            <text:p>1</text:p>
          </table:table-cell>
          <table:table-cell table:style-name="ce51" table:formula="of:=LOOKUP([.A42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280.6pt" svg:height="42.75pt" svg:x="2055.94pt" svg:y="6700.51pt" draw:caption-point-x="-11.54pt" draw:caption-point-y="-22.99pt">
              <dc:date>2022-05-04T00:00:00</dc:date>
              <text:p text:style-name="P1">Did not say how they made graphs. Looks like excel</text:p>
              <text:p text:style-name="P1"><text:tab/>-Zachary Foster</text:p>
            </office:annotation>
            <text:p>MSTATC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string" calcext:value-type="string">
            <text:p><text:a xlink:href="https://doi.org/10.36253/phyto-11616" xlink:type="simple">Zach</text:a></text:p>
          </table:table-cell>
          <table:table-cell table:style-name="ce43" office:value-type="string" calcext:value-type="string">
            <text:p><text:a xlink:href="https://doi.org/10.36253/phyto-11616" xlink:type="simple">10.36253/phyto-11616</text:a></text:p>
          </table:table-cell>
          <table:table-cell table:style-name="ce43" table:formula="of:=concat(&quot;https://dx.doi.org/&quot;; [.F425])" office:value-type="string" office:string-value="" calcext:value-type="error">
            <text:p>#NAME?</text:p>
          </table:table-cell>
          <table:table-cell table:style-name="ce37" office:value-type="string" calcext:value-type="string">
            <text:p>Closest article to page 1</text:p>
          </table:table-cell>
          <table:table-cell table:style-name="ce51" table:formula="of:=LOOKUP([.A425]; [$'Journal Lookup Tables'.$A$2:.$B$22])" office:value-type="float" office:value="1" calcext:value-type="float">
            <text:p>1</text:p>
          </table:table-cell>
          <table:table-cell table:style-name="ce51" table:formula="of:=LOOKUP([.A42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ALEX, DARwin, STRUCTU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<text:a xlink:href="https://doi.org/10.36253/phyto-11840" xlink:type="simple">Zach</text:a></text:p>
          </table:table-cell>
          <table:table-cell table:style-name="ce43" office:value-type="string" calcext:value-type="string">
            <text:p><text:a xlink:href="https://doi.org/10.36253/phyto-11976" xlink:type="simple">10.36253/phyto-11976</text:a></text:p>
          </table:table-cell>
          <table:table-cell table:style-name="ce43" table:formula="of:=concat(&quot;https://dx.doi.org/&quot;; [.F426])" office:value-type="string" office:string-value="" calcext:value-type="error">
            <text:p>#NAME?</text:p>
          </table:table-cell>
          <table:table-cell table:style-name="ce37" office:value-type="string" calcext:value-type="string">
            <text:p>Fourth article as PP5 is included in the first article for 2021</text:p>
          </table:table-cell>
          <table:table-cell table:style-name="ce51" table:formula="of:=LOOKUP([.A426]; [$'Journal Lookup Tables'.$A$2:.$B$22])" office:value-type="float" office:value="1" calcext:value-type="float">
            <text:p>1</text:p>
          </table:table-cell>
          <table:table-cell table:style-name="ce51" table:formula="of:=LOOKUP([.A42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raxmlGUI, MAFFT, BLAST, Tree-Graph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4-0044-r</text:p>
          </table:table-cell>
          <table:table-cell table:style-name="ce43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7]; [$'Journal Lookup Tables'.$A$2:.$B$22])" office:value-type="string" office:string-value="BOTH" calcext:value-type="string">
            <text:p>BOTH</text:p>
          </table:table-cell>
          <table:table-cell table:style-name="ce51" table:formula="of:=LOOKUP([.A42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2" draw:text-style-name="P2" svg:width="280.6pt" svg:height="42.72pt" svg:x="2055.94pt" svg:y="6747.76pt" draw:caption-point-x="-11.54pt" draw:caption-point-y="-22.99pt">
              <dc:date>2022-05-04T00:00:00</dc:date>
              <text:p text:style-name="P1">It seems a theoretical paper that does not use software exept for graphing, which they did not mention</text:p>
              <text:p text:style-name="P1"><text:tab/>-Zachary Foster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3-0032-r</text:p>
          </table:table-cell>
          <table:table-cell table:style-name="ce43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8]; [$'Journal Lookup Tables'.$A$2:.$B$22])" office:value-type="string" office:string-value="BOTH" calcext:value-type="string">
            <text:p>BOTH</text:p>
          </table:table-cell>
          <table:table-cell table:style-name="ce51" table:formula="of:=LOOKUP([.A42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280.6pt" svg:height="50.49pt" svg:x="2055.94pt" svg:y="6759.64pt" draw:caption-point-x="-11.54pt" draw:caption-point-y="-19.11pt">
              <dc:date>2022-05-04T00:00:00</dc:date>
              <text:p text:style-name="P1">I'm not clear as to whether this is the standalone or the R version. The text isn't clear on that. It should be more clear to be fully reproducible, shouldn't it?</text:p>
              <text:p text:style-name="P1"><text:tab/>-Adam H. Sparks</text:p>
            </office:annotation>
            <text:p>ASReml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56" calcext:value-type="float">
            <text:p>56</text:p>
          </table:table-cell>
          <table:table-cell table:style-name="ce43" office:value-type="string" calcext:value-type="string">
            <text:p><text:a xlink:href="https://doi.org/10.1094/PHYTO-05-18-0152-R" xlink:type="simple">Zach</text:a></text:p>
          </table:table-cell>
          <table:table-cell table:style-name="ce43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43" table:formula="of:=concat(&quot;https://dx.doi.org/&quot;; [.F42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9]; [$'Journal Lookup Tables'.$A$2:.$B$22])" office:value-type="string" office:string-value="BOTH" calcext:value-type="string">
            <text:p>BOTH</text:p>
          </table:table-cell>
          <table:table-cell table:style-name="ce51" table:formula="of:=LOOKUP([.A42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32" calcext:value-type="float">
            <text:p>132</text:p>
          </table:table-cell>
          <table:table-cell table:style-name="ce43" office:value-type="string" calcext:value-type="string">
            <text:p><text:a xlink:href="https://doi.org/10.1094/PHYTO-05-19-0183-FI" xlink:type="simple">Zach</text:a></text:p>
          </table:table-cell>
          <table:table-cell table:style-name="ce43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43" table:formula="of:=concat(&quot;https://dx.doi.org/&quot;; [.F43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0]; [$'Journal Lookup Tables'.$A$2:.$B$22])" office:value-type="string" office:string-value="BOTH" calcext:value-type="string">
            <text:p>BOTH</text:p>
          </table:table-cell>
          <table:table-cell table:style-name="ce51" table:formula="of:=LOOKUP([.A43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rcGIS, Excel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12-11-0349</text:p>
          </table:table-cell>
          <table:table-cell table:style-name="ce43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1]; [$'Journal Lookup Tables'.$A$2:.$B$22])" office:value-type="string" office:string-value="BOTH" calcext:value-type="string">
            <text:p>BOTH</text:p>
          </table:table-cell>
          <table:table-cell table:style-name="ce51" table:formula="of:=LOOKUP([.A43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5" draw:text-style-name="P2" svg:width="686.83pt" svg:height="42.75pt" svg:x="1579.55pt" svg:y="6810.75pt" draw:caption-point-x="-11.54pt" draw:caption-point-y="-22.99pt">
              <dc:date>2022-05-04T00:00:00</dc:date>
              <text:p text:style-name="P1">They submitted sequences but not other data</text:p>
              <text:p text:style-name="P1"><text:tab/>-Zachary Foster</text:p>
            </office:annotation>
            <text:p>2</text:p>
          </table:table-cell>
          <table:table-cell table:style-name="ce51" office:value-type="string" calcext:value-type="string">
            <text:p>Fingerprinting II, Statistica, ARB, MOTHUR, SAS, BLAST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3" calcext:value-type="float">
            <text:p>13</text:p>
          </table:table-cell>
          <table:table-cell table:style-name="ce43" office:value-type="string" calcext:value-type="string">
            <text:p><text:a xlink:href="https://doi.org/10.1094/PHYTO-06-18-0186-R" xlink:type="simple">Zach</text:a></text:p>
          </table:table-cell>
          <table:table-cell table:style-name="ce43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43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article w/ PP13 is review. This is the next article</text:p>
          </table:table-cell>
          <table:table-cell table:style-name="ce51" table:formula="of:=LOOKUP([.A432]; [$'Journal Lookup Tables'.$A$2:.$B$22])" office:value-type="string" office:string-value="BOTH" calcext:value-type="string">
            <text:p>BOTH</text:p>
          </table:table-cell>
          <table:table-cell table:style-name="ce51" table:formula="of:=LOOKUP([.A432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<text:s/>InfoQuest FP, MEGA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4-13-0449-re</text:p>
          </table:table-cell>
          <table:table-cell table:style-name="ce43" table:formula="of:=concat(&quot;https://dx.doi.org/&quot;; [.F43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3]; [$'Journal Lookup Tables'.$A$2:.$B$22])" office:value-type="string" office:string-value="BOTH" calcext:value-type="string">
            <text:p>BOTH</text:p>
          </table:table-cell>
          <table:table-cell table:style-name="ce51" table:formula="of:=LOOKUP([.A433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igmaPlot, SAS, Info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43" office:value-type="string" calcext:value-type="string">
            <text:p><text:a xlink:href="https://doi.org/10.1094/PDIS-01-19-0178-RE" xlink:type="simple">Zach</text:a></text:p>
          </table:table-cell>
          <table:table-cell table:style-name="ce43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43" table:formula="of:=concat(&quot;https://dx.doi.org/&quot;; [.F434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4]; [$'Journal Lookup Tables'.$A$2:.$B$22])" office:value-type="string" office:string-value="BOTH" calcext:value-type="string">
            <text:p>BOTH</text:p>
          </table:table-cell>
          <table:table-cell table:style-name="ce51" table:formula="of:=LOOKUP([.A434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Staden Package, MrBayes, MrModeltest, TreeView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5-13-0492-re</text:p>
          </table:table-cell>
          <table:table-cell table:style-name="ce43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5]; [$'Journal Lookup Tables'.$A$2:.$B$22])" office:value-type="string" office:string-value="BOTH" calcext:value-type="string">
            <text:p>BOTH</text:p>
          </table:table-cell>
          <table:table-cell table:style-name="ce51" table:formula="of:=LOOKUP([.A435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equencher, Clustal, BLAST, MEGA, PAUP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3-0823-01-rs</text:p>
          </table:table-cell>
          <table:table-cell table:style-name="ce43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6]; [$'Journal Lookup Tables'.$A$2:.$B$22])" office:value-type="string" office:string-value="BOTH" calcext:value-type="string">
            <text:p>BOTH</text:p>
          </table:table-cell>
          <table:table-cell table:style-name="ce51" table:formula="of:=LOOKUP([.A436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SSES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2-0402-01-rs</text:p>
          </table:table-cell>
          <table:table-cell table:style-name="ce43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7]; [$'Journal Lookup Tables'.$A$2:.$B$22])" office:value-type="string" office:string-value="BOTH" calcext:value-type="string">
            <text:p>BOTH</text:p>
          </table:table-cell>
          <table:table-cell table:style-name="ce51" table:formula="of:=LOOKUP([.A43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280.6pt" svg:height="42.75pt" svg:x="2055.94pt" svg:y="6905.25pt" draw:caption-point-x="-11.54pt" draw:caption-point-y="-22.99pt">
              <dc:date>2022-05-04T00:00:00</dc:date>
              <text:p text:style-name="P1">Wow, they actually cited excel</text:p>
              <text:p text:style-name="P1"><text:tab/>-Zachary Foster</text:p>
            </office:annotation>
            <text:p>Excel, Minitab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rs-15-0044</text:p>
          </table:table-cell>
          <table:table-cell table:style-name="ce43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8]; [$'Journal Lookup Tables'.$A$2:.$B$22])" office:value-type="string" office:string-value="BOTH" calcext:value-type="string">
            <text:p>BOTH</text:p>
          </table:table-cell>
          <table:table-cell table:style-name="ce51" table:formula="of:=LOOKUP([.A43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ppa.12385</text:p>
          </table:table-cell>
          <table:table-cell table:style-name="ce43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9]; [$'Journal Lookup Tables'.$A$2:.$B$22])" office:value-type="string" office:string-value="BOTH" calcext:value-type="string">
            <text:p>BOTH</text:p>
          </table:table-cell>
          <table:table-cell table:style-name="ce51" table:formula="of:=LOOKUP([.A439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string" calcext:value-type="string">
            <text:p><text:a xlink:href="https://doi.org/10.1111/ppa.13106" xlink:type="simple">Zach</text:a></text:p>
          </table:table-cell>
          <table:table-cell table:style-name="ce43" office:value-type="string" calcext:value-type="string">
            <text:p><text:a xlink:href="https://doi.org/10.1111/ppa.13106" xlink:type="simple">10.1111/ppa.13106</text:a></text:p>
          </table:table-cell>
          <table:table-cell table:style-name="ce43" table:formula="of:=concat(&quot;https://dx.doi.org/&quot;; [.F44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0]; [$'Journal Lookup Tables'.$A$2:.$B$22])" office:value-type="string" office:string-value="BOTH" calcext:value-type="string">
            <text:p>BOTH</text:p>
          </table:table-cell>
          <table:table-cell table:style-name="ce51" table:formula="of:=LOOKUP([.A440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PLUS, INFO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Vol3312015/NotasFitop/1407_1_2015.pdf</text:p>
          </table:table-cell>
          <table:table-cell table:style-name="ce51" table:formula="of:=LOOKUP([.A441]; [$'Journal Lookup Tables'.$A$2:.$B$22])" office:value-type="float" office:value="1" calcext:value-type="float">
            <text:p>1</text:p>
          </table:table-cell>
          <table:table-cell table:style-name="ce51" table:formula="of:=LOOKUP([.A441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280.6pt" svg:height="42.75pt" svg:x="2055.94pt" svg:y="6968.24pt" draw:caption-point-x="-11.54pt" draw:caption-point-y="-22.96pt">
              <dc:date>2022-05-04T00:00:00</dc:date>
              <text:p text:style-name="P1">Is this the same Image tools as above?</text:p>
              <text:p text:style-name="P1"><text:tab/>-Adam H. Sparks</text:p>
            </office:annotation>
            <text:p>Image tools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8781/R.MEX.FIT.1910-5</text:p>
          </table:table-cell>
          <table:table-cell table:style-name="ce43" table:formula="of:=concat(&quot;https://dx.doi.org/&quot;; [.F44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2]; [$'Journal Lookup Tables'.$A$2:.$B$22])" office:value-type="float" office:value="1" calcext:value-type="float">
            <text:p>1</text:p>
          </table:table-cell>
          <table:table-cell table:style-name="ce51" table:formula="of:=LOOKUP([.A44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1" calcext:value-type="float">
            <text:p>131</text:p>
          </table:table-cell>
          <table:table-cell table:style-name="ce43" office:value-type="string" calcext:value-type="string">
            <text:p><text:a xlink:href="https://doi.org/10.18781/R.MEX.FIT.2101-5" xlink:type="simple">Zach</text:a></text:p>
          </table:table-cell>
          <table:table-cell table:style-name="ce43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43" table:formula="of:=concat(&quot;https://dx.doi.org/&quot;; [.F44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research article after PP 131</text:p>
          </table:table-cell>
          <table:table-cell table:style-name="ce51" table:formula="of:=LOOKUP([.A443]; [$'Journal Lookup Tables'.$A$2:.$B$22])" office:value-type="float" office:value="1" calcext:value-type="float">
            <text:p>1</text:p>
          </table:table-cell>
          <table:table-cell table:style-name="ce51" table:formula="of:=LOOKUP([.A44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4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DocumentosVolumenes/Escrito_30_1_2.pdf</text:p>
          </table:table-cell>
          <table:table-cell table:style-name="ce51" table:formula="of:=LOOKUP([.A444]; [$'Journal Lookup Tables'.$A$2:.$B$22])" office:value-type="float" office:value="1" calcext:value-type="float">
            <text:p>1</text:p>
          </table:table-cell>
          <table:table-cell table:style-name="ce51" table:formula="of:=LOOKUP([.A44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280.6pt" svg:height="42.75pt" svg:x="2055.94pt" svg:y="7015.49pt" draw:caption-point-x="-11.54pt" draw:caption-point-y="-22.96pt">
              <dc:date>2022-05-04T00:00:00</dc:date>
              <text:p text:style-name="P1">I don't think we need to include version numbers for software?</text:p>
              <text:p text:style-name="P1"><text:tab/>-Adam H. Sparks</text:p>
            </office:annotation>
            <text:p>various phylogeny and Image Tool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28" draw:text-style-name="P2" svg:width="471.66pt" svg:height="168.75pt" svg:x="623.08pt" svg:y="7031.25pt" draw:caption-point-x="-11.54pt" draw:caption-point-y="-22.99pt">
              <dc:date>2022-05-04T00:00:00</dc:date>
              <text:p text:style-name="P1">This is a review</text:p>
              <text:p text:style-name="P1"><text:tab/>-Zachary Foster</text:p>
              <text:p text:style-name="P1">Sorry, I'll fix that tomorrow.</text:p>
              <text:p text:style-name="P1"><text:tab/>-Adam H. Sparks</text:p>
              <text:p text:style-name="P1">No problem, thanks!</text:p>
              <text:p text:style-name="P1"><text:tab/>-Zachary Foster</text:p>
              <text:p text:style-name="P1">Try this DOI. I don't know what happened here. I intended to get the first one from 2015 (the DOI you had was from November not February).</text:p>
              <text:p text:style-name="P1"><text:tab/>-Adam H. Sparks</text:p>
              <text:p text:style-name="P1">And this DOI hasn't been used yet, so I think we're safe.</text:p>
              <text:p text:style-name="P1"><text:tab/>-Adam H. Sparks</text:p>
            </office:annotation>
            <text:p>10.1007/s40858-014-0001-9</text:p>
          </table:table-cell>
          <table:table-cell table:style-name="ce43" table:formula="of:=concat(&quot;https://dx.doi.org/&quot;; [.F44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2. Selected first article in Dec. 2015</text:p>
          </table:table-cell>
          <table:table-cell table:style-name="ce51" table:formula="of:=LOOKUP([.A445]; [$'Journal Lookup Tables'.$A$2:.$B$22])" office:value-type="string" office:string-value="BOTH" calcext:value-type="string">
            <text:p>BOTH</text:p>
          </table:table-cell>
          <table:table-cell table:style-name="ce51" table:formula="of:=LOOKUP([.A445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15-0052-6</text:p>
          </table:table-cell>
          <table:table-cell table:style-name="ce43" table:formula="of:=concat(&quot;https://dx.doi.org/&quot;; [.F4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second article in Dec. 2015</text:p>
          </table:table-cell>
          <table:table-cell table:style-name="ce51" table:formula="of:=LOOKUP([.A446]; [$'Journal Lookup Tables'.$A$2:.$B$22])" office:value-type="string" office:string-value="BOTH" calcext:value-type="string">
            <text:p>BOTH</text:p>
          </table:table-cell>
          <table:table-cell table:style-name="ce51" table:formula="of:=LOOKUP([.A446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20-00410-4</text:p>
          </table:table-cell>
          <table:table-cell table:style-name="ce43" table:formula="of:=concat(&quot;https://dx.doi.org/&quot;; [.F44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7]; [$'Journal Lookup Tables'.$A$2:.$B$22])" office:value-type="string" office:string-value="BOTH" calcext:value-type="string">
            <text:p>BOTH</text:p>
          </table:table-cell>
          <table:table-cell table:style-name="ce51" table:formula="of:=LOOKUP([.A447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, BLAST, Primer3Plu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0-01303-3</text:p>
          </table:table-cell>
          <table:table-cell table:style-name="ce43" table:formula="of:=concat(&quot;https://dx.doi.org/&quot;; [.F44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51" table:formula="of:=LOOKUP([.A448]; [$'Journal Lookup Tables'.$A$2:.$B$22])" office:value-type="float" office:value="1" calcext:value-type="float">
            <text:p>1</text:p>
          </table:table-cell>
          <table:table-cell table:style-name="ce51" table:formula="of:=LOOKUP([.A44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ltiplate RQ softwa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1-01601-4</text:p>
          </table:table-cell>
          <table:table-cell table:style-name="ce43" table:formula="of:=concat(&quot;https://dx.doi.org/&quot;; [.F44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01. No software mentioned, but there were plots.</text:p>
          </table:table-cell>
          <table:table-cell table:style-name="ce51" table:formula="of:=LOOKUP([.A449]; [$'Journal Lookup Tables'.$A$2:.$B$22])" office:value-type="float" office:value="1" calcext:value-type="float">
            <text:p>1</text:p>
          </table:table-cell>
          <table:table-cell table:style-name="ce51" table:formula="of:=LOOKUP([.A44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19-1215-8</text:p>
          </table:table-cell>
          <table:table-cell table:style-name="ce43" table:formula="of:=concat(&quot;https://dx.doi.org/&quot;; [.F450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10</text:p>
          </table:table-cell>
          <table:table-cell table:style-name="ce51" table:formula="of:=LOOKUP([.A450]; [$'Journal Lookup Tables'.$A$2:.$B$22])" office:value-type="float" office:value="1" calcext:value-type="float">
            <text:p>1</text:p>
          </table:table-cell>
          <table:table-cell table:style-name="ce51" table:formula="of:=LOOKUP([.A45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Stylet+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1743-422x-11-19</text:p>
          </table:table-cell>
          <table:table-cell table:style-name="ce43" table:formula="of:=concat(&quot;https://dx.doi.org/&quot;; [.F45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4 in Plant Viruses section</text:p>
          </table:table-cell>
          <table:table-cell table:style-name="ce51" table:formula="of:=LOOKUP([.A451]; [$'Journal Lookup Tables'.$A$2:.$B$22])" office:value-type="float" office:value="1" calcext:value-type="float">
            <text:p>1</text:p>
          </table:table-cell>
          <table:table-cell table:style-name="ce51" table:formula="of:=LOOKUP([.A45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hotoshop</text:p>
          </table:table-cell>
          <table:table-cell table:number-columns-repeated="1007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A1:article_evaluations.Q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" table:number-columns-repeated="1017" table:default-cell-style-name="Default"/>
        <table:table-row table:style-name="ro1">
          <table:table-cell table:style-name="ce54" office:value-type="string" calcext:value-type="string">
            <text:p>Journal</text:p>
          </table:table-cell>
          <table:table-cell table:style-name="ce56" office:value-type="string" calcext:value-type="string">
            <text:p>open</text:p>
          </table:table-cell>
          <table:table-cell table:style-name="ce56" table:number-columns-repeated="3"/>
          <table:table-cell table:style-name="ce54" office:value-type="string" calcext:value-type="string">
            <text:p>Journal</text:p>
          </table:table-cell>
          <table:table-cell table:style-name="ce59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Journal of General Plant Pathology</text:p>
          </table:table-cell>
          <table:table-cell table:style-name="ce58" office:value-type="string" calcext:value-type="string">
            <text:p>BOTH</text:p>
          </table:table-cell>
          <table:table-cell table:style-name="ce55" table:number-columns-repeated="3"/>
          <table:table-cell table:style-name="ce55" office:value-type="string" calcext:value-type="string">
            <text:p>Journal of General Plant Pathology</text:p>
          </table:table-cell>
          <table:table-cell table:style-name="ce61" office:value-type="float" office:value="2" calcext:value-type="float">
            <text:p>2</text:p>
          </table:table-cell>
          <table:table-cell table:style-name="ce55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5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60" office:value-type="float" office:value="2.5" calcext:value-type="float">
            <office:annotation draw:style-name="gr5" draw:text-style-name="P2" svg:width="280.6pt" svg:height="50.49pt" svg:x="678.64pt" svg:y="176.88pt" draw:caption-point-x="-11.54pt" draw:caption-point-y="-19.11pt">
              <dc:date>2022-05-04T00:00:00</dc:date>
              <text:p text:style-name="P1">I'd rate these as three, but the full code and data instructions only seem to apply to the resource announcements not to regular research articles.</text:p>
              <text:p text:style-name="P1"><text:tab/>-Adam H. Sparks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5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60" office:value-type="float" office:value="0" calcext:value-type="float">
            <office:annotation draw:style-name="gr5" draw:text-style-name="P2" svg:width="280.6pt" svg:height="50.49pt" svg:x="678.64pt" svg:y="239.9pt" draw:caption-point-x="-11.54pt" draw:caption-point-y="-19.13pt">
              <dc:date>2022-05-04T00:00:00</dc:date>
              <text:p text:style-name="P1">There is a page but it's "Under Construction", https://journals.fupress.net/research-integrity/research-data/</text:p>
              <text:p text:style-name="P1"><text:tab/>-Adam H. Sparks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60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60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60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5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5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57"/>
          <table:table-cell table:number-columns-repeated="4"/>
          <table:table-cell table:style-name="ce60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" table:number-columns-repeated="1021" table:default-cell-style-name="Default"/>
        <table:table-row table:style-name="ro1">
          <table:table-cell table:style-name="ce54" office:value-type="string" calcext:value-type="string">
            <text:p>journal</text:p>
          </table:table-cell>
          <table:table-cell table:style-name="ce54" office:value-type="string" calcext:value-type="string">
            <text:p>IF_2year</text:p>
          </table:table-cell>
          <table:table-cell table:style-name="ce54" office:value-type="string" calcext:value-type="string">
            <text:p>IF_5year</text:p>
          </table:table-cell>
          <table:table-cell table:style-name="ce54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Australasian Plant Pathology</text:p>
          </table:table-cell>
          <table:table-cell table:style-name="ce1" office:value-type="float" office:value="1.599" calcext:value-type="float">
            <text:p>1.599</text:p>
          </table:table-cell>
          <table:table-cell table:style-name="ce1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Canadian Journal of Plant Pathology</text:p>
          </table:table-cell>
          <table:table-cell table:style-name="ce1" office:value-type="float" office:value="2.442" calcext:value-type="float">
            <text:p>2.442</text:p>
          </table:table-cell>
          <table:table-cell table:style-name="ce1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1" office:value-type="float" office:value="2.571" calcext:value-type="float">
            <text:p>2.571</text:p>
          </table:table-cell>
          <table:table-cell table:style-name="ce1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1" office:value-type="float" office:value="1.907" calcext:value-type="float">
            <text:p>1.907</text:p>
          </table:table-cell>
          <table:table-cell table:style-name="ce1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1" office:value-type="float" office:value="1.363" calcext:value-type="float">
            <text:p>1.363</text:p>
          </table:table-cell>
          <table:table-cell table:style-name="ce1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1" office:value-type="float" office:value="1.449" calcext:value-type="float">
            <text:p>1.449</text:p>
          </table:table-cell>
          <table:table-cell table:style-name="ce1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Journal of Phytopathology</text:p>
          </table:table-cell>
          <table:table-cell table:style-name="ce1" office:value-type="float" office:value="1.789" calcext:value-type="float">
            <text:p>1.789</text:p>
          </table:table-cell>
          <table:table-cell table:style-name="ce1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1" office:value-type="float" office:value="1.729" calcext:value-type="float">
            <text:p>1.729</text:p>
          </table:table-cell>
          <table:table-cell table:style-name="ce1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1" office:value-type="float" office:value="5.663" calcext:value-type="float">
            <text:p>5.663</text:p>
          </table:table-cell>
          <table:table-cell table:style-name="ce1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1" office:value-type="float" office:value="4.171" calcext:value-type="float">
            <text:p>4.171</text:p>
          </table:table-cell>
          <table:table-cell table:style-name="ce1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Nematology</text:p>
          </table:table-cell>
          <table:table-cell table:style-name="ce1" office:value-type="float" office:value="1.442" calcext:value-type="float">
            <text:p>1.442</text:p>
          </table:table-cell>
          <table:table-cell table:style-name="ce1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1" office:value-type="float" office:value="1.439" calcext:value-type="float">
            <text:p>1.439</text:p>
          </table:table-cell>
          <table:table-cell table:style-name="ce1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hytopathologia Mediterranea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1" office:value-type="float" office:value="4.025" calcext:value-type="float">
            <text:p>4.025</text:p>
          </table:table-cell>
          <table:table-cell table:style-name="ce1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1" office:value-type="float" office:value="4.438" calcext:value-type="float">
            <text:p>4.438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lant Health Progress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number-columns-repeated="2" table:style-name="ce57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Tropical Plant Pathology</text:p>
          </table:table-cell>
          <table:table-cell table:style-name="ce1" office:value-type="float" office:value="1.488" calcext:value-type="float">
            <text:p>1.488</text:p>
          </table:table-cell>
          <table:table-cell table:style-name="ce1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1" office:value-type="float" office:value="4.099" calcext:value-type="float">
            <text:p>4.099</text:p>
          </table:table-cell>
          <table:table-cell table:style-name="ce1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4266" meta:object-count="0"/>
    <meta:generator>LibreOfficeDev/6.0.5.2$Linux_X86_64 LibreOffice_project/</meta:generator>
  </office:meta>
</office:document-meta>
</file>